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72cm"/>
    </style:style>
    <style:style style:name="ro1" style:family="table-row">
      <style:table-row-properties style:row-height="0.503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office:value-type="float" office:value="2.78" calcext:value-type="float">
            <text:p>2,78</text:p>
          </table:table-cell>
          <table:table-cell table:formula="of:=2.78" office:value-type="float" office:value="2.78" calcext:value-type="float">
            <text:p>2,78</text:p>
          </table:table-cell>
          <table:table-cell table:number-columns-repeated="16382"/>
        </table:table-row>
        <table:table-row table:style-name="ro1">
          <table:table-cell office:value-type="float" office:value="-17.3" calcext:value-type="float">
            <text:p>-17,3</text:p>
          </table:table-cell>
          <table:table-cell table:formula="of:=IF(ABS([.A2]-[.A1])&lt;=8; IF([.B1]&gt;0;[.A2]+[.B1];[.A2]); [.A2])" office:value-type="float" office:value="-17.3" calcext:value-type="float">
            <text:p>-17,3</text:p>
          </table:table-cell>
          <table:table-cell/>
          <table:table-cell table:formula="of:=MAX([.B1:.B600])" office:value-type="float" office:value="69.96" calcext:value-type="float">
            <text:p>69,96</text:p>
          </table:table-cell>
          <table:table-cell table:number-columns-repeated="16380"/>
        </table:table-row>
        <table:table-row table:style-name="ro1">
          <table:table-cell office:value-type="float" office:value="-14.11" calcext:value-type="float">
            <text:p>-14,11</text:p>
          </table:table-cell>
          <table:table-cell table:formula="of:=IF(ABS([.A3]-[.A2])&lt;=8; IF([.B2]&gt;0;[.A3]+[.B2];[.A3]); [.A3])" office:value-type="float" office:value="-14.11" calcext:value-type="float">
            <text:p>-14,11</text:p>
          </table:table-cell>
          <table:table-cell table:number-columns-repeated="16382"/>
        </table:table-row>
        <table:table-row table:style-name="ro1">
          <table:table-cell office:value-type="float" office:value="9.26" calcext:value-type="float">
            <text:p>9,26</text:p>
          </table:table-cell>
          <table:table-cell table:formula="of:=IF(ABS([.A4]-[.A3])&lt;=8; IF([.B3]&gt;0;[.A4]+[.B3];[.A4]); [.A4])" office:value-type="float" office:value="9.26" calcext:value-type="float">
            <text:p>9,26</text:p>
          </table:table-cell>
          <table:table-cell table:number-columns-repeated="16382"/>
        </table:table-row>
        <table:table-row table:style-name="ro1">
          <table:table-cell office:value-type="float" office:value="1.77" calcext:value-type="float">
            <text:p>1,77</text:p>
          </table:table-cell>
          <table:table-cell table:formula="of:=IF(ABS([.A5]-[.A4])&lt;=8; IF([.B4]&gt;0;[.A5]+[.B4];[.A5]); [.A5])" office:value-type="float" office:value="11.03" calcext:value-type="float">
            <text:p>11,03</text:p>
          </table:table-cell>
          <table:table-cell table:number-columns-repeated="16382"/>
        </table:table-row>
        <table:table-row table:style-name="ro1">
          <table:table-cell office:value-type="float" office:value="4.98" calcext:value-type="float">
            <text:p>4,98</text:p>
          </table:table-cell>
          <table:table-cell table:formula="of:=IF(ABS([.A6]-[.A5])&lt;=8; IF([.B5]&gt;0;[.A6]+[.B5];[.A6]); [.A6])" office:value-type="float" office:value="16.01" calcext:value-type="float">
            <text:p>16,01</text:p>
          </table:table-cell>
          <table:table-cell table:number-columns-repeated="16382"/>
        </table:table-row>
        <table:table-row table:style-name="ro1">
          <table:table-cell office:value-type="float" office:value="17.03" calcext:value-type="float">
            <text:p>17,03</text:p>
          </table:table-cell>
          <table:table-cell table:formula="of:=IF(ABS([.A7]-[.A6])&lt;=8; IF([.B6]&gt;0;[.A7]+[.B6];[.A7]); [.A7])" office:value-type="float" office:value="17.03" calcext:value-type="float">
            <text:p>17,03</text:p>
          </table:table-cell>
          <table:table-cell table:number-columns-repeated="16382"/>
        </table:table-row>
        <table:table-row table:style-name="ro1">
          <table:table-cell office:value-type="float" office:value="10.42" calcext:value-type="float">
            <text:p>10,42</text:p>
          </table:table-cell>
          <table:table-cell table:formula="of:=IF(ABS([.A8]-[.A7])&lt;=8; IF([.B7]&gt;0;[.A8]+[.B7];[.A8]); [.A8])" office:value-type="float" office:value="27.45" calcext:value-type="float">
            <text:p>27,45</text:p>
          </table:table-cell>
          <table:table-cell table:number-columns-repeated="16382"/>
        </table:table-row>
        <table:table-row table:style-name="ro1">
          <table:table-cell office:value-type="float" office:value="0.9" calcext:value-type="float">
            <text:p>0,9</text:p>
          </table:table-cell>
          <table:table-cell table:formula="of:=IF(ABS([.A9]-[.A8])&lt;=8; IF([.B8]&gt;0;[.A9]+[.B8];[.A9]); [.A9])" office:value-type="float" office:value="0.9" calcext:value-type="float">
            <text:p>0,9</text:p>
          </table:table-cell>
          <table:table-cell table:number-columns-repeated="16382"/>
        </table:table-row>
        <table:table-row table:style-name="ro1">
          <table:table-cell office:value-type="float" office:value="4.37" calcext:value-type="float">
            <text:p>4,37</text:p>
          </table:table-cell>
          <table:table-cell table:formula="of:=IF(ABS([.A10]-[.A9])&lt;=8; IF([.B9]&gt;0;[.A10]+[.B9];[.A10]); [.A10])" office:value-type="float" office:value="5.27" calcext:value-type="float">
            <text:p>5,27</text:p>
          </table:table-cell>
          <table:table-cell table:number-columns-repeated="16382"/>
        </table:table-row>
        <table:table-row table:style-name="ro1">
          <table:table-cell office:value-type="float" office:value="-2.3" calcext:value-type="float">
            <text:p>-2,3</text:p>
          </table:table-cell>
          <table:table-cell table:formula="of:=IF(ABS([.A11]-[.A10])&lt;=8; IF([.B10]&gt;0;[.A11]+[.B10];[.A11]); [.A11])" office:value-type="float" office:value="2.97" calcext:value-type="float">
            <text:p>2,97</text:p>
          </table:table-cell>
          <table:table-cell table:number-columns-repeated="16382"/>
        </table:table-row>
        <table:table-row table:style-name="ro1">
          <table:table-cell office:value-type="float" office:value="-11.32" calcext:value-type="float">
            <text:p>-11,32</text:p>
          </table:table-cell>
          <table:table-cell table:formula="of:=IF(ABS([.A12]-[.A11])&lt;=8; IF([.B11]&gt;0;[.A12]+[.B11];[.A12]); [.A12])" office:value-type="float" office:value="-11.32" calcext:value-type="float">
            <text:p>-11,32</text:p>
          </table:table-cell>
          <table:table-cell table:number-columns-repeated="16382"/>
        </table:table-row>
        <table:table-row table:style-name="ro1">
          <table:table-cell office:value-type="float" office:value="1.94" calcext:value-type="float">
            <text:p>1,94</text:p>
          </table:table-cell>
          <table:table-cell table:formula="of:=IF(ABS([.A13]-[.A12])&lt;=8; IF([.B12]&gt;0;[.A13]+[.B12];[.A13]); [.A13])" office:value-type="float" office:value="1.94" calcext:value-type="float">
            <text:p>1,94</text:p>
          </table:table-cell>
          <table:table-cell table:number-columns-repeated="16382"/>
        </table:table-row>
        <table:table-row table:style-name="ro1">
          <table:table-cell office:value-type="float" office:value="3.27" calcext:value-type="float">
            <text:p>3,27</text:p>
          </table:table-cell>
          <table:table-cell table:formula="of:=IF(ABS([.A14]-[.A13])&lt;=8; IF([.B13]&gt;0;[.A14]+[.B13];[.A14]); [.A14])" office:value-type="float" office:value="5.21" calcext:value-type="float">
            <text:p>5,21</text:p>
          </table:table-cell>
          <table:table-cell table:number-columns-repeated="16382"/>
        </table:table-row>
        <table:table-row table:style-name="ro1">
          <table:table-cell office:value-type="float" office:value="9.15" calcext:value-type="float">
            <text:p>9,15</text:p>
          </table:table-cell>
          <table:table-cell table:formula="of:=IF(ABS([.A15]-[.A14])&lt;=8; IF([.B14]&gt;0;[.A15]+[.B14];[.A15]); [.A15])" office:value-type="float" office:value="14.36" calcext:value-type="float">
            <text:p>14,36</text:p>
          </table:table-cell>
          <table:table-cell table:number-columns-repeated="16382"/>
        </table:table-row>
        <table:table-row table:style-name="ro1">
          <table:table-cell office:value-type="float" office:value="-0.03" calcext:value-type="float">
            <text:p>-0,03</text:p>
          </table:table-cell>
          <table:table-cell table:formula="of:=IF(ABS([.A16]-[.A15])&lt;=8; IF([.B15]&gt;0;[.A16]+[.B15];[.A16]); [.A16])" office:value-type="float" office:value="-0.03" calcext:value-type="float">
            <text:p>-0,03</text:p>
          </table:table-cell>
          <table:table-cell table:number-columns-repeated="16382"/>
        </table:table-row>
        <table:table-row table:style-name="ro1">
          <table:table-cell office:value-type="float" office:value="-1.86" calcext:value-type="float">
            <text:p>-1,86</text:p>
          </table:table-cell>
          <table:table-cell table:formula="of:=IF(ABS([.A17]-[.A16])&lt;=8; IF([.B16]&gt;0;[.A17]+[.B16];[.A17]); [.A17])" office:value-type="float" office:value="-1.86" calcext:value-type="float">
            <text:p>-1,86</text:p>
          </table:table-cell>
          <table:table-cell table:number-columns-repeated="16382"/>
        </table:table-row>
        <table:table-row table:style-name="ro1">
          <table:table-cell office:value-type="float" office:value="-3.08" calcext:value-type="float">
            <text:p>-3,08</text:p>
          </table:table-cell>
          <table:table-cell table:formula="of:=IF(ABS([.A18]-[.A17])&lt;=8; IF([.B17]&gt;0;[.A18]+[.B17];[.A18]); [.A18])" office:value-type="float" office:value="-3.08" calcext:value-type="float">
            <text:p>-3,08</text:p>
          </table:table-cell>
          <table:table-cell table:number-columns-repeated="16382"/>
        </table:table-row>
        <table:table-row table:style-name="ro1">
          <table:table-cell office:value-type="float" office:value="-18.87" calcext:value-type="float">
            <text:p>-18,87</text:p>
          </table:table-cell>
          <table:table-cell table:formula="of:=IF(ABS([.A19]-[.A18])&lt;=8; IF([.B18]&gt;0;[.A19]+[.B18];[.A19]); [.A19])" office:value-type="float" office:value="-18.87" calcext:value-type="float">
            <text:p>-18,87</text:p>
          </table:table-cell>
          <table:table-cell table:number-columns-repeated="16382"/>
        </table:table-row>
        <table:table-row table:style-name="ro1">
          <table:table-cell office:value-type="float" office:value="-6.14" calcext:value-type="float">
            <text:p>-6,14</text:p>
          </table:table-cell>
          <table:table-cell table:formula="of:=IF(ABS([.A20]-[.A19])&lt;=8; IF([.B19]&gt;0;[.A20]+[.B19];[.A20]); [.A20])" office:value-type="float" office:value="-6.14" calcext:value-type="float">
            <text:p>-6,14</text:p>
          </table:table-cell>
          <table:table-cell table:number-columns-repeated="16382"/>
        </table:table-row>
        <table:table-row table:style-name="ro1">
          <table:table-cell office:value-type="float" office:value="3.37" calcext:value-type="float">
            <text:p>3,37</text:p>
          </table:table-cell>
          <table:table-cell table:formula="of:=IF(ABS([.A21]-[.A20])&lt;=8; IF([.B20]&gt;0;[.A21]+[.B20];[.A21]); [.A21])" office:value-type="float" office:value="3.37" calcext:value-type="float">
            <text:p>3,37</text:p>
          </table:table-cell>
          <table:table-cell table:number-columns-repeated="16382"/>
        </table:table-row>
        <table:table-row table:style-name="ro1">
          <table:table-cell office:value-type="float" office:value="19.87" calcext:value-type="float">
            <text:p>19,87</text:p>
          </table:table-cell>
          <table:table-cell table:formula="of:=IF(ABS([.A22]-[.A21])&lt;=8; IF([.B21]&gt;0;[.A22]+[.B21];[.A22]); [.A22])" office:value-type="float" office:value="19.87" calcext:value-type="float">
            <text:p>19,87</text:p>
          </table:table-cell>
          <table:table-cell table:number-columns-repeated="16382"/>
        </table:table-row>
        <table:table-row table:style-name="ro1">
          <table:table-cell office:value-type="float" office:value="-13.9" calcext:value-type="float">
            <text:p>-13,9</text:p>
          </table:table-cell>
          <table:table-cell table:formula="of:=IF(ABS([.A23]-[.A22])&lt;=8; IF([.B22]&gt;0;[.A23]+[.B22];[.A23]); [.A23])" office:value-type="float" office:value="-13.9" calcext:value-type="float">
            <text:p>-13,9</text:p>
          </table:table-cell>
          <table:table-cell table:number-columns-repeated="16382"/>
        </table:table-row>
        <table:table-row table:style-name="ro1">
          <table:table-cell office:value-type="float" office:value="8.71" calcext:value-type="float">
            <text:p>8,71</text:p>
          </table:table-cell>
          <table:table-cell table:formula="of:=IF(ABS([.A24]-[.A23])&lt;=8; IF([.B23]&gt;0;[.A24]+[.B23];[.A24]); [.A24])" office:value-type="float" office:value="8.71" calcext:value-type="float">
            <text:p>8,71</text:p>
          </table:table-cell>
          <table:table-cell table:number-columns-repeated="16382"/>
        </table:table-row>
        <table:table-row table:style-name="ro1">
          <table:table-cell office:value-type="float" office:value="-6.24" calcext:value-type="float">
            <text:p>-6,24</text:p>
          </table:table-cell>
          <table:table-cell table:formula="of:=IF(ABS([.A25]-[.A24])&lt;=8; IF([.B24]&gt;0;[.A25]+[.B24];[.A25]); [.A25])" office:value-type="float" office:value="-6.24" calcext:value-type="float">
            <text:p>-6,24</text:p>
          </table:table-cell>
          <table:table-cell table:number-columns-repeated="16382"/>
        </table:table-row>
        <table:table-row table:style-name="ro1">
          <table:table-cell office:value-type="float" office:value="11.73" calcext:value-type="float">
            <text:p>11,73</text:p>
          </table:table-cell>
          <table:table-cell table:formula="of:=IF(ABS([.A26]-[.A25])&lt;=8; IF([.B25]&gt;0;[.A26]+[.B25];[.A26]); [.A26])" office:value-type="float" office:value="11.73" calcext:value-type="float">
            <text:p>11,73</text:p>
          </table:table-cell>
          <table:table-cell table:number-columns-repeated="16382"/>
        </table:table-row>
        <table:table-row table:style-name="ro1">
          <table:table-cell office:value-type="float" office:value="-4.57" calcext:value-type="float">
            <text:p>-4,57</text:p>
          </table:table-cell>
          <table:table-cell table:formula="of:=IF(ABS([.A27]-[.A26])&lt;=8; IF([.B26]&gt;0;[.A27]+[.B26];[.A27]); [.A27])" office:value-type="float" office:value="-4.57" calcext:value-type="float">
            <text:p>-4,57</text:p>
          </table:table-cell>
          <table:table-cell table:number-columns-repeated="16382"/>
        </table:table-row>
        <table:table-row table:style-name="ro1">
          <table:table-cell office:value-type="float" office:value="0.66" calcext:value-type="float">
            <text:p>0,66</text:p>
          </table:table-cell>
          <table:table-cell table:formula="of:=IF(ABS([.A28]-[.A27])&lt;=8; IF([.B27]&gt;0;[.A28]+[.B27];[.A28]); [.A28])" office:value-type="float" office:value="0.66" calcext:value-type="float">
            <text:p>0,66</text:p>
          </table:table-cell>
          <table:table-cell table:number-columns-repeated="16382"/>
        </table:table-row>
        <table:table-row table:style-name="ro1">
          <table:table-cell office:value-type="float" office:value="14.76" calcext:value-type="float">
            <text:p>14,76</text:p>
          </table:table-cell>
          <table:table-cell table:formula="of:=IF(ABS([.A29]-[.A28])&lt;=8; IF([.B28]&gt;0;[.A29]+[.B28];[.A29]); [.A29])" office:value-type="float" office:value="14.76" calcext:value-type="float">
            <text:p>14,76</text:p>
          </table:table-cell>
          <table:table-cell table:number-columns-repeated="16382"/>
        </table:table-row>
        <table:table-row table:style-name="ro1">
          <table:table-cell office:value-type="float" office:value="-15.94" calcext:value-type="float">
            <text:p>-15,94</text:p>
          </table:table-cell>
          <table:table-cell table:formula="of:=IF(ABS([.A30]-[.A29])&lt;=8; IF([.B29]&gt;0;[.A30]+[.B29];[.A30]); [.A30])" office:value-type="float" office:value="-15.94" calcext:value-type="float">
            <text:p>-15,94</text:p>
          </table:table-cell>
          <table:table-cell table:number-columns-repeated="16382"/>
        </table:table-row>
        <table:table-row table:style-name="ro1">
          <table:table-cell office:value-type="float" office:value="-13.51" calcext:value-type="float">
            <text:p>-13,51</text:p>
          </table:table-cell>
          <table:table-cell table:formula="of:=IF(ABS([.A31]-[.A30])&lt;=8; IF([.B30]&gt;0;[.A31]+[.B30];[.A31]); [.A31])" office:value-type="float" office:value="-13.51" calcext:value-type="float">
            <text:p>-13,51</text:p>
          </table:table-cell>
          <table:table-cell table:number-columns-repeated="16382"/>
        </table:table-row>
        <table:table-row table:style-name="ro1">
          <table:table-cell office:value-type="float" office:value="-7.77" calcext:value-type="float">
            <text:p>-7,77</text:p>
          </table:table-cell>
          <table:table-cell table:formula="of:=IF(ABS([.A32]-[.A31])&lt;=8; IF([.B31]&gt;0;[.A32]+[.B31];[.A32]); [.A32])" office:value-type="float" office:value="-7.77" calcext:value-type="float">
            <text:p>-7,77</text:p>
          </table:table-cell>
          <table:table-cell table:number-columns-repeated="16382"/>
        </table:table-row>
        <table:table-row table:style-name="ro1">
          <table:table-cell office:value-type="float" office:value="14.69" calcext:value-type="float">
            <text:p>14,69</text:p>
          </table:table-cell>
          <table:table-cell table:formula="of:=IF(ABS([.A33]-[.A32])&lt;=8; IF([.B32]&gt;0;[.A33]+[.B32];[.A33]); [.A33])" office:value-type="float" office:value="14.69" calcext:value-type="float">
            <text:p>14,69</text:p>
          </table:table-cell>
          <table:table-cell table:number-columns-repeated="16382"/>
        </table:table-row>
        <table:table-row table:style-name="ro1">
          <table:table-cell office:value-type="float" office:value="-15.08" calcext:value-type="float">
            <text:p>-15,08</text:p>
          </table:table-cell>
          <table:table-cell table:formula="of:=IF(ABS([.A34]-[.A33])&lt;=8; IF([.B33]&gt;0;[.A34]+[.B33];[.A34]); [.A34])" office:value-type="float" office:value="-15.08" calcext:value-type="float">
            <text:p>-15,08</text:p>
          </table:table-cell>
          <table:table-cell table:number-columns-repeated="16382"/>
        </table:table-row>
        <table:table-row table:style-name="ro1">
          <table:table-cell office:value-type="float" office:value="-18.48" calcext:value-type="float">
            <text:p>-18,48</text:p>
          </table:table-cell>
          <table:table-cell table:formula="of:=IF(ABS([.A35]-[.A34])&lt;=8; IF([.B34]&gt;0;[.A35]+[.B34];[.A35]); [.A35])" office:value-type="float" office:value="-18.48" calcext:value-type="float">
            <text:p>-18,48</text:p>
          </table:table-cell>
          <table:table-cell table:number-columns-repeated="16382"/>
        </table:table-row>
        <table:table-row table:style-name="ro1">
          <table:table-cell office:value-type="float" office:value="1.99" calcext:value-type="float">
            <text:p>1,99</text:p>
          </table:table-cell>
          <table:table-cell table:formula="of:=IF(ABS([.A36]-[.A35])&lt;=8; IF([.B35]&gt;0;[.A36]+[.B35];[.A36]); [.A36])" office:value-type="float" office:value="1.99" calcext:value-type="float">
            <text:p>1,99</text:p>
          </table:table-cell>
          <table:table-cell table:number-columns-repeated="16382"/>
        </table:table-row>
        <table:table-row table:style-name="ro1">
          <table:table-cell office:value-type="float" office:value="16.08" calcext:value-type="float">
            <text:p>16,08</text:p>
          </table:table-cell>
          <table:table-cell table:formula="of:=IF(ABS([.A37]-[.A36])&lt;=8; IF([.B36]&gt;0;[.A37]+[.B36];[.A37]); [.A37])" office:value-type="float" office:value="16.08" calcext:value-type="float">
            <text:p>16,08</text:p>
          </table:table-cell>
          <table:table-cell table:number-columns-repeated="16382"/>
        </table:table-row>
        <table:table-row table:style-name="ro1">
          <table:table-cell office:value-type="float" office:value="9.33" calcext:value-type="float">
            <text:p>9,33</text:p>
          </table:table-cell>
          <table:table-cell table:formula="of:=IF(ABS([.A38]-[.A37])&lt;=8; IF([.B37]&gt;0;[.A38]+[.B37];[.A38]); [.A38])" office:value-type="float" office:value="25.41" calcext:value-type="float">
            <text:p>25,41</text:p>
          </table:table-cell>
          <table:table-cell table:number-columns-repeated="16382"/>
        </table:table-row>
        <table:table-row table:style-name="ro1">
          <table:table-cell office:value-type="float" office:value="-14.83" calcext:value-type="float">
            <text:p>-14,83</text:p>
          </table:table-cell>
          <table:table-cell table:formula="of:=IF(ABS([.A39]-[.A38])&lt;=8; IF([.B38]&gt;0;[.A39]+[.B38];[.A39]); [.A39])" office:value-type="float" office:value="-14.83" calcext:value-type="float">
            <text:p>-14,83</text:p>
          </table:table-cell>
          <table:table-cell table:number-columns-repeated="16382"/>
        </table:table-row>
        <table:table-row table:style-name="ro1">
          <table:table-cell office:value-type="float" office:value="3.15" calcext:value-type="float">
            <text:p>3,15</text:p>
          </table:table-cell>
          <table:table-cell table:formula="of:=IF(ABS([.A40]-[.A39])&lt;=8; IF([.B39]&gt;0;[.A40]+[.B39];[.A40]); [.A40])" office:value-type="float" office:value="3.15" calcext:value-type="float">
            <text:p>3,15</text:p>
          </table:table-cell>
          <table:table-cell table:number-columns-repeated="16382"/>
        </table:table-row>
        <table:table-row table:style-name="ro1">
          <table:table-cell office:value-type="float" office:value="-12.74" calcext:value-type="float">
            <text:p>-12,74</text:p>
          </table:table-cell>
          <table:table-cell table:formula="of:=IF(ABS([.A41]-[.A40])&lt;=8; IF([.B40]&gt;0;[.A41]+[.B40];[.A41]); [.A41])" office:value-type="float" office:value="-12.74" calcext:value-type="float">
            <text:p>-12,74</text:p>
          </table:table-cell>
          <table:table-cell table:number-columns-repeated="16382"/>
        </table:table-row>
        <table:table-row table:style-name="ro1">
          <table:table-cell office:value-type="float" office:value="-11.95" calcext:value-type="float">
            <text:p>-11,95</text:p>
          </table:table-cell>
          <table:table-cell table:formula="of:=IF(ABS([.A42]-[.A41])&lt;=8; IF([.B41]&gt;0;[.A42]+[.B41];[.A42]); [.A42])" office:value-type="float" office:value="-11.95" calcext:value-type="float">
            <text:p>-11,95</text:p>
          </table:table-cell>
          <table:table-cell table:number-columns-repeated="16382"/>
        </table:table-row>
        <table:table-row table:style-name="ro1">
          <table:table-cell office:value-type="float" office:value="7.03" calcext:value-type="float">
            <text:p>7,03</text:p>
          </table:table-cell>
          <table:table-cell table:formula="of:=IF(ABS([.A43]-[.A42])&lt;=8; IF([.B42]&gt;0;[.A43]+[.B42];[.A43]); [.A43])" office:value-type="float" office:value="7.03" calcext:value-type="float">
            <text:p>7,03</text:p>
          </table:table-cell>
          <table:table-cell table:number-columns-repeated="16382"/>
        </table:table-row>
        <table:table-row table:style-name="ro1">
          <table:table-cell office:value-type="float" office:value="-8.17" calcext:value-type="float">
            <text:p>-8,17</text:p>
          </table:table-cell>
          <table:table-cell table:formula="of:=IF(ABS([.A44]-[.A43])&lt;=8; IF([.B43]&gt;0;[.A44]+[.B43];[.A44]); [.A44])" office:value-type="float" office:value="-8.17" calcext:value-type="float">
            <text:p>-8,17</text:p>
          </table:table-cell>
          <table:table-cell table:number-columns-repeated="16382"/>
        </table:table-row>
        <table:table-row table:style-name="ro1">
          <table:table-cell office:value-type="float" office:value="-17.38" calcext:value-type="float">
            <text:p>-17,38</text:p>
          </table:table-cell>
          <table:table-cell table:formula="of:=IF(ABS([.A45]-[.A44])&lt;=8; IF([.B44]&gt;0;[.A45]+[.B44];[.A45]); [.A45])" office:value-type="float" office:value="-17.38" calcext:value-type="float">
            <text:p>-17,38</text:p>
          </table:table-cell>
          <table:table-cell table:number-columns-repeated="16382"/>
        </table:table-row>
        <table:table-row table:style-name="ro1">
          <table:table-cell office:value-type="float" office:value="18.01" calcext:value-type="float">
            <text:p>18,01</text:p>
          </table:table-cell>
          <table:table-cell table:formula="of:=IF(ABS([.A46]-[.A45])&lt;=8; IF([.B45]&gt;0;[.A46]+[.B45];[.A46]); [.A46])" office:value-type="float" office:value="18.01" calcext:value-type="float">
            <text:p>18,01</text:p>
          </table:table-cell>
          <table:table-cell table:number-columns-repeated="16382"/>
        </table:table-row>
        <table:table-row table:style-name="ro1">
          <table:table-cell office:value-type="float" office:value="-0.98" calcext:value-type="float">
            <text:p>-0,98</text:p>
          </table:table-cell>
          <table:table-cell table:formula="of:=IF(ABS([.A47]-[.A46])&lt;=8; IF([.B46]&gt;0;[.A47]+[.B46];[.A47]); [.A47])" office:value-type="float" office:value="-0.98" calcext:value-type="float">
            <text:p>-0,98</text:p>
          </table:table-cell>
          <table:table-cell table:number-columns-repeated="16382"/>
        </table:table-row>
        <table:table-row table:style-name="ro1">
          <table:table-cell office:value-type="float" office:value="2.52" calcext:value-type="float">
            <text:p>2,52</text:p>
          </table:table-cell>
          <table:table-cell table:formula="of:=IF(ABS([.A48]-[.A47])&lt;=8; IF([.B47]&gt;0;[.A48]+[.B47];[.A48]); [.A48])" office:value-type="float" office:value="2.52" calcext:value-type="float">
            <text:p>2,52</text:p>
          </table:table-cell>
          <table:table-cell table:number-columns-repeated="16382"/>
        </table:table-row>
        <table:table-row table:style-name="ro1">
          <table:table-cell office:value-type="float" office:value="-13.66" calcext:value-type="float">
            <text:p>-13,66</text:p>
          </table:table-cell>
          <table:table-cell table:formula="of:=IF(ABS([.A49]-[.A48])&lt;=8; IF([.B48]&gt;0;[.A49]+[.B48];[.A49]); [.A49])" office:value-type="float" office:value="-13.66" calcext:value-type="float">
            <text:p>-13,66</text:p>
          </table:table-cell>
          <table:table-cell table:number-columns-repeated="16382"/>
        </table:table-row>
        <table:table-row table:style-name="ro1">
          <table:table-cell office:value-type="float" office:value="-3.94" calcext:value-type="float">
            <text:p>-3,94</text:p>
          </table:table-cell>
          <table:table-cell table:formula="of:=IF(ABS([.A50]-[.A49])&lt;=8; IF([.B49]&gt;0;[.A50]+[.B49];[.A50]); [.A50])" office:value-type="float" office:value="-3.94" calcext:value-type="float">
            <text:p>-3,94</text:p>
          </table:table-cell>
          <table:table-cell table:number-columns-repeated="16382"/>
        </table:table-row>
        <table:table-row table:style-name="ro1">
          <table:table-cell office:value-type="float" office:value="0.68" calcext:value-type="float">
            <text:p>0,68</text:p>
          </table:table-cell>
          <table:table-cell table:formula="of:=IF(ABS([.A51]-[.A50])&lt;=8; IF([.B50]&gt;0;[.A51]+[.B50];[.A51]); [.A51])" office:value-type="float" office:value="0.68" calcext:value-type="float">
            <text:p>0,68</text:p>
          </table:table-cell>
          <table:table-cell table:number-columns-repeated="16382"/>
        </table:table-row>
        <table:table-row table:style-name="ro1">
          <table:table-cell office:value-type="float" office:value="-2.98" calcext:value-type="float">
            <text:p>-2,98</text:p>
          </table:table-cell>
          <table:table-cell table:formula="of:=IF(ABS([.A52]-[.A51])&lt;=8; IF([.B51]&gt;0;[.A52]+[.B51];[.A52]); [.A52])" office:value-type="float" office:value="-2.3" calcext:value-type="float">
            <text:p>-2,3</text:p>
          </table:table-cell>
          <table:table-cell table:number-columns-repeated="16382"/>
        </table:table-row>
        <table:table-row table:style-name="ro1">
          <table:table-cell office:value-type="float" office:value="14.02" calcext:value-type="float">
            <text:p>14,02</text:p>
          </table:table-cell>
          <table:table-cell table:formula="of:=IF(ABS([.A53]-[.A52])&lt;=8; IF([.B52]&gt;0;[.A53]+[.B52];[.A53]); [.A53])" office:value-type="float" office:value="14.02" calcext:value-type="float">
            <text:p>14,02</text:p>
          </table:table-cell>
          <table:table-cell table:number-columns-repeated="16382"/>
        </table:table-row>
        <table:table-row table:style-name="ro1">
          <table:table-cell office:value-type="float" office:value="18.31" calcext:value-type="float">
            <text:p>18,31</text:p>
          </table:table-cell>
          <table:table-cell table:formula="of:=IF(ABS([.A54]-[.A53])&lt;=8; IF([.B53]&gt;0;[.A54]+[.B53];[.A54]); [.A54])" office:value-type="float" office:value="32.33" calcext:value-type="float">
            <text:p>32,33</text:p>
          </table:table-cell>
          <table:table-cell table:number-columns-repeated="16382"/>
        </table:table-row>
        <table:table-row table:style-name="ro1">
          <table:table-cell office:value-type="float" office:value="-16.18" calcext:value-type="float">
            <text:p>-16,18</text:p>
          </table:table-cell>
          <table:table-cell table:formula="of:=IF(ABS([.A55]-[.A54])&lt;=8; IF([.B54]&gt;0;[.A55]+[.B54];[.A55]); [.A55])" office:value-type="float" office:value="-16.18" calcext:value-type="float">
            <text:p>-16,18</text:p>
          </table:table-cell>
          <table:table-cell table:number-columns-repeated="16382"/>
        </table:table-row>
        <table:table-row table:style-name="ro1">
          <table:table-cell office:value-type="float" office:value="-8.05" calcext:value-type="float">
            <text:p>-8,05</text:p>
          </table:table-cell>
          <table:table-cell table:formula="of:=IF(ABS([.A56]-[.A55])&lt;=8; IF([.B55]&gt;0;[.A56]+[.B55];[.A56]); [.A56])" office:value-type="float" office:value="-8.05" calcext:value-type="float">
            <text:p>-8,05</text:p>
          </table:table-cell>
          <table:table-cell table:number-columns-repeated="16382"/>
        </table:table-row>
        <table:table-row table:style-name="ro1">
          <table:table-cell office:value-type="float" office:value="10.88" calcext:value-type="float">
            <text:p>10,88</text:p>
          </table:table-cell>
          <table:table-cell table:formula="of:=IF(ABS([.A57]-[.A56])&lt;=8; IF([.B56]&gt;0;[.A57]+[.B56];[.A57]); [.A57])" office:value-type="float" office:value="10.88" calcext:value-type="float">
            <text:p>10,88</text:p>
          </table:table-cell>
          <table:table-cell table:number-columns-repeated="16382"/>
        </table:table-row>
        <table:table-row table:style-name="ro1">
          <table:table-cell office:value-type="float" office:value="-15.94" calcext:value-type="float">
            <text:p>-15,94</text:p>
          </table:table-cell>
          <table:table-cell table:formula="of:=IF(ABS([.A58]-[.A57])&lt;=8; IF([.B57]&gt;0;[.A58]+[.B57];[.A58]); [.A58])" office:value-type="float" office:value="-15.94" calcext:value-type="float">
            <text:p>-15,94</text:p>
          </table:table-cell>
          <table:table-cell table:number-columns-repeated="16382"/>
        </table:table-row>
        <table:table-row table:style-name="ro1">
          <table:table-cell office:value-type="float" office:value="5.88" calcext:value-type="float">
            <text:p>5,88</text:p>
          </table:table-cell>
          <table:table-cell table:formula="of:=IF(ABS([.A59]-[.A58])&lt;=8; IF([.B58]&gt;0;[.A59]+[.B58];[.A59]); [.A59])" office:value-type="float" office:value="5.88" calcext:value-type="float">
            <text:p>5,88</text:p>
          </table:table-cell>
          <table:table-cell table:number-columns-repeated="16382"/>
        </table:table-row>
        <table:table-row table:style-name="ro1">
          <table:table-cell office:value-type="float" office:value="6.76" calcext:value-type="float">
            <text:p>6,76</text:p>
          </table:table-cell>
          <table:table-cell table:formula="of:=IF(ABS([.A60]-[.A59])&lt;=8; IF([.B59]&gt;0;[.A60]+[.B59];[.A60]); [.A60])" office:value-type="float" office:value="12.64" calcext:value-type="float">
            <text:p>12,64</text:p>
          </table:table-cell>
          <table:table-cell table:number-columns-repeated="16382"/>
        </table:table-row>
        <table:table-row table:style-name="ro1">
          <table:table-cell office:value-type="float" office:value="-0.66" calcext:value-type="float">
            <text:p>-0,66</text:p>
          </table:table-cell>
          <table:table-cell table:formula="of:=IF(ABS([.A61]-[.A60])&lt;=8; IF([.B60]&gt;0;[.A61]+[.B60];[.A61]); [.A61])" office:value-type="float" office:value="11.98" calcext:value-type="float">
            <text:p>11,98</text:p>
          </table:table-cell>
          <table:table-cell table:number-columns-repeated="16382"/>
        </table:table-row>
        <table:table-row table:style-name="ro1">
          <table:table-cell office:value-type="float" office:value="16.26" calcext:value-type="float">
            <text:p>16,26</text:p>
          </table:table-cell>
          <table:table-cell table:formula="of:=IF(ABS([.A62]-[.A61])&lt;=8; IF([.B61]&gt;0;[.A62]+[.B61];[.A62]); [.A62])" office:value-type="float" office:value="16.26" calcext:value-type="float">
            <text:p>16,26</text:p>
          </table:table-cell>
          <table:table-cell table:number-columns-repeated="16382"/>
        </table:table-row>
        <table:table-row table:style-name="ro1">
          <table:table-cell office:value-type="float" office:value="-10.76" calcext:value-type="float">
            <text:p>-10,76</text:p>
          </table:table-cell>
          <table:table-cell table:formula="of:=IF(ABS([.A63]-[.A62])&lt;=8; IF([.B62]&gt;0;[.A63]+[.B62];[.A63]); [.A63])" office:value-type="float" office:value="-10.76" calcext:value-type="float">
            <text:p>-10,76</text:p>
          </table:table-cell>
          <table:table-cell table:number-columns-repeated="16382"/>
        </table:table-row>
        <table:table-row table:style-name="ro1">
          <table:table-cell office:value-type="float" office:value="16.29" calcext:value-type="float">
            <text:p>16,29</text:p>
          </table:table-cell>
          <table:table-cell table:formula="of:=IF(ABS([.A64]-[.A63])&lt;=8; IF([.B63]&gt;0;[.A64]+[.B63];[.A64]); [.A64])" office:value-type="float" office:value="16.29" calcext:value-type="float">
            <text:p>16,29</text:p>
          </table:table-cell>
          <table:table-cell table:number-columns-repeated="16382"/>
        </table:table-row>
        <table:table-row table:style-name="ro1">
          <table:table-cell office:value-type="float" office:value="7.75" calcext:value-type="float">
            <text:p>7,75</text:p>
          </table:table-cell>
          <table:table-cell table:formula="of:=IF(ABS([.A65]-[.A64])&lt;=8; IF([.B64]&gt;0;[.A65]+[.B64];[.A65]); [.A65])" office:value-type="float" office:value="7.75" calcext:value-type="float">
            <text:p>7,75</text:p>
          </table:table-cell>
          <table:table-cell table:number-columns-repeated="16382"/>
        </table:table-row>
        <table:table-row table:style-name="ro1">
          <table:table-cell office:value-type="float" office:value="-2.99" calcext:value-type="float">
            <text:p>-2,99</text:p>
          </table:table-cell>
          <table:table-cell table:formula="of:=IF(ABS([.A66]-[.A65])&lt;=8; IF([.B65]&gt;0;[.A66]+[.B65];[.A66]); [.A66])" office:value-type="float" office:value="-2.99" calcext:value-type="float">
            <text:p>-2,99</text:p>
          </table:table-cell>
          <table:table-cell table:number-columns-repeated="16382"/>
        </table:table-row>
        <table:table-row table:style-name="ro1">
          <table:table-cell office:value-type="float" office:value="6.34" calcext:value-type="float">
            <text:p>6,34</text:p>
          </table:table-cell>
          <table:table-cell table:formula="of:=IF(ABS([.A67]-[.A66])&lt;=8; IF([.B66]&gt;0;[.A67]+[.B66];[.A67]); [.A67])" office:value-type="float" office:value="6.34" calcext:value-type="float">
            <text:p>6,34</text:p>
          </table:table-cell>
          <table:table-cell table:number-columns-repeated="16382"/>
        </table:table-row>
        <table:table-row table:style-name="ro1">
          <table:table-cell office:value-type="float" office:value="15.63" calcext:value-type="float">
            <text:p>15,63</text:p>
          </table:table-cell>
          <table:table-cell table:formula="of:=IF(ABS([.A68]-[.A67])&lt;=8; IF([.B67]&gt;0;[.A68]+[.B67];[.A68]); [.A68])" office:value-type="float" office:value="15.63" calcext:value-type="float">
            <text:p>15,63</text:p>
          </table:table-cell>
          <table:table-cell table:number-columns-repeated="16382"/>
        </table:table-row>
        <table:table-row table:style-name="ro1">
          <table:table-cell office:value-type="float" office:value="-12.94" calcext:value-type="float">
            <text:p>-12,94</text:p>
          </table:table-cell>
          <table:table-cell table:formula="of:=IF(ABS([.A69]-[.A68])&lt;=8; IF([.B68]&gt;0;[.A69]+[.B68];[.A69]); [.A69])" office:value-type="float" office:value="-12.94" calcext:value-type="float">
            <text:p>-12,94</text:p>
          </table:table-cell>
          <table:table-cell table:number-columns-repeated="16382"/>
        </table:table-row>
        <table:table-row table:style-name="ro1">
          <table:table-cell office:value-type="float" office:value="-19.22" calcext:value-type="float">
            <text:p>-19,22</text:p>
          </table:table-cell>
          <table:table-cell table:formula="of:=IF(ABS([.A70]-[.A69])&lt;=8; IF([.B69]&gt;0;[.A70]+[.B69];[.A70]); [.A70])" office:value-type="float" office:value="-19.22" calcext:value-type="float">
            <text:p>-19,22</text:p>
          </table:table-cell>
          <table:table-cell table:number-columns-repeated="16382"/>
        </table:table-row>
        <table:table-row table:style-name="ro1">
          <table:table-cell office:value-type="float" office:value="-14.13" calcext:value-type="float">
            <text:p>-14,13</text:p>
          </table:table-cell>
          <table:table-cell table:formula="of:=IF(ABS([.A71]-[.A70])&lt;=8; IF([.B70]&gt;0;[.A71]+[.B70];[.A71]); [.A71])" office:value-type="float" office:value="-14.13" calcext:value-type="float">
            <text:p>-14,13</text:p>
          </table:table-cell>
          <table:table-cell table:number-columns-repeated="16382"/>
        </table:table-row>
        <table:table-row table:style-name="ro1">
          <table:table-cell office:value-type="float" office:value="-5.47" calcext:value-type="float">
            <text:p>-5,47</text:p>
          </table:table-cell>
          <table:table-cell table:formula="of:=IF(ABS([.A72]-[.A71])&lt;=8; IF([.B71]&gt;0;[.A72]+[.B71];[.A72]); [.A72])" office:value-type="float" office:value="-5.47" calcext:value-type="float">
            <text:p>-5,47</text:p>
          </table:table-cell>
          <table:table-cell table:number-columns-repeated="16382"/>
        </table:table-row>
        <table:table-row table:style-name="ro1">
          <table:table-cell office:value-type="float" office:value="14.81" calcext:value-type="float">
            <text:p>14,81</text:p>
          </table:table-cell>
          <table:table-cell table:formula="of:=IF(ABS([.A73]-[.A72])&lt;=8; IF([.B72]&gt;0;[.A73]+[.B72];[.A73]); [.A73])" office:value-type="float" office:value="14.81" calcext:value-type="float">
            <text:p>14,81</text:p>
          </table:table-cell>
          <table:table-cell table:number-columns-repeated="16382"/>
        </table:table-row>
        <table:table-row table:style-name="ro1">
          <table:table-cell office:value-type="float" office:value="-9.61" calcext:value-type="float">
            <text:p>-9,61</text:p>
          </table:table-cell>
          <table:table-cell table:formula="of:=IF(ABS([.A74]-[.A73])&lt;=8; IF([.B73]&gt;0;[.A74]+[.B73];[.A74]); [.A74])" office:value-type="float" office:value="-9.61" calcext:value-type="float">
            <text:p>-9,61</text:p>
          </table:table-cell>
          <table:table-cell table:number-columns-repeated="16382"/>
        </table:table-row>
        <table:table-row table:style-name="ro1">
          <table:table-cell office:value-type="float" office:value="-11.55" calcext:value-type="float">
            <text:p>-11,55</text:p>
          </table:table-cell>
          <table:table-cell table:formula="of:=IF(ABS([.A75]-[.A74])&lt;=8; IF([.B74]&gt;0;[.A75]+[.B74];[.A75]); [.A75])" office:value-type="float" office:value="-11.55" calcext:value-type="float">
            <text:p>-11,55</text:p>
          </table:table-cell>
          <table:table-cell table:number-columns-repeated="16382"/>
        </table:table-row>
        <table:table-row table:style-name="ro1">
          <table:table-cell office:value-type="float" office:value="17.21" calcext:value-type="float">
            <text:p>17,21</text:p>
          </table:table-cell>
          <table:table-cell table:formula="of:=IF(ABS([.A76]-[.A75])&lt;=8; IF([.B75]&gt;0;[.A76]+[.B75];[.A76]); [.A76])" office:value-type="float" office:value="17.21" calcext:value-type="float">
            <text:p>17,21</text:p>
          </table:table-cell>
          <table:table-cell table:number-columns-repeated="16382"/>
        </table:table-row>
        <table:table-row table:style-name="ro1">
          <table:table-cell office:value-type="float" office:value="0.45" calcext:value-type="float">
            <text:p>0,45</text:p>
          </table:table-cell>
          <table:table-cell table:formula="of:=IF(ABS([.A77]-[.A76])&lt;=8; IF([.B76]&gt;0;[.A77]+[.B76];[.A77]); [.A77])" office:value-type="float" office:value="0.45" calcext:value-type="float">
            <text:p>0,45</text:p>
          </table:table-cell>
          <table:table-cell table:number-columns-repeated="16382"/>
        </table:table-row>
        <table:table-row table:style-name="ro1">
          <table:table-cell office:value-type="float" office:value="5.19" calcext:value-type="float">
            <text:p>5,19</text:p>
          </table:table-cell>
          <table:table-cell table:formula="of:=IF(ABS([.A78]-[.A77])&lt;=8; IF([.B77]&gt;0;[.A78]+[.B77];[.A78]); [.A78])" office:value-type="float" office:value="5.64" calcext:value-type="float">
            <text:p>5,64</text:p>
          </table:table-cell>
          <table:table-cell table:number-columns-repeated="16382"/>
        </table:table-row>
        <table:table-row table:style-name="ro1">
          <table:table-cell office:value-type="float" office:value="-9.99" calcext:value-type="float">
            <text:p>-9,99</text:p>
          </table:table-cell>
          <table:table-cell table:formula="of:=IF(ABS([.A79]-[.A78])&lt;=8; IF([.B78]&gt;0;[.A79]+[.B78];[.A79]); [.A79])" office:value-type="float" office:value="-9.99" calcext:value-type="float">
            <text:p>-9,99</text:p>
          </table:table-cell>
          <table:table-cell table:number-columns-repeated="16382"/>
        </table:table-row>
        <table:table-row table:style-name="ro1">
          <table:table-cell office:value-type="float" office:value="17.51" calcext:value-type="float">
            <text:p>17,51</text:p>
          </table:table-cell>
          <table:table-cell table:formula="of:=IF(ABS([.A80]-[.A79])&lt;=8; IF([.B79]&gt;0;[.A80]+[.B79];[.A80]); [.A80])" office:value-type="float" office:value="17.51" calcext:value-type="float">
            <text:p>17,51</text:p>
          </table:table-cell>
          <table:table-cell table:number-columns-repeated="16382"/>
        </table:table-row>
        <table:table-row table:style-name="ro1">
          <table:table-cell office:value-type="float" office:value="-11.64" calcext:value-type="float">
            <text:p>-11,64</text:p>
          </table:table-cell>
          <table:table-cell table:formula="of:=IF(ABS([.A81]-[.A80])&lt;=8; IF([.B80]&gt;0;[.A81]+[.B80];[.A81]); [.A81])" office:value-type="float" office:value="-11.64" calcext:value-type="float">
            <text:p>-11,64</text:p>
          </table:table-cell>
          <table:table-cell table:number-columns-repeated="16382"/>
        </table:table-row>
        <table:table-row table:style-name="ro1">
          <table:table-cell office:value-type="float" office:value="-16.4" calcext:value-type="float">
            <text:p>-16,4</text:p>
          </table:table-cell>
          <table:table-cell table:formula="of:=IF(ABS([.A82]-[.A81])&lt;=8; IF([.B81]&gt;0;[.A82]+[.B81];[.A82]); [.A82])" office:value-type="float" office:value="-16.4" calcext:value-type="float">
            <text:p>-16,4</text:p>
          </table:table-cell>
          <table:table-cell table:number-columns-repeated="16382"/>
        </table:table-row>
        <table:table-row table:style-name="ro1">
          <table:table-cell office:value-type="float" office:value="11.53" calcext:value-type="float">
            <text:p>11,53</text:p>
          </table:table-cell>
          <table:table-cell table:formula="of:=IF(ABS([.A83]-[.A82])&lt;=8; IF([.B82]&gt;0;[.A83]+[.B82];[.A83]); [.A83])" office:value-type="float" office:value="11.53" calcext:value-type="float">
            <text:p>11,53</text:p>
          </table:table-cell>
          <table:table-cell table:number-columns-repeated="16382"/>
        </table:table-row>
        <table:table-row table:style-name="ro1">
          <table:table-cell office:value-type="float" office:value="-15.7" calcext:value-type="float">
            <text:p>-15,7</text:p>
          </table:table-cell>
          <table:table-cell table:formula="of:=IF(ABS([.A84]-[.A83])&lt;=8; IF([.B83]&gt;0;[.A84]+[.B83];[.A84]); [.A84])" office:value-type="float" office:value="-15.7" calcext:value-type="float">
            <text:p>-15,7</text:p>
          </table:table-cell>
          <table:table-cell table:number-columns-repeated="16382"/>
        </table:table-row>
        <table:table-row table:style-name="ro1">
          <table:table-cell office:value-type="float" office:value="-3.07" calcext:value-type="float">
            <text:p>-3,07</text:p>
          </table:table-cell>
          <table:table-cell table:formula="of:=IF(ABS([.A85]-[.A84])&lt;=8; IF([.B84]&gt;0;[.A85]+[.B84];[.A85]); [.A85])" office:value-type="float" office:value="-3.07" calcext:value-type="float">
            <text:p>-3,07</text:p>
          </table:table-cell>
          <table:table-cell table:number-columns-repeated="16382"/>
        </table:table-row>
        <table:table-row table:style-name="ro1">
          <table:table-cell office:value-type="float" office:value="-4" calcext:value-type="float">
            <text:p>-4</text:p>
          </table:table-cell>
          <table:table-cell table:formula="of:=IF(ABS([.A86]-[.A85])&lt;=8; IF([.B85]&gt;0;[.A86]+[.B85];[.A86]); [.A86])" office:value-type="float" office:value="-4" calcext:value-type="float">
            <text:p>-4</text:p>
          </table:table-cell>
          <table:table-cell table:number-columns-repeated="16382"/>
        </table:table-row>
        <table:table-row table:style-name="ro1">
          <table:table-cell office:value-type="float" office:value="-3.76" calcext:value-type="float">
            <text:p>-3,76</text:p>
          </table:table-cell>
          <table:table-cell table:formula="of:=IF(ABS([.A87]-[.A86])&lt;=8; IF([.B86]&gt;0;[.A87]+[.B86];[.A87]); [.A87])" office:value-type="float" office:value="-3.76" calcext:value-type="float">
            <text:p>-3,76</text:p>
          </table:table-cell>
          <table:table-cell table:number-columns-repeated="16382"/>
        </table:table-row>
        <table:table-row table:style-name="ro1">
          <table:table-cell office:value-type="float" office:value="3.22" calcext:value-type="float">
            <text:p>3,22</text:p>
          </table:table-cell>
          <table:table-cell table:formula="of:=IF(ABS([.A88]-[.A87])&lt;=8; IF([.B87]&gt;0;[.A88]+[.B87];[.A88]); [.A88])" office:value-type="float" office:value="3.22" calcext:value-type="float">
            <text:p>3,22</text:p>
          </table:table-cell>
          <table:table-cell table:number-columns-repeated="16382"/>
        </table:table-row>
        <table:table-row table:style-name="ro1">
          <table:table-cell office:value-type="float" office:value="-11.71" calcext:value-type="float">
            <text:p>-11,71</text:p>
          </table:table-cell>
          <table:table-cell table:formula="of:=IF(ABS([.A89]-[.A88])&lt;=8; IF([.B88]&gt;0;[.A89]+[.B88];[.A89]); [.A89])" office:value-type="float" office:value="-11.71" calcext:value-type="float">
            <text:p>-11,71</text:p>
          </table:table-cell>
          <table:table-cell table:number-columns-repeated="16382"/>
        </table:table-row>
        <table:table-row table:style-name="ro1">
          <table:table-cell office:value-type="float" office:value="-1.27" calcext:value-type="float">
            <text:p>-1,27</text:p>
          </table:table-cell>
          <table:table-cell table:formula="of:=IF(ABS([.A90]-[.A89])&lt;=8; IF([.B89]&gt;0;[.A90]+[.B89];[.A90]); [.A90])" office:value-type="float" office:value="-1.27" calcext:value-type="float">
            <text:p>-1,27</text:p>
          </table:table-cell>
          <table:table-cell table:number-columns-repeated="16382"/>
        </table:table-row>
        <table:table-row table:style-name="ro1">
          <table:table-cell office:value-type="float" office:value="11.1" calcext:value-type="float">
            <text:p>11,1</text:p>
          </table:table-cell>
          <table:table-cell table:formula="of:=IF(ABS([.A91]-[.A90])&lt;=8; IF([.B90]&gt;0;[.A91]+[.B90];[.A91]); [.A91])" office:value-type="float" office:value="11.1" calcext:value-type="float">
            <text:p>11,1</text:p>
          </table:table-cell>
          <table:table-cell table:number-columns-repeated="16382"/>
        </table:table-row>
        <table:table-row table:style-name="ro1">
          <table:table-cell office:value-type="float" office:value="-19.98" calcext:value-type="float">
            <text:p>-19,98</text:p>
          </table:table-cell>
          <table:table-cell table:formula="of:=IF(ABS([.A92]-[.A91])&lt;=8; IF([.B91]&gt;0;[.A92]+[.B91];[.A92]); [.A92])" office:value-type="float" office:value="-19.98" calcext:value-type="float">
            <text:p>-19,98</text:p>
          </table:table-cell>
          <table:table-cell table:number-columns-repeated="16382"/>
        </table:table-row>
        <table:table-row table:style-name="ro1">
          <table:table-cell office:value-type="float" office:value="13.84" calcext:value-type="float">
            <text:p>13,84</text:p>
          </table:table-cell>
          <table:table-cell table:formula="of:=IF(ABS([.A93]-[.A92])&lt;=8; IF([.B92]&gt;0;[.A93]+[.B92];[.A93]); [.A93])" office:value-type="float" office:value="13.84" calcext:value-type="float">
            <text:p>13,84</text:p>
          </table:table-cell>
          <table:table-cell table:number-columns-repeated="16382"/>
        </table:table-row>
        <table:table-row table:style-name="ro1">
          <table:table-cell office:value-type="float" office:value="15.31" calcext:value-type="float">
            <text:p>15,31</text:p>
          </table:table-cell>
          <table:table-cell table:formula="of:=IF(ABS([.A94]-[.A93])&lt;=8; IF([.B93]&gt;0;[.A94]+[.B93];[.A94]); [.A94])" office:value-type="float" office:value="29.15" calcext:value-type="float">
            <text:p>29,15</text:p>
          </table:table-cell>
          <table:table-cell table:number-columns-repeated="16382"/>
        </table:table-row>
        <table:table-row table:style-name="ro1">
          <table:table-cell office:value-type="float" office:value="17.79" calcext:value-type="float">
            <text:p>17,79</text:p>
          </table:table-cell>
          <table:table-cell table:formula="of:=IF(ABS([.A95]-[.A94])&lt;=8; IF([.B94]&gt;0;[.A95]+[.B94];[.A95]); [.A95])" office:value-type="float" office:value="46.94" calcext:value-type="float">
            <text:p>46,94</text:p>
          </table:table-cell>
          <table:table-cell table:number-columns-repeated="16382"/>
        </table:table-row>
        <table:table-row table:style-name="ro1">
          <table:table-cell office:value-type="float" office:value="11.47" calcext:value-type="float">
            <text:p>11,47</text:p>
          </table:table-cell>
          <table:table-cell table:formula="of:=IF(ABS([.A96]-[.A95])&lt;=8; IF([.B95]&gt;0;[.A96]+[.B95];[.A96]); [.A96])" office:value-type="float" office:value="58.41" calcext:value-type="float">
            <text:p>58,41</text:p>
          </table:table-cell>
          <table:table-cell table:number-columns-repeated="1638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ABS([.A97]-[.A96])&lt;=8; IF([.B96]&gt;0;[.A97]+[.B96];[.A97]); [.A97])" office:value-type="float" office:value="67.41" calcext:value-type="float">
            <text:p>67,41</text:p>
          </table:table-cell>
          <table:table-cell table:number-columns-repeated="16382"/>
        </table:table-row>
        <table:table-row table:style-name="ro1">
          <table:table-cell office:value-type="float" office:value="-14.82" calcext:value-type="float">
            <text:p>-14,82</text:p>
          </table:table-cell>
          <table:table-cell table:formula="of:=IF(ABS([.A98]-[.A97])&lt;=8; IF([.B97]&gt;0;[.A98]+[.B97];[.A98]); [.A98])" office:value-type="float" office:value="-14.82" calcext:value-type="float">
            <text:p>-14,82</text:p>
          </table:table-cell>
          <table:table-cell table:number-columns-repeated="16382"/>
        </table:table-row>
        <table:table-row table:style-name="ro1">
          <table:table-cell office:value-type="float" office:value="-0.62" calcext:value-type="float">
            <text:p>-0,62</text:p>
          </table:table-cell>
          <table:table-cell table:formula="of:=IF(ABS([.A99]-[.A98])&lt;=8; IF([.B98]&gt;0;[.A99]+[.B98];[.A99]); [.A99])" office:value-type="float" office:value="-0.62" calcext:value-type="float">
            <text:p>-0,62</text:p>
          </table:table-cell>
          <table:table-cell table:number-columns-repeated="16382"/>
        </table:table-row>
        <table:table-row table:style-name="ro1">
          <table:table-cell office:value-type="float" office:value="-17.03" calcext:value-type="float">
            <text:p>-17,03</text:p>
          </table:table-cell>
          <table:table-cell table:formula="of:=IF(ABS([.A100]-[.A99])&lt;=8; IF([.B99]&gt;0;[.A100]+[.B99];[.A100]); [.A100])" office:value-type="float" office:value="-17.03" calcext:value-type="float">
            <text:p>-17,03</text:p>
          </table:table-cell>
          <table:table-cell table:number-columns-repeated="16382"/>
        </table:table-row>
        <table:table-row table:style-name="ro1">
          <table:table-cell office:value-type="float" office:value="-18.81" calcext:value-type="float">
            <text:p>-18,81</text:p>
          </table:table-cell>
          <table:table-cell table:formula="of:=IF(ABS([.A101]-[.A100])&lt;=8; IF([.B100]&gt;0;[.A101]+[.B100];[.A101]); [.A101])" office:value-type="float" office:value="-18.81" calcext:value-type="float">
            <text:p>-18,81</text:p>
          </table:table-cell>
          <table:table-cell table:number-columns-repeated="16382"/>
        </table:table-row>
        <table:table-row table:style-name="ro1">
          <table:table-cell office:value-type="float" office:value="2.42" calcext:value-type="float">
            <text:p>2,42</text:p>
          </table:table-cell>
          <table:table-cell table:formula="of:=IF(ABS([.A102]-[.A101])&lt;=8; IF([.B101]&gt;0;[.A102]+[.B101];[.A102]); [.A102])" office:value-type="float" office:value="2.42" calcext:value-type="float">
            <text:p>2,42</text:p>
          </table:table-cell>
          <table:table-cell table:number-columns-repeated="16382"/>
        </table:table-row>
        <table:table-row table:style-name="ro1">
          <table:table-cell office:value-type="float" office:value="8.48" calcext:value-type="float">
            <text:p>8,48</text:p>
          </table:table-cell>
          <table:table-cell table:formula="of:=IF(ABS([.A103]-[.A102])&lt;=8; IF([.B102]&gt;0;[.A103]+[.B102];[.A103]); [.A103])" office:value-type="float" office:value="10.9" calcext:value-type="float">
            <text:p>10,9</text:p>
          </table:table-cell>
          <table:table-cell table:number-columns-repeated="16382"/>
        </table:table-row>
        <table:table-row table:style-name="ro1">
          <table:table-cell office:value-type="float" office:value="4.94" calcext:value-type="float">
            <text:p>4,94</text:p>
          </table:table-cell>
          <table:table-cell table:formula="of:=IF(ABS([.A104]-[.A103])&lt;=8; IF([.B103]&gt;0;[.A104]+[.B103];[.A104]); [.A104])" office:value-type="float" office:value="15.84" calcext:value-type="float">
            <text:p>15,84</text:p>
          </table:table-cell>
          <table:table-cell table:number-columns-repeated="16382"/>
        </table:table-row>
        <table:table-row table:style-name="ro1">
          <table:table-cell office:value-type="float" office:value="3.01" calcext:value-type="float">
            <text:p>3,01</text:p>
          </table:table-cell>
          <table:table-cell table:formula="of:=IF(ABS([.A105]-[.A104])&lt;=8; IF([.B104]&gt;0;[.A105]+[.B104];[.A105]); [.A105])" office:value-type="float" office:value="18.85" calcext:value-type="float">
            <text:p>18,85</text:p>
          </table:table-cell>
          <table:table-cell table:number-columns-repeated="16382"/>
        </table:table-row>
        <table:table-row table:style-name="ro1">
          <table:table-cell office:value-type="float" office:value="4.69" calcext:value-type="float">
            <text:p>4,69</text:p>
          </table:table-cell>
          <table:table-cell table:formula="of:=IF(ABS([.A106]-[.A105])&lt;=8; IF([.B105]&gt;0;[.A106]+[.B105];[.A106]); [.A106])" office:value-type="float" office:value="23.54" calcext:value-type="float">
            <text:p>23,54</text:p>
          </table:table-cell>
          <table:table-cell table:number-columns-repeated="16382"/>
        </table:table-row>
        <table:table-row table:style-name="ro1">
          <table:table-cell office:value-type="float" office:value="6.95" calcext:value-type="float">
            <text:p>6,95</text:p>
          </table:table-cell>
          <table:table-cell table:formula="of:=IF(ABS([.A107]-[.A106])&lt;=8; IF([.B106]&gt;0;[.A107]+[.B106];[.A107]); [.A107])" office:value-type="float" office:value="30.49" calcext:value-type="float">
            <text:p>30,49</text:p>
          </table:table-cell>
          <table:table-cell table:number-columns-repeated="16382"/>
        </table:table-row>
        <table:table-row table:style-name="ro1">
          <table:table-cell office:value-type="float" office:value="0.74" calcext:value-type="float">
            <text:p>0,74</text:p>
          </table:table-cell>
          <table:table-cell table:formula="of:=IF(ABS([.A108]-[.A107])&lt;=8; IF([.B107]&gt;0;[.A108]+[.B107];[.A108]); [.A108])" office:value-type="float" office:value="31.23" calcext:value-type="float">
            <text:p>31,23</text:p>
          </table:table-cell>
          <table:table-cell table:number-columns-repeated="16382"/>
        </table:table-row>
        <table:table-row table:style-name="ro1">
          <table:table-cell office:value-type="float" office:value="-16.8" calcext:value-type="float">
            <text:p>-16,8</text:p>
          </table:table-cell>
          <table:table-cell table:formula="of:=IF(ABS([.A109]-[.A108])&lt;=8; IF([.B108]&gt;0;[.A109]+[.B108];[.A109]); [.A109])" office:value-type="float" office:value="-16.8" calcext:value-type="float">
            <text:p>-16,8</text:p>
          </table:table-cell>
          <table:table-cell table:number-columns-repeated="16382"/>
        </table:table-row>
        <table:table-row table:style-name="ro1">
          <table:table-cell office:value-type="float" office:value="7.64" calcext:value-type="float">
            <text:p>7,64</text:p>
          </table:table-cell>
          <table:table-cell table:formula="of:=IF(ABS([.A110]-[.A109])&lt;=8; IF([.B109]&gt;0;[.A110]+[.B109];[.A110]); [.A110])" office:value-type="float" office:value="7.64" calcext:value-type="float">
            <text:p>7,64</text:p>
          </table:table-cell>
          <table:table-cell table:number-columns-repeated="16382"/>
        </table:table-row>
        <table:table-row table:style-name="ro1">
          <table:table-cell office:value-type="float" office:value="-12.26" calcext:value-type="float">
            <text:p>-12,26</text:p>
          </table:table-cell>
          <table:table-cell table:formula="of:=IF(ABS([.A111]-[.A110])&lt;=8; IF([.B110]&gt;0;[.A111]+[.B110];[.A111]); [.A111])" office:value-type="float" office:value="-12.26" calcext:value-type="float">
            <text:p>-12,26</text:p>
          </table:table-cell>
          <table:table-cell table:number-columns-repeated="16382"/>
        </table:table-row>
        <table:table-row table:style-name="ro1">
          <table:table-cell office:value-type="float" office:value="17.71" calcext:value-type="float">
            <text:p>17,71</text:p>
          </table:table-cell>
          <table:table-cell table:formula="of:=IF(ABS([.A112]-[.A111])&lt;=8; IF([.B111]&gt;0;[.A112]+[.B111];[.A112]); [.A112])" office:value-type="float" office:value="17.71" calcext:value-type="float">
            <text:p>17,71</text:p>
          </table:table-cell>
          <table:table-cell table:number-columns-repeated="16382"/>
        </table:table-row>
        <table:table-row table:style-name="ro1">
          <table:table-cell office:value-type="float" office:value="18.99" calcext:value-type="float">
            <text:p>18,99</text:p>
          </table:table-cell>
          <table:table-cell table:formula="of:=IF(ABS([.A113]-[.A112])&lt;=8; IF([.B112]&gt;0;[.A113]+[.B112];[.A113]); [.A113])" office:value-type="float" office:value="36.7" calcext:value-type="float">
            <text:p>36,7</text:p>
          </table:table-cell>
          <table:table-cell table:number-columns-repeated="16382"/>
        </table:table-row>
        <table:table-row table:style-name="ro1">
          <table:table-cell office:value-type="float" office:value="-5.76" calcext:value-type="float">
            <text:p>-5,76</text:p>
          </table:table-cell>
          <table:table-cell table:formula="of:=IF(ABS([.A114]-[.A113])&lt;=8; IF([.B113]&gt;0;[.A114]+[.B113];[.A114]); [.A114])" office:value-type="float" office:value="-5.76" calcext:value-type="float">
            <text:p>-5,76</text:p>
          </table:table-cell>
          <table:table-cell table:number-columns-repeated="16382"/>
        </table:table-row>
        <table:table-row table:style-name="ro1">
          <table:table-cell office:value-type="float" office:value="-5.98" calcext:value-type="float">
            <text:p>-5,98</text:p>
          </table:table-cell>
          <table:table-cell table:formula="of:=IF(ABS([.A115]-[.A114])&lt;=8; IF([.B114]&gt;0;[.A115]+[.B114];[.A115]); [.A115])" office:value-type="float" office:value="-5.98" calcext:value-type="float">
            <text:p>-5,98</text:p>
          </table:table-cell>
          <table:table-cell table:number-columns-repeated="16382"/>
        </table:table-row>
        <table:table-row table:style-name="ro1">
          <table:table-cell office:value-type="float" office:value="-12.13" calcext:value-type="float">
            <text:p>-12,13</text:p>
          </table:table-cell>
          <table:table-cell table:formula="of:=IF(ABS([.A116]-[.A115])&lt;=8; IF([.B115]&gt;0;[.A116]+[.B115];[.A116]); [.A116])" office:value-type="float" office:value="-12.13" calcext:value-type="float">
            <text:p>-12,13</text:p>
          </table:table-cell>
          <table:table-cell table:number-columns-repeated="16382"/>
        </table:table-row>
        <table:table-row table:style-name="ro1">
          <table:table-cell office:value-type="float" office:value="-13.46" calcext:value-type="float">
            <text:p>-13,46</text:p>
          </table:table-cell>
          <table:table-cell table:formula="of:=IF(ABS([.A117]-[.A116])&lt;=8; IF([.B116]&gt;0;[.A117]+[.B116];[.A117]); [.A117])" office:value-type="float" office:value="-13.46" calcext:value-type="float">
            <text:p>-13,46</text:p>
          </table:table-cell>
          <table:table-cell table:number-columns-repeated="16382"/>
        </table:table-row>
        <table:table-row table:style-name="ro1">
          <table:table-cell office:value-type="float" office:value="8.75" calcext:value-type="float">
            <text:p>8,75</text:p>
          </table:table-cell>
          <table:table-cell table:formula="of:=IF(ABS([.A118]-[.A117])&lt;=8; IF([.B117]&gt;0;[.A118]+[.B117];[.A118]); [.A118])" office:value-type="float" office:value="8.75" calcext:value-type="float">
            <text:p>8,75</text:p>
          </table:table-cell>
          <table:table-cell table:number-columns-repeated="16382"/>
        </table:table-row>
        <table:table-row table:style-name="ro1">
          <table:table-cell office:value-type="float" office:value="12.74" calcext:value-type="float">
            <text:p>12,74</text:p>
          </table:table-cell>
          <table:table-cell table:formula="of:=IF(ABS([.A119]-[.A118])&lt;=8; IF([.B118]&gt;0;[.A119]+[.B118];[.A119]); [.A119])" office:value-type="float" office:value="21.49" calcext:value-type="float">
            <text:p>21,49</text:p>
          </table:table-cell>
          <table:table-cell table:number-columns-repeated="16382"/>
        </table:table-row>
        <table:table-row table:style-name="ro1">
          <table:table-cell office:value-type="float" office:value="4.81" calcext:value-type="float">
            <text:p>4,81</text:p>
          </table:table-cell>
          <table:table-cell table:formula="of:=IF(ABS([.A120]-[.A119])&lt;=8; IF([.B119]&gt;0;[.A120]+[.B119];[.A120]); [.A120])" office:value-type="float" office:value="26.3" calcext:value-type="float">
            <text:p>26,3</text:p>
          </table:table-cell>
          <table:table-cell table:number-columns-repeated="16382"/>
        </table:table-row>
        <table:table-row table:style-name="ro1">
          <table:table-cell office:value-type="float" office:value="-0.3" calcext:value-type="float">
            <text:p>-0,3</text:p>
          </table:table-cell>
          <table:table-cell table:formula="of:=IF(ABS([.A121]-[.A120])&lt;=8; IF([.B120]&gt;0;[.A121]+[.B120];[.A121]); [.A121])" office:value-type="float" office:value="26" calcext:value-type="float">
            <text:p>26</text:p>
          </table:table-cell>
          <table:table-cell table:number-columns-repeated="16382"/>
        </table:table-row>
        <table:table-row table:style-name="ro1">
          <table:table-cell office:value-type="float" office:value="-3.33" calcext:value-type="float">
            <text:p>-3,33</text:p>
          </table:table-cell>
          <table:table-cell table:formula="of:=IF(ABS([.A122]-[.A121])&lt;=8; IF([.B121]&gt;0;[.A122]+[.B121];[.A122]); [.A122])" office:value-type="float" office:value="22.67" calcext:value-type="float">
            <text:p>22,67</text:p>
          </table:table-cell>
          <table:table-cell table:number-columns-repeated="16382"/>
        </table:table-row>
        <table:table-row table:style-name="ro1">
          <table:table-cell office:value-type="float" office:value="7.58" calcext:value-type="float">
            <text:p>7,58</text:p>
          </table:table-cell>
          <table:table-cell table:formula="of:=IF(ABS([.A123]-[.A122])&lt;=8; IF([.B122]&gt;0;[.A123]+[.B122];[.A123]); [.A123])" office:value-type="float" office:value="7.58" calcext:value-type="float">
            <text:p>7,58</text:p>
          </table:table-cell>
          <table:table-cell table:number-columns-repeated="16382"/>
        </table:table-row>
        <table:table-row table:style-name="ro1">
          <table:table-cell office:value-type="float" office:value="17.12" calcext:value-type="float">
            <text:p>17,12</text:p>
          </table:table-cell>
          <table:table-cell table:formula="of:=IF(ABS([.A124]-[.A123])&lt;=8; IF([.B123]&gt;0;[.A124]+[.B123];[.A124]); [.A124])" office:value-type="float" office:value="17.12" calcext:value-type="float">
            <text:p>17,12</text:p>
          </table:table-cell>
          <table:table-cell table:number-columns-repeated="16382"/>
        </table:table-row>
        <table:table-row table:style-name="ro1">
          <table:table-cell office:value-type="float" office:value="-5.95" calcext:value-type="float">
            <text:p>-5,95</text:p>
          </table:table-cell>
          <table:table-cell table:formula="of:=IF(ABS([.A125]-[.A124])&lt;=8; IF([.B124]&gt;0;[.A125]+[.B124];[.A125]); [.A125])" office:value-type="float" office:value="-5.95" calcext:value-type="float">
            <text:p>-5,95</text:p>
          </table:table-cell>
          <table:table-cell table:number-columns-repeated="16382"/>
        </table:table-row>
        <table:table-row table:style-name="ro1">
          <table:table-cell office:value-type="float" office:value="-17.85" calcext:value-type="float">
            <text:p>-17,85</text:p>
          </table:table-cell>
          <table:table-cell table:formula="of:=IF(ABS([.A126]-[.A125])&lt;=8; IF([.B125]&gt;0;[.A126]+[.B125];[.A126]); [.A126])" office:value-type="float" office:value="-17.85" calcext:value-type="float">
            <text:p>-17,85</text:p>
          </table:table-cell>
          <table:table-cell table:number-columns-repeated="16382"/>
        </table:table-row>
        <table:table-row table:style-name="ro1">
          <table:table-cell office:value-type="float" office:value="14.95" calcext:value-type="float">
            <text:p>14,95</text:p>
          </table:table-cell>
          <table:table-cell table:formula="of:=IF(ABS([.A127]-[.A126])&lt;=8; IF([.B126]&gt;0;[.A127]+[.B126];[.A127]); [.A127])" office:value-type="float" office:value="14.95" calcext:value-type="float">
            <text:p>14,95</text:p>
          </table:table-cell>
          <table:table-cell table:number-columns-repeated="16382"/>
        </table:table-row>
        <table:table-row table:style-name="ro1">
          <table:table-cell office:value-type="float" office:value="0.03" calcext:value-type="float">
            <text:p>0,03</text:p>
          </table:table-cell>
          <table:table-cell table:formula="of:=IF(ABS([.A128]-[.A127])&lt;=8; IF([.B127]&gt;0;[.A128]+[.B127];[.A128]); [.A128])" office:value-type="float" office:value="0.03" calcext:value-type="float">
            <text:p>0,03</text:p>
          </table:table-cell>
          <table:table-cell table:number-columns-repeated="16382"/>
        </table:table-row>
        <table:table-row table:style-name="ro1">
          <table:table-cell office:value-type="float" office:value="-16.24" calcext:value-type="float">
            <text:p>-16,24</text:p>
          </table:table-cell>
          <table:table-cell table:formula="of:=IF(ABS([.A129]-[.A128])&lt;=8; IF([.B128]&gt;0;[.A129]+[.B128];[.A129]); [.A129])" office:value-type="float" office:value="-16.24" calcext:value-type="float">
            <text:p>-16,24</text:p>
          </table:table-cell>
          <table:table-cell table:number-columns-repeated="16382"/>
        </table:table-row>
        <table:table-row table:style-name="ro1">
          <table:table-cell office:value-type="float" office:value="19.22" calcext:value-type="float">
            <text:p>19,22</text:p>
          </table:table-cell>
          <table:table-cell table:formula="of:=IF(ABS([.A130]-[.A129])&lt;=8; IF([.B129]&gt;0;[.A130]+[.B129];[.A130]); [.A130])" office:value-type="float" office:value="19.22" calcext:value-type="float">
            <text:p>19,22</text:p>
          </table:table-cell>
          <table:table-cell table:number-columns-repeated="16382"/>
        </table:table-row>
        <table:table-row table:style-name="ro1">
          <table:table-cell office:value-type="float" office:value="-4.65" calcext:value-type="float">
            <text:p>-4,65</text:p>
          </table:table-cell>
          <table:table-cell table:formula="of:=IF(ABS([.A131]-[.A130])&lt;=8; IF([.B130]&gt;0;[.A131]+[.B130];[.A131]); [.A131])" office:value-type="float" office:value="-4.65" calcext:value-type="float">
            <text:p>-4,65</text:p>
          </table:table-cell>
          <table:table-cell table:number-columns-repeated="16382"/>
        </table:table-row>
        <table:table-row table:style-name="ro1">
          <table:table-cell office:value-type="float" office:value="-4.47" calcext:value-type="float">
            <text:p>-4,47</text:p>
          </table:table-cell>
          <table:table-cell table:formula="of:=IF(ABS([.A132]-[.A131])&lt;=8; IF([.B131]&gt;0;[.A132]+[.B131];[.A132]); [.A132])" office:value-type="float" office:value="-4.47" calcext:value-type="float">
            <text:p>-4,47</text:p>
          </table:table-cell>
          <table:table-cell table:number-columns-repeated="16382"/>
        </table:table-row>
        <table:table-row table:style-name="ro1">
          <table:table-cell office:value-type="float" office:value="-15.65" calcext:value-type="float">
            <text:p>-15,65</text:p>
          </table:table-cell>
          <table:table-cell table:formula="of:=IF(ABS([.A133]-[.A132])&lt;=8; IF([.B132]&gt;0;[.A133]+[.B132];[.A133]); [.A133])" office:value-type="float" office:value="-15.65" calcext:value-type="float">
            <text:p>-15,65</text:p>
          </table:table-cell>
          <table:table-cell table:number-columns-repeated="16382"/>
        </table:table-row>
        <table:table-row table:style-name="ro1">
          <table:table-cell office:value-type="float" office:value="-9.98" calcext:value-type="float">
            <text:p>-9,98</text:p>
          </table:table-cell>
          <table:table-cell table:formula="of:=IF(ABS([.A134]-[.A133])&lt;=8; IF([.B133]&gt;0;[.A134]+[.B133];[.A134]); [.A134])" office:value-type="float" office:value="-9.98" calcext:value-type="float">
            <text:p>-9,98</text:p>
          </table:table-cell>
          <table:table-cell table:number-columns-repeated="16382"/>
        </table:table-row>
        <table:table-row table:style-name="ro1">
          <table:table-cell office:value-type="float" office:value="8.55" calcext:value-type="float">
            <text:p>8,55</text:p>
          </table:table-cell>
          <table:table-cell table:formula="of:=IF(ABS([.A135]-[.A134])&lt;=8; IF([.B134]&gt;0;[.A135]+[.B134];[.A135]); [.A135])" office:value-type="float" office:value="8.55" calcext:value-type="float">
            <text:p>8,55</text:p>
          </table:table-cell>
          <table:table-cell table:number-columns-repeated="16382"/>
        </table:table-row>
        <table:table-row table:style-name="ro1">
          <table:table-cell office:value-type="float" office:value="-3.94" calcext:value-type="float">
            <text:p>-3,94</text:p>
          </table:table-cell>
          <table:table-cell table:formula="of:=IF(ABS([.A136]-[.A135])&lt;=8; IF([.B135]&gt;0;[.A136]+[.B135];[.A136]); [.A136])" office:value-type="float" office:value="-3.94" calcext:value-type="float">
            <text:p>-3,94</text:p>
          </table:table-cell>
          <table:table-cell table:number-columns-repeated="16382"/>
        </table:table-row>
        <table:table-row table:style-name="ro1">
          <table:table-cell office:value-type="float" office:value="13.34" calcext:value-type="float">
            <text:p>13,34</text:p>
          </table:table-cell>
          <table:table-cell table:formula="of:=IF(ABS([.A137]-[.A136])&lt;=8; IF([.B136]&gt;0;[.A137]+[.B136];[.A137]); [.A137])" office:value-type="float" office:value="13.34" calcext:value-type="float">
            <text:p>13,34</text:p>
          </table:table-cell>
          <table:table-cell table:number-columns-repeated="16382"/>
        </table:table-row>
        <table:table-row table:style-name="ro1">
          <table:table-cell office:value-type="float" office:value="-12" calcext:value-type="float">
            <text:p>-12</text:p>
          </table:table-cell>
          <table:table-cell table:formula="of:=IF(ABS([.A138]-[.A137])&lt;=8; IF([.B137]&gt;0;[.A138]+[.B137];[.A138]); [.A138])" office:value-type="float" office:value="-12" calcext:value-type="float">
            <text:p>-12</text:p>
          </table:table-cell>
          <table:table-cell table:number-columns-repeated="16382"/>
        </table:table-row>
        <table:table-row table:style-name="ro1">
          <table:table-cell office:value-type="float" office:value="-18.37" calcext:value-type="float">
            <text:p>-18,37</text:p>
          </table:table-cell>
          <table:table-cell table:formula="of:=IF(ABS([.A139]-[.A138])&lt;=8; IF([.B138]&gt;0;[.A139]+[.B138];[.A139]); [.A139])" office:value-type="float" office:value="-18.37" calcext:value-type="float">
            <text:p>-18,37</text:p>
          </table:table-cell>
          <table:table-cell table:number-columns-repeated="16382"/>
        </table:table-row>
        <table:table-row table:style-name="ro1">
          <table:table-cell office:value-type="float" office:value="-4.28" calcext:value-type="float">
            <text:p>-4,28</text:p>
          </table:table-cell>
          <table:table-cell table:formula="of:=IF(ABS([.A140]-[.A139])&lt;=8; IF([.B139]&gt;0;[.A140]+[.B139];[.A140]); [.A140])" office:value-type="float" office:value="-4.28" calcext:value-type="float">
            <text:p>-4,28</text:p>
          </table:table-cell>
          <table:table-cell table:number-columns-repeated="16382"/>
        </table:table-row>
        <table:table-row table:style-name="ro1">
          <table:table-cell office:value-type="float" office:value="-7.32" calcext:value-type="float">
            <text:p>-7,32</text:p>
          </table:table-cell>
          <table:table-cell table:formula="of:=IF(ABS([.A141]-[.A140])&lt;=8; IF([.B140]&gt;0;[.A141]+[.B140];[.A141]); [.A141])" office:value-type="float" office:value="-7.32" calcext:value-type="float">
            <text:p>-7,32</text:p>
          </table:table-cell>
          <table:table-cell table:number-columns-repeated="16382"/>
        </table:table-row>
        <table:table-row table:style-name="ro1">
          <table:table-cell office:value-type="float" office:value="16.26" calcext:value-type="float">
            <text:p>16,26</text:p>
          </table:table-cell>
          <table:table-cell table:formula="of:=IF(ABS([.A142]-[.A141])&lt;=8; IF([.B141]&gt;0;[.A142]+[.B141];[.A142]); [.A142])" office:value-type="float" office:value="16.26" calcext:value-type="float">
            <text:p>16,26</text:p>
          </table:table-cell>
          <table:table-cell table:number-columns-repeated="16382"/>
        </table:table-row>
        <table:table-row table:style-name="ro1">
          <table:table-cell office:value-type="float" office:value="9.3" calcext:value-type="float">
            <text:p>9,3</text:p>
          </table:table-cell>
          <table:table-cell table:formula="of:=IF(ABS([.A143]-[.A142])&lt;=8; IF([.B142]&gt;0;[.A143]+[.B142];[.A143]); [.A143])" office:value-type="float" office:value="25.56" calcext:value-type="float">
            <text:p>25,56</text:p>
          </table:table-cell>
          <table:table-cell table:number-columns-repeated="16382"/>
        </table:table-row>
        <table:table-row table:style-name="ro1">
          <table:table-cell office:value-type="float" office:value="-13.94" calcext:value-type="float">
            <text:p>-13,94</text:p>
          </table:table-cell>
          <table:table-cell table:formula="of:=IF(ABS([.A144]-[.A143])&lt;=8; IF([.B143]&gt;0;[.A144]+[.B143];[.A144]); [.A144])" office:value-type="float" office:value="-13.94" calcext:value-type="float">
            <text:p>-13,94</text:p>
          </table:table-cell>
          <table:table-cell table:number-columns-repeated="16382"/>
        </table:table-row>
        <table:table-row table:style-name="ro1">
          <table:table-cell office:value-type="float" office:value="15.8" calcext:value-type="float">
            <text:p>15,8</text:p>
          </table:table-cell>
          <table:table-cell table:formula="of:=IF(ABS([.A145]-[.A144])&lt;=8; IF([.B144]&gt;0;[.A145]+[.B144];[.A145]); [.A145])" office:value-type="float" office:value="15.8" calcext:value-type="float">
            <text:p>15,8</text:p>
          </table:table-cell>
          <table:table-cell table:number-columns-repeated="16382"/>
        </table:table-row>
        <table:table-row table:style-name="ro1">
          <table:table-cell office:value-type="float" office:value="-3.33" calcext:value-type="float">
            <text:p>-3,33</text:p>
          </table:table-cell>
          <table:table-cell table:formula="of:=IF(ABS([.A146]-[.A145])&lt;=8; IF([.B145]&gt;0;[.A146]+[.B145];[.A146]); [.A146])" office:value-type="float" office:value="-3.33" calcext:value-type="float">
            <text:p>-3,33</text:p>
          </table:table-cell>
          <table:table-cell table:number-columns-repeated="16382"/>
        </table:table-row>
        <table:table-row table:style-name="ro1">
          <table:table-cell office:value-type="float" office:value="-15.61" calcext:value-type="float">
            <text:p>-15,61</text:p>
          </table:table-cell>
          <table:table-cell table:formula="of:=IF(ABS([.A147]-[.A146])&lt;=8; IF([.B146]&gt;0;[.A147]+[.B146];[.A147]); [.A147])" office:value-type="float" office:value="-15.61" calcext:value-type="float">
            <text:p>-15,61</text:p>
          </table:table-cell>
          <table:table-cell table:number-columns-repeated="16382"/>
        </table:table-row>
        <table:table-row table:style-name="ro1">
          <table:table-cell office:value-type="float" office:value="5.84" calcext:value-type="float">
            <text:p>5,84</text:p>
          </table:table-cell>
          <table:table-cell table:formula="of:=IF(ABS([.A148]-[.A147])&lt;=8; IF([.B147]&gt;0;[.A148]+[.B147];[.A148]); [.A148])" office:value-type="float" office:value="5.84" calcext:value-type="float">
            <text:p>5,84</text:p>
          </table:table-cell>
          <table:table-cell table:number-columns-repeated="16382"/>
        </table:table-row>
        <table:table-row table:style-name="ro1">
          <table:table-cell office:value-type="float" office:value="6.49" calcext:value-type="float">
            <text:p>6,49</text:p>
          </table:table-cell>
          <table:table-cell table:formula="of:=IF(ABS([.A149]-[.A148])&lt;=8; IF([.B148]&gt;0;[.A149]+[.B148];[.A149]); [.A149])" office:value-type="float" office:value="12.33" calcext:value-type="float">
            <text:p>12,33</text:p>
          </table:table-cell>
          <table:table-cell table:number-columns-repeated="16382"/>
        </table:table-row>
        <table:table-row table:style-name="ro1">
          <table:table-cell office:value-type="float" office:value="2.35" calcext:value-type="float">
            <text:p>2,35</text:p>
          </table:table-cell>
          <table:table-cell table:formula="of:=IF(ABS([.A150]-[.A149])&lt;=8; IF([.B149]&gt;0;[.A150]+[.B149];[.A150]); [.A150])" office:value-type="float" office:value="14.68" calcext:value-type="float">
            <text:p>14,68</text:p>
          </table:table-cell>
          <table:table-cell table:number-columns-repeated="16382"/>
        </table:table-row>
        <table:table-row table:style-name="ro1">
          <table:table-cell office:value-type="float" office:value="-2.72" calcext:value-type="float">
            <text:p>-2,72</text:p>
          </table:table-cell>
          <table:table-cell table:formula="of:=IF(ABS([.A151]-[.A150])&lt;=8; IF([.B150]&gt;0;[.A151]+[.B150];[.A151]); [.A151])" office:value-type="float" office:value="11.96" calcext:value-type="float">
            <text:p>11,96</text:p>
          </table:table-cell>
          <table:table-cell table:number-columns-repeated="16382"/>
        </table:table-row>
        <table:table-row table:style-name="ro1">
          <table:table-cell office:value-type="float" office:value="-19.43" calcext:value-type="float">
            <text:p>-19,43</text:p>
          </table:table-cell>
          <table:table-cell table:formula="of:=IF(ABS([.A152]-[.A151])&lt;=8; IF([.B151]&gt;0;[.A152]+[.B151];[.A152]); [.A152])" office:value-type="float" office:value="-19.43" calcext:value-type="float">
            <text:p>-19,43</text:p>
          </table:table-cell>
          <table:table-cell table:number-columns-repeated="16382"/>
        </table:table-row>
        <table:table-row table:style-name="ro1">
          <table:table-cell office:value-type="float" office:value="-6.34" calcext:value-type="float">
            <text:p>-6,34</text:p>
          </table:table-cell>
          <table:table-cell table:formula="of:=IF(ABS([.A153]-[.A152])&lt;=8; IF([.B152]&gt;0;[.A153]+[.B152];[.A153]); [.A153])" office:value-type="float" office:value="-6.34" calcext:value-type="float">
            <text:p>-6,34</text:p>
          </table:table-cell>
          <table:table-cell table:number-columns-repeated="16382"/>
        </table:table-row>
        <table:table-row table:style-name="ro1">
          <table:table-cell office:value-type="float" office:value="4.06" calcext:value-type="float">
            <text:p>4,06</text:p>
          </table:table-cell>
          <table:table-cell table:formula="of:=IF(ABS([.A154]-[.A153])&lt;=8; IF([.B153]&gt;0;[.A154]+[.B153];[.A154]); [.A154])" office:value-type="float" office:value="4.06" calcext:value-type="float">
            <text:p>4,06</text:p>
          </table:table-cell>
          <table:table-cell table:number-columns-repeated="16382"/>
        </table:table-row>
        <table:table-row table:style-name="ro1">
          <table:table-cell office:value-type="float" office:value="-14.04" calcext:value-type="float">
            <text:p>-14,04</text:p>
          </table:table-cell>
          <table:table-cell table:formula="of:=IF(ABS([.A155]-[.A154])&lt;=8; IF([.B154]&gt;0;[.A155]+[.B154];[.A155]); [.A155])" office:value-type="float" office:value="-14.04" calcext:value-type="float">
            <text:p>-14,04</text:p>
          </table:table-cell>
          <table:table-cell table:number-columns-repeated="16382"/>
        </table:table-row>
        <table:table-row table:style-name="ro1">
          <table:table-cell office:value-type="float" office:value="19.41" calcext:value-type="float">
            <text:p>19,41</text:p>
          </table:table-cell>
          <table:table-cell table:formula="of:=IF(ABS([.A156]-[.A155])&lt;=8; IF([.B155]&gt;0;[.A156]+[.B155];[.A156]); [.A156])" office:value-type="float" office:value="19.41" calcext:value-type="float">
            <text:p>19,41</text:p>
          </table:table-cell>
          <table:table-cell table:number-columns-repeated="16382"/>
        </table:table-row>
        <table:table-row table:style-name="ro1">
          <table:table-cell office:value-type="float" office:value="-4.45" calcext:value-type="float">
            <text:p>-4,45</text:p>
          </table:table-cell>
          <table:table-cell table:formula="of:=IF(ABS([.A157]-[.A156])&lt;=8; IF([.B156]&gt;0;[.A157]+[.B156];[.A157]); [.A157])" office:value-type="float" office:value="-4.45" calcext:value-type="float">
            <text:p>-4,45</text:p>
          </table:table-cell>
          <table:table-cell table:number-columns-repeated="16382"/>
        </table:table-row>
        <table:table-row table:style-name="ro1">
          <table:table-cell office:value-type="float" office:value="18.55" calcext:value-type="float">
            <text:p>18,55</text:p>
          </table:table-cell>
          <table:table-cell table:formula="of:=IF(ABS([.A158]-[.A157])&lt;=8; IF([.B157]&gt;0;[.A158]+[.B157];[.A158]); [.A158])" office:value-type="float" office:value="18.55" calcext:value-type="float">
            <text:p>18,55</text:p>
          </table:table-cell>
          <table:table-cell table:number-columns-repeated="16382"/>
        </table:table-row>
        <table:table-row table:style-name="ro1">
          <table:table-cell office:value-type="float" office:value="-14.98" calcext:value-type="float">
            <text:p>-14,98</text:p>
          </table:table-cell>
          <table:table-cell table:formula="of:=IF(ABS([.A159]-[.A158])&lt;=8; IF([.B158]&gt;0;[.A159]+[.B158];[.A159]); [.A159])" office:value-type="float" office:value="-14.98" calcext:value-type="float">
            <text:p>-14,98</text:p>
          </table:table-cell>
          <table:table-cell table:number-columns-repeated="16382"/>
        </table:table-row>
        <table:table-row table:style-name="ro1">
          <table:table-cell office:value-type="float" office:value="-19.04" calcext:value-type="float">
            <text:p>-19,04</text:p>
          </table:table-cell>
          <table:table-cell table:formula="of:=IF(ABS([.A160]-[.A159])&lt;=8; IF([.B159]&gt;0;[.A160]+[.B159];[.A160]); [.A160])" office:value-type="float" office:value="-19.04" calcext:value-type="float">
            <text:p>-19,04</text:p>
          </table:table-cell>
          <table:table-cell table:number-columns-repeated="16382"/>
        </table:table-row>
        <table:table-row table:style-name="ro1">
          <table:table-cell office:value-type="float" office:value="-0.86" calcext:value-type="float">
            <text:p>-0,86</text:p>
          </table:table-cell>
          <table:table-cell table:formula="of:=IF(ABS([.A161]-[.A160])&lt;=8; IF([.B160]&gt;0;[.A161]+[.B160];[.A161]); [.A161])" office:value-type="float" office:value="-0.86" calcext:value-type="float">
            <text:p>-0,86</text:p>
          </table:table-cell>
          <table:table-cell table:number-columns-repeated="16382"/>
        </table:table-row>
        <table:table-row table:style-name="ro1">
          <table:table-cell office:value-type="float" office:value="15.33" calcext:value-type="float">
            <text:p>15,33</text:p>
          </table:table-cell>
          <table:table-cell table:formula="of:=IF(ABS([.A162]-[.A161])&lt;=8; IF([.B161]&gt;0;[.A162]+[.B161];[.A162]); [.A162])" office:value-type="float" office:value="15.33" calcext:value-type="float">
            <text:p>15,33</text:p>
          </table:table-cell>
          <table:table-cell table:number-columns-repeated="16382"/>
        </table:table-row>
        <table:table-row table:style-name="ro1">
          <table:table-cell office:value-type="float" office:value="-14.9" calcext:value-type="float">
            <text:p>-14,9</text:p>
          </table:table-cell>
          <table:table-cell table:formula="of:=IF(ABS([.A163]-[.A162])&lt;=8; IF([.B162]&gt;0;[.A163]+[.B162];[.A163]); [.A163])" office:value-type="float" office:value="-14.9" calcext:value-type="float">
            <text:p>-14,9</text:p>
          </table:table-cell>
          <table:table-cell table:number-columns-repeated="16382"/>
        </table:table-row>
        <table:table-row table:style-name="ro1">
          <table:table-cell office:value-type="float" office:value="11.86" calcext:value-type="float">
            <text:p>11,86</text:p>
          </table:table-cell>
          <table:table-cell table:formula="of:=IF(ABS([.A164]-[.A163])&lt;=8; IF([.B163]&gt;0;[.A164]+[.B163];[.A164]); [.A164])" office:value-type="float" office:value="11.86" calcext:value-type="float">
            <text:p>11,86</text:p>
          </table:table-cell>
          <table:table-cell table:number-columns-repeated="16382"/>
        </table:table-row>
        <table:table-row table:style-name="ro1">
          <table:table-cell office:value-type="float" office:value="-10.98" calcext:value-type="float">
            <text:p>-10,98</text:p>
          </table:table-cell>
          <table:table-cell table:formula="of:=IF(ABS([.A165]-[.A164])&lt;=8; IF([.B164]&gt;0;[.A165]+[.B164];[.A165]); [.A165])" office:value-type="float" office:value="-10.98" calcext:value-type="float">
            <text:p>-10,98</text:p>
          </table:table-cell>
          <table:table-cell table:number-columns-repeated="16382"/>
        </table:table-row>
        <table:table-row table:style-name="ro1">
          <table:table-cell office:value-type="float" office:value="-12.53" calcext:value-type="float">
            <text:p>-12,53</text:p>
          </table:table-cell>
          <table:table-cell table:formula="of:=IF(ABS([.A166]-[.A165])&lt;=8; IF([.B165]&gt;0;[.A166]+[.B165];[.A166]); [.A166])" office:value-type="float" office:value="-12.53" calcext:value-type="float">
            <text:p>-12,53</text:p>
          </table:table-cell>
          <table:table-cell table:number-columns-repeated="16382"/>
        </table:table-row>
        <table:table-row table:style-name="ro1">
          <table:table-cell office:value-type="float" office:value="-10.17" calcext:value-type="float">
            <text:p>-10,17</text:p>
          </table:table-cell>
          <table:table-cell table:formula="of:=IF(ABS([.A167]-[.A166])&lt;=8; IF([.B166]&gt;0;[.A167]+[.B166];[.A167]); [.A167])" office:value-type="float" office:value="-10.17" calcext:value-type="float">
            <text:p>-10,17</text:p>
          </table:table-cell>
          <table:table-cell table:number-columns-repeated="16382"/>
        </table:table-row>
        <table:table-row table:style-name="ro1">
          <table:table-cell office:value-type="float" office:value="-7.11" calcext:value-type="float">
            <text:p>-7,11</text:p>
          </table:table-cell>
          <table:table-cell table:formula="of:=IF(ABS([.A168]-[.A167])&lt;=8; IF([.B167]&gt;0;[.A168]+[.B167];[.A168]); [.A168])" office:value-type="float" office:value="-7.11" calcext:value-type="float">
            <text:p>-7,11</text:p>
          </table:table-cell>
          <table:table-cell table:number-columns-repeated="16382"/>
        </table:table-row>
        <table:table-row table:style-name="ro1">
          <table:table-cell office:value-type="float" office:value="7.1" calcext:value-type="float">
            <text:p>7,1</text:p>
          </table:table-cell>
          <table:table-cell table:formula="of:=IF(ABS([.A169]-[.A168])&lt;=8; IF([.B168]&gt;0;[.A169]+[.B168];[.A169]); [.A169])" office:value-type="float" office:value="7.1" calcext:value-type="float">
            <text:p>7,1</text:p>
          </table:table-cell>
          <table:table-cell table:number-columns-repeated="16382"/>
        </table:table-row>
        <table:table-row table:style-name="ro1">
          <table:table-cell office:value-type="float" office:value="13.83" calcext:value-type="float">
            <text:p>13,83</text:p>
          </table:table-cell>
          <table:table-cell table:formula="of:=IF(ABS([.A170]-[.A169])&lt;=8; IF([.B169]&gt;0;[.A170]+[.B169];[.A170]); [.A170])" office:value-type="float" office:value="20.93" calcext:value-type="float">
            <text:p>20,93</text:p>
          </table:table-cell>
          <table:table-cell table:number-columns-repeated="16382"/>
        </table:table-row>
        <table:table-row table:style-name="ro1">
          <table:table-cell office:value-type="float" office:value="5.91" calcext:value-type="float">
            <text:p>5,91</text:p>
          </table:table-cell>
          <table:table-cell table:formula="of:=IF(ABS([.A171]-[.A170])&lt;=8; IF([.B170]&gt;0;[.A171]+[.B170];[.A171]); [.A171])" office:value-type="float" office:value="26.84" calcext:value-type="float">
            <text:p>26,84</text:p>
          </table:table-cell>
          <table:table-cell table:number-columns-repeated="16382"/>
        </table:table-row>
        <table:table-row table:style-name="ro1">
          <table:table-cell office:value-type="float" office:value="-2.62" calcext:value-type="float">
            <text:p>-2,62</text:p>
          </table:table-cell>
          <table:table-cell table:formula="of:=IF(ABS([.A172]-[.A171])&lt;=8; IF([.B171]&gt;0;[.A172]+[.B171];[.A172]); [.A172])" office:value-type="float" office:value="-2.62" calcext:value-type="float">
            <text:p>-2,62</text:p>
          </table:table-cell>
          <table:table-cell table:number-columns-repeated="16382"/>
        </table:table-row>
        <table:table-row table:style-name="ro1">
          <table:table-cell office:value-type="float" office:value="-2.08" calcext:value-type="float">
            <text:p>-2,08</text:p>
          </table:table-cell>
          <table:table-cell table:formula="of:=IF(ABS([.A173]-[.A172])&lt;=8; IF([.B172]&gt;0;[.A173]+[.B172];[.A173]); [.A173])" office:value-type="float" office:value="-2.08" calcext:value-type="float">
            <text:p>-2,08</text:p>
          </table:table-cell>
          <table:table-cell table:number-columns-repeated="16382"/>
        </table:table-row>
        <table:table-row table:style-name="ro1">
          <table:table-cell office:value-type="float" office:value="7.04" calcext:value-type="float">
            <text:p>7,04</text:p>
          </table:table-cell>
          <table:table-cell table:formula="of:=IF(ABS([.A174]-[.A173])&lt;=8; IF([.B173]&gt;0;[.A174]+[.B173];[.A174]); [.A174])" office:value-type="float" office:value="7.04" calcext:value-type="float">
            <text:p>7,04</text:p>
          </table:table-cell>
          <table:table-cell table:number-columns-repeated="16382"/>
        </table:table-row>
        <table:table-row table:style-name="ro1">
          <table:table-cell office:value-type="float" office:value="-1.5" calcext:value-type="float">
            <text:p>-1,5</text:p>
          </table:table-cell>
          <table:table-cell table:formula="of:=IF(ABS([.A175]-[.A174])&lt;=8; IF([.B174]&gt;0;[.A175]+[.B174];[.A175]); [.A175])" office:value-type="float" office:value="-1.5" calcext:value-type="float">
            <text:p>-1,5</text:p>
          </table:table-cell>
          <table:table-cell table:number-columns-repeated="16382"/>
        </table:table-row>
        <table:table-row table:style-name="ro1">
          <table:table-cell office:value-type="float" office:value="4.57" calcext:value-type="float">
            <text:p>4,57</text:p>
          </table:table-cell>
          <table:table-cell table:formula="of:=IF(ABS([.A176]-[.A175])&lt;=8; IF([.B175]&gt;0;[.A176]+[.B175];[.A176]); [.A176])" office:value-type="float" office:value="4.57" calcext:value-type="float">
            <text:p>4,57</text:p>
          </table:table-cell>
          <table:table-cell table:number-columns-repeated="16382"/>
        </table:table-row>
        <table:table-row table:style-name="ro1">
          <table:table-cell office:value-type="float" office:value="-1.31" calcext:value-type="float">
            <text:p>-1,31</text:p>
          </table:table-cell>
          <table:table-cell table:formula="of:=IF(ABS([.A177]-[.A176])&lt;=8; IF([.B176]&gt;0;[.A177]+[.B176];[.A177]); [.A177])" office:value-type="float" office:value="3.26" calcext:value-type="float">
            <text:p>3,26</text:p>
          </table:table-cell>
          <table:table-cell table:number-columns-repeated="16382"/>
        </table:table-row>
        <table:table-row table:style-name="ro1">
          <table:table-cell office:value-type="float" office:value="-6.4" calcext:value-type="float">
            <text:p>-6,4</text:p>
          </table:table-cell>
          <table:table-cell table:formula="of:=IF(ABS([.A178]-[.A177])&lt;=8; IF([.B177]&gt;0;[.A178]+[.B177];[.A178]); [.A178])" office:value-type="float" office:value="-3.14" calcext:value-type="float">
            <text:p>-3,14</text:p>
          </table:table-cell>
          <table:table-cell table:number-columns-repeated="16382"/>
        </table:table-row>
        <table:table-row table:style-name="ro1">
          <table:table-cell office:value-type="float" office:value="14.21" calcext:value-type="float">
            <text:p>14,21</text:p>
          </table:table-cell>
          <table:table-cell table:formula="of:=IF(ABS([.A179]-[.A178])&lt;=8; IF([.B178]&gt;0;[.A179]+[.B178];[.A179]); [.A179])" office:value-type="float" office:value="14.21" calcext:value-type="float">
            <text:p>14,21</text:p>
          </table:table-cell>
          <table:table-cell table:number-columns-repeated="16382"/>
        </table:table-row>
        <table:table-row table:style-name="ro1">
          <table:table-cell office:value-type="float" office:value="3.48" calcext:value-type="float">
            <text:p>3,48</text:p>
          </table:table-cell>
          <table:table-cell table:formula="of:=IF(ABS([.A180]-[.A179])&lt;=8; IF([.B179]&gt;0;[.A180]+[.B179];[.A180]); [.A180])" office:value-type="float" office:value="3.48" calcext:value-type="float">
            <text:p>3,48</text:p>
          </table:table-cell>
          <table:table-cell table:number-columns-repeated="16382"/>
        </table:table-row>
        <table:table-row table:style-name="ro1">
          <table:table-cell office:value-type="float" office:value="12.95" calcext:value-type="float">
            <text:p>12,95</text:p>
          </table:table-cell>
          <table:table-cell table:formula="of:=IF(ABS([.A181]-[.A180])&lt;=8; IF([.B180]&gt;0;[.A181]+[.B180];[.A181]); [.A181])" office:value-type="float" office:value="12.95" calcext:value-type="float">
            <text:p>12,95</text:p>
          </table:table-cell>
          <table:table-cell table:number-columns-repeated="16382"/>
        </table:table-row>
        <table:table-row table:style-name="ro1">
          <table:table-cell office:value-type="float" office:value="11.05" calcext:value-type="float">
            <text:p>11,05</text:p>
          </table:table-cell>
          <table:table-cell table:formula="of:=IF(ABS([.A182]-[.A181])&lt;=8; IF([.B181]&gt;0;[.A182]+[.B181];[.A182]); [.A182])" office:value-type="float" office:value="24" calcext:value-type="float">
            <text:p>24</text:p>
          </table:table-cell>
          <table:table-cell table:number-columns-repeated="16382"/>
        </table:table-row>
        <table:table-row table:style-name="ro1">
          <table:table-cell office:value-type="float" office:value="8.34" calcext:value-type="float">
            <text:p>8,34</text:p>
          </table:table-cell>
          <table:table-cell table:formula="of:=IF(ABS([.A183]-[.A182])&lt;=8; IF([.B182]&gt;0;[.A183]+[.B182];[.A183]); [.A183])" office:value-type="float" office:value="32.34" calcext:value-type="float">
            <text:p>32,34</text:p>
          </table:table-cell>
          <table:table-cell table:number-columns-repeated="16382"/>
        </table:table-row>
        <table:table-row table:style-name="ro1">
          <table:table-cell office:value-type="float" office:value="10.41" calcext:value-type="float">
            <text:p>10,41</text:p>
          </table:table-cell>
          <table:table-cell table:formula="of:=IF(ABS([.A184]-[.A183])&lt;=8; IF([.B183]&gt;0;[.A184]+[.B183];[.A184]); [.A184])" office:value-type="float" office:value="42.75" calcext:value-type="float">
            <text:p>42,75</text:p>
          </table:table-cell>
          <table:table-cell table:number-columns-repeated="16382"/>
        </table:table-row>
        <table:table-row table:style-name="ro1">
          <table:table-cell office:value-type="float" office:value="-16.31" calcext:value-type="float">
            <text:p>-16,31</text:p>
          </table:table-cell>
          <table:table-cell table:formula="of:=IF(ABS([.A185]-[.A184])&lt;=8; IF([.B184]&gt;0;[.A185]+[.B184];[.A185]); [.A185])" office:value-type="float" office:value="-16.31" calcext:value-type="float">
            <text:p>-16,31</text:p>
          </table:table-cell>
          <table:table-cell table:number-columns-repeated="16382"/>
        </table:table-row>
        <table:table-row table:style-name="ro1">
          <table:table-cell office:value-type="float" office:value="-17.78" calcext:value-type="float">
            <text:p>-17,78</text:p>
          </table:table-cell>
          <table:table-cell table:formula="of:=IF(ABS([.A186]-[.A185])&lt;=8; IF([.B185]&gt;0;[.A186]+[.B185];[.A186]); [.A186])" office:value-type="float" office:value="-17.78" calcext:value-type="float">
            <text:p>-17,78</text:p>
          </table:table-cell>
          <table:table-cell table:number-columns-repeated="16382"/>
        </table:table-row>
        <table:table-row table:style-name="ro1">
          <table:table-cell office:value-type="float" office:value="14.08" calcext:value-type="float">
            <text:p>14,08</text:p>
          </table:table-cell>
          <table:table-cell table:formula="of:=IF(ABS([.A187]-[.A186])&lt;=8; IF([.B186]&gt;0;[.A187]+[.B186];[.A187]); [.A187])" office:value-type="float" office:value="14.08" calcext:value-type="float">
            <text:p>14,08</text:p>
          </table:table-cell>
          <table:table-cell table:number-columns-repeated="16382"/>
        </table:table-row>
        <table:table-row table:style-name="ro1">
          <table:table-cell office:value-type="float" office:value="-3.3" calcext:value-type="float">
            <text:p>-3,3</text:p>
          </table:table-cell>
          <table:table-cell table:formula="of:=IF(ABS([.A188]-[.A187])&lt;=8; IF([.B187]&gt;0;[.A188]+[.B187];[.A188]); [.A188])" office:value-type="float" office:value="-3.3" calcext:value-type="float">
            <text:p>-3,3</text:p>
          </table:table-cell>
          <table:table-cell table:number-columns-repeated="16382"/>
        </table:table-row>
        <table:table-row table:style-name="ro1">
          <table:table-cell office:value-type="float" office:value="-8.43" calcext:value-type="float">
            <text:p>-8,43</text:p>
          </table:table-cell>
          <table:table-cell table:formula="of:=IF(ABS([.A189]-[.A188])&lt;=8; IF([.B188]&gt;0;[.A189]+[.B188];[.A189]); [.A189])" office:value-type="float" office:value="-8.43" calcext:value-type="float">
            <text:p>-8,43</text:p>
          </table:table-cell>
          <table:table-cell table:number-columns-repeated="16382"/>
        </table:table-row>
        <table:table-row table:style-name="ro1">
          <table:table-cell office:value-type="float" office:value="-15.17" calcext:value-type="float">
            <text:p>-15,17</text:p>
          </table:table-cell>
          <table:table-cell table:formula="of:=IF(ABS([.A190]-[.A189])&lt;=8; IF([.B189]&gt;0;[.A190]+[.B189];[.A190]); [.A190])" office:value-type="float" office:value="-15.17" calcext:value-type="float">
            <text:p>-15,17</text:p>
          </table:table-cell>
          <table:table-cell table:number-columns-repeated="16382"/>
        </table:table-row>
        <table:table-row table:style-name="ro1">
          <table:table-cell office:value-type="float" office:value="-10.42" calcext:value-type="float">
            <text:p>-10,42</text:p>
          </table:table-cell>
          <table:table-cell table:formula="of:=IF(ABS([.A191]-[.A190])&lt;=8; IF([.B190]&gt;0;[.A191]+[.B190];[.A191]); [.A191])" office:value-type="float" office:value="-10.42" calcext:value-type="float">
            <text:p>-10,42</text:p>
          </table:table-cell>
          <table:table-cell table:number-columns-repeated="16382"/>
        </table:table-row>
        <table:table-row table:style-name="ro1">
          <table:table-cell office:value-type="float" office:value="11.23" calcext:value-type="float">
            <text:p>11,23</text:p>
          </table:table-cell>
          <table:table-cell table:formula="of:=IF(ABS([.A192]-[.A191])&lt;=8; IF([.B191]&gt;0;[.A192]+[.B191];[.A192]); [.A192])" office:value-type="float" office:value="11.23" calcext:value-type="float">
            <text:p>11,23</text:p>
          </table:table-cell>
          <table:table-cell table:number-columns-repeated="16382"/>
        </table:table-row>
        <table:table-row table:style-name="ro1">
          <table:table-cell office:value-type="float" office:value="-16.42" calcext:value-type="float">
            <text:p>-16,42</text:p>
          </table:table-cell>
          <table:table-cell table:formula="of:=IF(ABS([.A193]-[.A192])&lt;=8; IF([.B192]&gt;0;[.A193]+[.B192];[.A193]); [.A193])" office:value-type="float" office:value="-16.42" calcext:value-type="float">
            <text:p>-16,42</text:p>
          </table:table-cell>
          <table:table-cell table:number-columns-repeated="16382"/>
        </table:table-row>
        <table:table-row table:style-name="ro1">
          <table:table-cell office:value-type="float" office:value="-2.35" calcext:value-type="float">
            <text:p>-2,35</text:p>
          </table:table-cell>
          <table:table-cell table:formula="of:=IF(ABS([.A194]-[.A193])&lt;=8; IF([.B193]&gt;0;[.A194]+[.B193];[.A194]); [.A194])" office:value-type="float" office:value="-2.35" calcext:value-type="float">
            <text:p>-2,35</text:p>
          </table:table-cell>
          <table:table-cell table:number-columns-repeated="16382"/>
        </table:table-row>
        <table:table-row table:style-name="ro1">
          <table:table-cell office:value-type="float" office:value="8.46" calcext:value-type="float">
            <text:p>8,46</text:p>
          </table:table-cell>
          <table:table-cell table:formula="of:=IF(ABS([.A195]-[.A194])&lt;=8; IF([.B194]&gt;0;[.A195]+[.B194];[.A195]); [.A195])" office:value-type="float" office:value="8.46" calcext:value-type="float">
            <text:p>8,46</text:p>
          </table:table-cell>
          <table:table-cell table:number-columns-repeated="16382"/>
        </table:table-row>
        <table:table-row table:style-name="ro1">
          <table:table-cell office:value-type="float" office:value="-14.19" calcext:value-type="float">
            <text:p>-14,19</text:p>
          </table:table-cell>
          <table:table-cell table:formula="of:=IF(ABS([.A196]-[.A195])&lt;=8; IF([.B195]&gt;0;[.A196]+[.B195];[.A196]); [.A196])" office:value-type="float" office:value="-14.19" calcext:value-type="float">
            <text:p>-14,19</text:p>
          </table:table-cell>
          <table:table-cell table:number-columns-repeated="16382"/>
        </table:table-row>
        <table:table-row table:style-name="ro1">
          <table:table-cell office:value-type="float" office:value="-4.42" calcext:value-type="float">
            <text:p>-4,42</text:p>
          </table:table-cell>
          <table:table-cell table:formula="of:=IF(ABS([.A197]-[.A196])&lt;=8; IF([.B196]&gt;0;[.A197]+[.B196];[.A197]); [.A197])" office:value-type="float" office:value="-4.42" calcext:value-type="float">
            <text:p>-4,42</text:p>
          </table:table-cell>
          <table:table-cell table:number-columns-repeated="16382"/>
        </table:table-row>
        <table:table-row table:style-name="ro1">
          <table:table-cell office:value-type="float" office:value="5.21" calcext:value-type="float">
            <text:p>5,21</text:p>
          </table:table-cell>
          <table:table-cell table:formula="of:=IF(ABS([.A198]-[.A197])&lt;=8; IF([.B197]&gt;0;[.A198]+[.B197];[.A198]); [.A198])" office:value-type="float" office:value="5.21" calcext:value-type="float">
            <text:p>5,21</text:p>
          </table:table-cell>
          <table:table-cell table:number-columns-repeated="16382"/>
        </table:table-row>
        <table:table-row table:style-name="ro1">
          <table:table-cell office:value-type="float" office:value="14.08" calcext:value-type="float">
            <text:p>14,08</text:p>
          </table:table-cell>
          <table:table-cell table:formula="of:=IF(ABS([.A199]-[.A198])&lt;=8; IF([.B198]&gt;0;[.A199]+[.B198];[.A199]); [.A199])" office:value-type="float" office:value="14.08" calcext:value-type="float">
            <text:p>14,08</text:p>
          </table:table-cell>
          <table:table-cell table:number-columns-repeated="16382"/>
        </table:table-row>
        <table:table-row table:style-name="ro1">
          <table:table-cell office:value-type="float" office:value="19.64" calcext:value-type="float">
            <text:p>19,64</text:p>
          </table:table-cell>
          <table:table-cell table:formula="of:=IF(ABS([.A200]-[.A199])&lt;=8; IF([.B199]&gt;0;[.A200]+[.B199];[.A200]); [.A200])" office:value-type="float" office:value="33.72" calcext:value-type="float">
            <text:p>33,72</text:p>
          </table:table-cell>
          <table:table-cell table:number-columns-repeated="16382"/>
        </table:table-row>
        <table:table-row table:style-name="ro1">
          <table:table-cell office:value-type="float" office:value="18.23" calcext:value-type="float">
            <text:p>18,23</text:p>
          </table:table-cell>
          <table:table-cell table:formula="of:=IF(ABS([.A201]-[.A200])&lt;=8; IF([.B200]&gt;0;[.A201]+[.B200];[.A201]); [.A201])" office:value-type="float" office:value="51.95" calcext:value-type="float">
            <text:p>51,95</text:p>
          </table:table-cell>
          <table:table-cell table:number-columns-repeated="16382"/>
        </table:table-row>
        <table:table-row table:style-name="ro1">
          <table:table-cell office:value-type="float" office:value="8.47" calcext:value-type="float">
            <text:p>8,47</text:p>
          </table:table-cell>
          <table:table-cell table:formula="of:=IF(ABS([.A202]-[.A201])&lt;=8; IF([.B201]&gt;0;[.A202]+[.B201];[.A202]); [.A202])" office:value-type="float" office:value="8.47" calcext:value-type="float">
            <text:p>8,47</text:p>
          </table:table-cell>
          <table:table-cell table:number-columns-repeated="16382"/>
        </table:table-row>
        <table:table-row table:style-name="ro1">
          <table:table-cell office:value-type="float" office:value="-1.3" calcext:value-type="float">
            <text:p>-1,3</text:p>
          </table:table-cell>
          <table:table-cell table:formula="of:=IF(ABS([.A203]-[.A202])&lt;=8; IF([.B202]&gt;0;[.A203]+[.B202];[.A203]); [.A203])" office:value-type="float" office:value="-1.3" calcext:value-type="float">
            <text:p>-1,3</text:p>
          </table:table-cell>
          <table:table-cell table:number-columns-repeated="16382"/>
        </table:table-row>
        <table:table-row table:style-name="ro1">
          <table:table-cell office:value-type="float" office:value="6.42" calcext:value-type="float">
            <text:p>6,42</text:p>
          </table:table-cell>
          <table:table-cell table:formula="of:=IF(ABS([.A204]-[.A203])&lt;=8; IF([.B203]&gt;0;[.A204]+[.B203];[.A204]); [.A204])" office:value-type="float" office:value="6.42" calcext:value-type="float">
            <text:p>6,42</text:p>
          </table:table-cell>
          <table:table-cell table:number-columns-repeated="16382"/>
        </table:table-row>
        <table:table-row table:style-name="ro1">
          <table:table-cell office:value-type="float" office:value="0.13" calcext:value-type="float">
            <text:p>0,13</text:p>
          </table:table-cell>
          <table:table-cell table:formula="of:=IF(ABS([.A205]-[.A204])&lt;=8; IF([.B204]&gt;0;[.A205]+[.B204];[.A205]); [.A205])" office:value-type="float" office:value="6.55" calcext:value-type="float">
            <text:p>6,55</text:p>
          </table:table-cell>
          <table:table-cell table:number-columns-repeated="16382"/>
        </table:table-row>
        <table:table-row table:style-name="ro1">
          <table:table-cell office:value-type="float" office:value="9.88" calcext:value-type="float">
            <text:p>9,88</text:p>
          </table:table-cell>
          <table:table-cell table:formula="of:=IF(ABS([.A206]-[.A205])&lt;=8; IF([.B205]&gt;0;[.A206]+[.B205];[.A206]); [.A206])" office:value-type="float" office:value="9.88" calcext:value-type="float">
            <text:p>9,88</text:p>
          </table:table-cell>
          <table:table-cell table:number-columns-repeated="16382"/>
        </table:table-row>
        <table:table-row table:style-name="ro1">
          <table:table-cell office:value-type="float" office:value="-9.66" calcext:value-type="float">
            <text:p>-9,66</text:p>
          </table:table-cell>
          <table:table-cell table:formula="of:=IF(ABS([.A207]-[.A206])&lt;=8; IF([.B206]&gt;0;[.A207]+[.B206];[.A207]); [.A207])" office:value-type="float" office:value="-9.66" calcext:value-type="float">
            <text:p>-9,66</text:p>
          </table:table-cell>
          <table:table-cell table:number-columns-repeated="16382"/>
        </table:table-row>
        <table:table-row table:style-name="ro1">
          <table:table-cell office:value-type="float" office:value="-0.24" calcext:value-type="float">
            <text:p>-0,24</text:p>
          </table:table-cell>
          <table:table-cell table:formula="of:=IF(ABS([.A208]-[.A207])&lt;=8; IF([.B207]&gt;0;[.A208]+[.B207];[.A208]); [.A208])" office:value-type="float" office:value="-0.24" calcext:value-type="float">
            <text:p>-0,24</text:p>
          </table:table-cell>
          <table:table-cell table:number-columns-repeated="16382"/>
        </table:table-row>
        <table:table-row table:style-name="ro1">
          <table:table-cell office:value-type="float" office:value="0.43" calcext:value-type="float">
            <text:p>0,43</text:p>
          </table:table-cell>
          <table:table-cell table:formula="of:=IF(ABS([.A209]-[.A208])&lt;=8; IF([.B208]&gt;0;[.A209]+[.B208];[.A209]); [.A209])" office:value-type="float" office:value="0.43" calcext:value-type="float">
            <text:p>0,43</text:p>
          </table:table-cell>
          <table:table-cell table:number-columns-repeated="16382"/>
        </table:table-row>
        <table:table-row table:style-name="ro1">
          <table:table-cell office:value-type="float" office:value="-17.06" calcext:value-type="float">
            <text:p>-17,06</text:p>
          </table:table-cell>
          <table:table-cell table:formula="of:=IF(ABS([.A210]-[.A209])&lt;=8; IF([.B209]&gt;0;[.A210]+[.B209];[.A210]); [.A210])" office:value-type="float" office:value="-17.06" calcext:value-type="float">
            <text:p>-17,06</text:p>
          </table:table-cell>
          <table:table-cell table:number-columns-repeated="16382"/>
        </table:table-row>
        <table:table-row table:style-name="ro1">
          <table:table-cell office:value-type="float" office:value="-1.19" calcext:value-type="float">
            <text:p>-1,19</text:p>
          </table:table-cell>
          <table:table-cell table:formula="of:=IF(ABS([.A211]-[.A210])&lt;=8; IF([.B210]&gt;0;[.A211]+[.B210];[.A211]); [.A211])" office:value-type="float" office:value="-1.19" calcext:value-type="float">
            <text:p>-1,19</text:p>
          </table:table-cell>
          <table:table-cell table:number-columns-repeated="16382"/>
        </table:table-row>
        <table:table-row table:style-name="ro1">
          <table:table-cell office:value-type="float" office:value="17.99" calcext:value-type="float">
            <text:p>17,99</text:p>
          </table:table-cell>
          <table:table-cell table:formula="of:=IF(ABS([.A212]-[.A211])&lt;=8; IF([.B211]&gt;0;[.A212]+[.B211];[.A212]); [.A212])" office:value-type="float" office:value="17.99" calcext:value-type="float">
            <text:p>17,99</text:p>
          </table:table-cell>
          <table:table-cell table:number-columns-repeated="16382"/>
        </table:table-row>
        <table:table-row table:style-name="ro1">
          <table:table-cell office:value-type="float" office:value="19.1" calcext:value-type="float">
            <text:p>19,1</text:p>
          </table:table-cell>
          <table:table-cell table:formula="of:=IF(ABS([.A213]-[.A212])&lt;=8; IF([.B212]&gt;0;[.A213]+[.B212];[.A213]); [.A213])" office:value-type="float" office:value="37.09" calcext:value-type="float">
            <text:p>37,09</text:p>
          </table:table-cell>
          <table:table-cell table:number-columns-repeated="16382"/>
        </table:table-row>
        <table:table-row table:style-name="ro1">
          <table:table-cell office:value-type="float" office:value="-15.87" calcext:value-type="float">
            <text:p>-15,87</text:p>
          </table:table-cell>
          <table:table-cell table:formula="of:=IF(ABS([.A214]-[.A213])&lt;=8; IF([.B213]&gt;0;[.A214]+[.B213];[.A214]); [.A214])" office:value-type="float" office:value="-15.87" calcext:value-type="float">
            <text:p>-15,87</text:p>
          </table:table-cell>
          <table:table-cell table:number-columns-repeated="16382"/>
        </table:table-row>
        <table:table-row table:style-name="ro1">
          <table:table-cell office:value-type="float" office:value="11.17" calcext:value-type="float">
            <text:p>11,17</text:p>
          </table:table-cell>
          <table:table-cell table:formula="of:=IF(ABS([.A215]-[.A214])&lt;=8; IF([.B214]&gt;0;[.A215]+[.B214];[.A215]); [.A215])" office:value-type="float" office:value="11.17" calcext:value-type="float">
            <text:p>11,17</text:p>
          </table:table-cell>
          <table:table-cell table:number-columns-repeated="16382"/>
        </table:table-row>
        <table:table-row table:style-name="ro1">
          <table:table-cell office:value-type="float" office:value="-8.77" calcext:value-type="float">
            <text:p>-8,77</text:p>
          </table:table-cell>
          <table:table-cell table:formula="of:=IF(ABS([.A216]-[.A215])&lt;=8; IF([.B215]&gt;0;[.A216]+[.B215];[.A216]); [.A216])" office:value-type="float" office:value="-8.77" calcext:value-type="float">
            <text:p>-8,77</text:p>
          </table:table-cell>
          <table:table-cell table:number-columns-repeated="16382"/>
        </table:table-row>
        <table:table-row table:style-name="ro1">
          <table:table-cell office:value-type="float" office:value="16.64" calcext:value-type="float">
            <text:p>16,64</text:p>
          </table:table-cell>
          <table:table-cell table:formula="of:=IF(ABS([.A217]-[.A216])&lt;=8; IF([.B216]&gt;0;[.A217]+[.B216];[.A217]); [.A217])" office:value-type="float" office:value="16.64" calcext:value-type="float">
            <text:p>16,64</text:p>
          </table:table-cell>
          <table:table-cell table:number-columns-repeated="16382"/>
        </table:table-row>
        <table:table-row table:style-name="ro1">
          <table:table-cell office:value-type="float" office:value="10.44" calcext:value-type="float">
            <text:p>10,44</text:p>
          </table:table-cell>
          <table:table-cell table:formula="of:=IF(ABS([.A218]-[.A217])&lt;=8; IF([.B217]&gt;0;[.A218]+[.B217];[.A218]); [.A218])" office:value-type="float" office:value="27.08" calcext:value-type="float">
            <text:p>27,08</text:p>
          </table:table-cell>
          <table:table-cell table:number-columns-repeated="16382"/>
        </table:table-row>
        <table:table-row table:style-name="ro1">
          <table:table-cell office:value-type="float" office:value="-5.66" calcext:value-type="float">
            <text:p>-5,66</text:p>
          </table:table-cell>
          <table:table-cell table:formula="of:=IF(ABS([.A219]-[.A218])&lt;=8; IF([.B218]&gt;0;[.A219]+[.B218];[.A219]); [.A219])" office:value-type="float" office:value="-5.66" calcext:value-type="float">
            <text:p>-5,66</text:p>
          </table:table-cell>
          <table:table-cell table:number-columns-repeated="16382"/>
        </table:table-row>
        <table:table-row table:style-name="ro1">
          <table:table-cell office:value-type="float" office:value="8.69" calcext:value-type="float">
            <text:p>8,69</text:p>
          </table:table-cell>
          <table:table-cell table:formula="of:=IF(ABS([.A220]-[.A219])&lt;=8; IF([.B219]&gt;0;[.A220]+[.B219];[.A220]); [.A220])" office:value-type="float" office:value="8.69" calcext:value-type="float">
            <text:p>8,69</text:p>
          </table:table-cell>
          <table:table-cell table:number-columns-repeated="16382"/>
        </table:table-row>
        <table:table-row table:style-name="ro1">
          <table:table-cell office:value-type="float" office:value="11.44" calcext:value-type="float">
            <text:p>11,44</text:p>
          </table:table-cell>
          <table:table-cell table:formula="of:=IF(ABS([.A221]-[.A220])&lt;=8; IF([.B220]&gt;0;[.A221]+[.B220];[.A221]); [.A221])" office:value-type="float" office:value="20.13" calcext:value-type="float">
            <text:p>20,13</text:p>
          </table:table-cell>
          <table:table-cell table:number-columns-repeated="16382"/>
        </table:table-row>
        <table:table-row table:style-name="ro1">
          <table:table-cell office:value-type="float" office:value="-19.14" calcext:value-type="float">
            <text:p>-19,14</text:p>
          </table:table-cell>
          <table:table-cell table:formula="of:=IF(ABS([.A222]-[.A221])&lt;=8; IF([.B221]&gt;0;[.A222]+[.B221];[.A222]); [.A222])" office:value-type="float" office:value="-19.14" calcext:value-type="float">
            <text:p>-19,14</text:p>
          </table:table-cell>
          <table:table-cell table:number-columns-repeated="16382"/>
        </table:table-row>
        <table:table-row table:style-name="ro1">
          <table:table-cell office:value-type="float" office:value="-10.38" calcext:value-type="float">
            <text:p>-10,38</text:p>
          </table:table-cell>
          <table:table-cell table:formula="of:=IF(ABS([.A223]-[.A222])&lt;=8; IF([.B222]&gt;0;[.A223]+[.B222];[.A223]); [.A223])" office:value-type="float" office:value="-10.38" calcext:value-type="float">
            <text:p>-10,38</text:p>
          </table:table-cell>
          <table:table-cell table:number-columns-repeated="16382"/>
        </table:table-row>
        <table:table-row table:style-name="ro1">
          <table:table-cell office:value-type="float" office:value="5.88" calcext:value-type="float">
            <text:p>5,88</text:p>
          </table:table-cell>
          <table:table-cell table:formula="of:=IF(ABS([.A224]-[.A223])&lt;=8; IF([.B223]&gt;0;[.A224]+[.B223];[.A224]); [.A224])" office:value-type="float" office:value="5.88" calcext:value-type="float">
            <text:p>5,88</text:p>
          </table:table-cell>
          <table:table-cell table:number-columns-repeated="16382"/>
        </table:table-row>
        <table:table-row table:style-name="ro1">
          <table:table-cell office:value-type="float" office:value="13.5" calcext:value-type="float">
            <text:p>13,5</text:p>
          </table:table-cell>
          <table:table-cell table:formula="of:=IF(ABS([.A225]-[.A224])&lt;=8; IF([.B224]&gt;0;[.A225]+[.B224];[.A225]); [.A225])" office:value-type="float" office:value="19.38" calcext:value-type="float">
            <text:p>19,38</text:p>
          </table:table-cell>
          <table:table-cell table:number-columns-repeated="16382"/>
        </table:table-row>
        <table:table-row table:style-name="ro1">
          <table:table-cell office:value-type="float" office:value="12.69" calcext:value-type="float">
            <text:p>12,69</text:p>
          </table:table-cell>
          <table:table-cell table:formula="of:=IF(ABS([.A226]-[.A225])&lt;=8; IF([.B225]&gt;0;[.A226]+[.B225];[.A226]); [.A226])" office:value-type="float" office:value="32.07" calcext:value-type="float">
            <text:p>32,07</text:p>
          </table:table-cell>
          <table:table-cell table:number-columns-repeated="16382"/>
        </table:table-row>
        <table:table-row table:style-name="ro1">
          <table:table-cell office:value-type="float" office:value="-10.7" calcext:value-type="float">
            <text:p>-10,7</text:p>
          </table:table-cell>
          <table:table-cell table:formula="of:=IF(ABS([.A227]-[.A226])&lt;=8; IF([.B226]&gt;0;[.A227]+[.B226];[.A227]); [.A227])" office:value-type="float" office:value="-10.7" calcext:value-type="float">
            <text:p>-10,7</text:p>
          </table:table-cell>
          <table:table-cell table:number-columns-repeated="16382"/>
        </table:table-row>
        <table:table-row table:style-name="ro1">
          <table:table-cell office:value-type="float" office:value="-19.95" calcext:value-type="float">
            <text:p>-19,95</text:p>
          </table:table-cell>
          <table:table-cell table:formula="of:=IF(ABS([.A228]-[.A227])&lt;=8; IF([.B227]&gt;0;[.A228]+[.B227];[.A228]); [.A228])" office:value-type="float" office:value="-19.95" calcext:value-type="float">
            <text:p>-19,95</text:p>
          </table:table-cell>
          <table:table-cell table:number-columns-repeated="16382"/>
        </table:table-row>
        <table:table-row table:style-name="ro1">
          <table:table-cell office:value-type="float" office:value="-18.67" calcext:value-type="float">
            <text:p>-18,67</text:p>
          </table:table-cell>
          <table:table-cell table:formula="of:=IF(ABS([.A229]-[.A228])&lt;=8; IF([.B228]&gt;0;[.A229]+[.B228];[.A229]); [.A229])" office:value-type="float" office:value="-18.67" calcext:value-type="float">
            <text:p>-18,67</text:p>
          </table:table-cell>
          <table:table-cell table:number-columns-repeated="16382"/>
        </table:table-row>
        <table:table-row table:style-name="ro1">
          <table:table-cell office:value-type="float" office:value="-15.91" calcext:value-type="float">
            <text:p>-15,91</text:p>
          </table:table-cell>
          <table:table-cell table:formula="of:=IF(ABS([.A230]-[.A229])&lt;=8; IF([.B229]&gt;0;[.A230]+[.B229];[.A230]); [.A230])" office:value-type="float" office:value="-15.91" calcext:value-type="float">
            <text:p>-15,91</text:p>
          </table:table-cell>
          <table:table-cell table:number-columns-repeated="16382"/>
        </table:table-row>
        <table:table-row table:style-name="ro1">
          <table:table-cell office:value-type="float" office:value="10.8" calcext:value-type="float">
            <text:p>10,8</text:p>
          </table:table-cell>
          <table:table-cell table:formula="of:=IF(ABS([.A231]-[.A230])&lt;=8; IF([.B230]&gt;0;[.A231]+[.B230];[.A231]); [.A231])" office:value-type="float" office:value="10.8" calcext:value-type="float">
            <text:p>10,8</text:p>
          </table:table-cell>
          <table:table-cell table:number-columns-repeated="16382"/>
        </table:table-row>
        <table:table-row table:style-name="ro1">
          <table:table-cell office:value-type="float" office:value="-11.04" calcext:value-type="float">
            <text:p>-11,04</text:p>
          </table:table-cell>
          <table:table-cell table:formula="of:=IF(ABS([.A232]-[.A231])&lt;=8; IF([.B231]&gt;0;[.A232]+[.B231];[.A232]); [.A232])" office:value-type="float" office:value="-11.04" calcext:value-type="float">
            <text:p>-11,04</text:p>
          </table:table-cell>
          <table:table-cell table:number-columns-repeated="16382"/>
        </table:table-row>
        <table:table-row table:style-name="ro1">
          <table:table-cell office:value-type="float" office:value="-17.58" calcext:value-type="float">
            <text:p>-17,58</text:p>
          </table:table-cell>
          <table:table-cell table:formula="of:=IF(ABS([.A233]-[.A232])&lt;=8; IF([.B232]&gt;0;[.A233]+[.B232];[.A233]); [.A233])" office:value-type="float" office:value="-17.58" calcext:value-type="float">
            <text:p>-17,58</text:p>
          </table:table-cell>
          <table:table-cell table:number-columns-repeated="16382"/>
        </table:table-row>
        <table:table-row table:style-name="ro1">
          <table:table-cell office:value-type="float" office:value="-3.08" calcext:value-type="float">
            <text:p>-3,08</text:p>
          </table:table-cell>
          <table:table-cell table:formula="of:=IF(ABS([.A234]-[.A233])&lt;=8; IF([.B233]&gt;0;[.A234]+[.B233];[.A234]); [.A234])" office:value-type="float" office:value="-3.08" calcext:value-type="float">
            <text:p>-3,08</text:p>
          </table:table-cell>
          <table:table-cell table:number-columns-repeated="16382"/>
        </table:table-row>
        <table:table-row table:style-name="ro1">
          <table:table-cell office:value-type="float" office:value="14.1" calcext:value-type="float">
            <text:p>14,1</text:p>
          </table:table-cell>
          <table:table-cell table:formula="of:=IF(ABS([.A235]-[.A234])&lt;=8; IF([.B234]&gt;0;[.A235]+[.B234];[.A235]); [.A235])" office:value-type="float" office:value="14.1" calcext:value-type="float">
            <text:p>14,1</text:p>
          </table:table-cell>
          <table:table-cell table:number-columns-repeated="16382"/>
        </table:table-row>
        <table:table-row table:style-name="ro1">
          <table:table-cell office:value-type="float" office:value="-0.5" calcext:value-type="float">
            <text:p>-0,5</text:p>
          </table:table-cell>
          <table:table-cell table:formula="of:=IF(ABS([.A236]-[.A235])&lt;=8; IF([.B235]&gt;0;[.A236]+[.B235];[.A236]); [.A236])" office:value-type="float" office:value="-0.5" calcext:value-type="float">
            <text:p>-0,5</text:p>
          </table:table-cell>
          <table:table-cell table:number-columns-repeated="16382"/>
        </table:table-row>
        <table:table-row table:style-name="ro1">
          <table:table-cell office:value-type="float" office:value="-5.02" calcext:value-type="float">
            <text:p>-5,02</text:p>
          </table:table-cell>
          <table:table-cell table:formula="of:=IF(ABS([.A237]-[.A236])&lt;=8; IF([.B236]&gt;0;[.A237]+[.B236];[.A237]); [.A237])" office:value-type="float" office:value="-5.02" calcext:value-type="float">
            <text:p>-5,02</text:p>
          </table:table-cell>
          <table:table-cell table:number-columns-repeated="16382"/>
        </table:table-row>
        <table:table-row table:style-name="ro1">
          <table:table-cell office:value-type="float" office:value="-13.61" calcext:value-type="float">
            <text:p>-13,61</text:p>
          </table:table-cell>
          <table:table-cell table:formula="of:=IF(ABS([.A238]-[.A237])&lt;=8; IF([.B237]&gt;0;[.A238]+[.B237];[.A238]); [.A238])" office:value-type="float" office:value="-13.61" calcext:value-type="float">
            <text:p>-13,61</text:p>
          </table:table-cell>
          <table:table-cell table:number-columns-repeated="16382"/>
        </table:table-row>
        <table:table-row table:style-name="ro1">
          <table:table-cell office:value-type="float" office:value="7.3" calcext:value-type="float">
            <text:p>7,3</text:p>
          </table:table-cell>
          <table:table-cell table:formula="of:=IF(ABS([.A239]-[.A238])&lt;=8; IF([.B238]&gt;0;[.A239]+[.B238];[.A239]); [.A239])" office:value-type="float" office:value="7.3" calcext:value-type="float">
            <text:p>7,3</text:p>
          </table:table-cell>
          <table:table-cell table:number-columns-repeated="16382"/>
        </table:table-row>
        <table:table-row table:style-name="ro1">
          <table:table-cell office:value-type="float" office:value="-4.21" calcext:value-type="float">
            <text:p>-4,21</text:p>
          </table:table-cell>
          <table:table-cell table:formula="of:=IF(ABS([.A240]-[.A239])&lt;=8; IF([.B239]&gt;0;[.A240]+[.B239];[.A240]); [.A240])" office:value-type="float" office:value="-4.21" calcext:value-type="float">
            <text:p>-4,21</text:p>
          </table:table-cell>
          <table:table-cell table:number-columns-repeated="16382"/>
        </table:table-row>
        <table:table-row table:style-name="ro1">
          <table:table-cell office:value-type="float" office:value="6.21" calcext:value-type="float">
            <text:p>6,21</text:p>
          </table:table-cell>
          <table:table-cell table:formula="of:=IF(ABS([.A241]-[.A240])&lt;=8; IF([.B240]&gt;0;[.A241]+[.B240];[.A241]); [.A241])" office:value-type="float" office:value="6.21" calcext:value-type="float">
            <text:p>6,21</text:p>
          </table:table-cell>
          <table:table-cell table:number-columns-repeated="16382"/>
        </table:table-row>
        <table:table-row table:style-name="ro1">
          <table:table-cell office:value-type="float" office:value="-2.71" calcext:value-type="float">
            <text:p>-2,71</text:p>
          </table:table-cell>
          <table:table-cell table:formula="of:=IF(ABS([.A242]-[.A241])&lt;=8; IF([.B241]&gt;0;[.A242]+[.B241];[.A242]); [.A242])" office:value-type="float" office:value="-2.71" calcext:value-type="float">
            <text:p>-2,71</text:p>
          </table:table-cell>
          <table:table-cell table:number-columns-repeated="16382"/>
        </table:table-row>
        <table:table-row table:style-name="ro1">
          <table:table-cell office:value-type="float" office:value="8.41" calcext:value-type="float">
            <text:p>8,41</text:p>
          </table:table-cell>
          <table:table-cell table:formula="of:=IF(ABS([.A243]-[.A242])&lt;=8; IF([.B242]&gt;0;[.A243]+[.B242];[.A243]); [.A243])" office:value-type="float" office:value="8.41" calcext:value-type="float">
            <text:p>8,41</text:p>
          </table:table-cell>
          <table:table-cell table:number-columns-repeated="16382"/>
        </table:table-row>
        <table:table-row table:style-name="ro1">
          <table:table-cell office:value-type="float" office:value="-6.08" calcext:value-type="float">
            <text:p>-6,08</text:p>
          </table:table-cell>
          <table:table-cell table:formula="of:=IF(ABS([.A244]-[.A243])&lt;=8; IF([.B243]&gt;0;[.A244]+[.B243];[.A244]); [.A244])" office:value-type="float" office:value="-6.08" calcext:value-type="float">
            <text:p>-6,08</text:p>
          </table:table-cell>
          <table:table-cell table:number-columns-repeated="16382"/>
        </table:table-row>
        <table:table-row table:style-name="ro1">
          <table:table-cell office:value-type="float" office:value="5.94" calcext:value-type="float">
            <text:p>5,94</text:p>
          </table:table-cell>
          <table:table-cell table:formula="of:=IF(ABS([.A245]-[.A244])&lt;=8; IF([.B244]&gt;0;[.A245]+[.B244];[.A245]); [.A245])" office:value-type="float" office:value="5.94" calcext:value-type="float">
            <text:p>5,94</text:p>
          </table:table-cell>
          <table:table-cell table:number-columns-repeated="16382"/>
        </table:table-row>
        <table:table-row table:style-name="ro1">
          <table:table-cell office:value-type="float" office:value="-7.08" calcext:value-type="float">
            <text:p>-7,08</text:p>
          </table:table-cell>
          <table:table-cell table:formula="of:=IF(ABS([.A246]-[.A245])&lt;=8; IF([.B245]&gt;0;[.A246]+[.B245];[.A246]); [.A246])" office:value-type="float" office:value="-7.08" calcext:value-type="float">
            <text:p>-7,08</text:p>
          </table:table-cell>
          <table:table-cell table:number-columns-repeated="16382"/>
        </table:table-row>
        <table:table-row table:style-name="ro1">
          <table:table-cell office:value-type="float" office:value="-9.25" calcext:value-type="float">
            <text:p>-9,25</text:p>
          </table:table-cell>
          <table:table-cell table:formula="of:=IF(ABS([.A247]-[.A246])&lt;=8; IF([.B246]&gt;0;[.A247]+[.B246];[.A247]); [.A247])" office:value-type="float" office:value="-9.25" calcext:value-type="float">
            <text:p>-9,25</text:p>
          </table:table-cell>
          <table:table-cell table:number-columns-repeated="16382"/>
        </table:table-row>
        <table:table-row table:style-name="ro1">
          <table:table-cell office:value-type="float" office:value="-7.29" calcext:value-type="float">
            <text:p>-7,29</text:p>
          </table:table-cell>
          <table:table-cell table:formula="of:=IF(ABS([.A248]-[.A247])&lt;=8; IF([.B247]&gt;0;[.A248]+[.B247];[.A248]); [.A248])" office:value-type="float" office:value="-7.29" calcext:value-type="float">
            <text:p>-7,29</text:p>
          </table:table-cell>
          <table:table-cell table:number-columns-repeated="16382"/>
        </table:table-row>
        <table:table-row table:style-name="ro1">
          <table:table-cell office:value-type="float" office:value="-8.69" calcext:value-type="float">
            <text:p>-8,69</text:p>
          </table:table-cell>
          <table:table-cell table:formula="of:=IF(ABS([.A249]-[.A248])&lt;=8; IF([.B248]&gt;0;[.A249]+[.B248];[.A249]); [.A249])" office:value-type="float" office:value="-8.69" calcext:value-type="float">
            <text:p>-8,69</text:p>
          </table:table-cell>
          <table:table-cell table:number-columns-repeated="16382"/>
        </table:table-row>
        <table:table-row table:style-name="ro1">
          <table:table-cell office:value-type="float" office:value="-13.84" calcext:value-type="float">
            <text:p>-13,84</text:p>
          </table:table-cell>
          <table:table-cell table:formula="of:=IF(ABS([.A250]-[.A249])&lt;=8; IF([.B249]&gt;0;[.A250]+[.B249];[.A250]); [.A250])" office:value-type="float" office:value="-13.84" calcext:value-type="float">
            <text:p>-13,84</text:p>
          </table:table-cell>
          <table:table-cell table:number-columns-repeated="16382"/>
        </table:table-row>
        <table:table-row table:style-name="ro1">
          <table:table-cell office:value-type="float" office:value="1.23" calcext:value-type="float">
            <text:p>1,23</text:p>
          </table:table-cell>
          <table:table-cell table:formula="of:=IF(ABS([.A251]-[.A250])&lt;=8; IF([.B250]&gt;0;[.A251]+[.B250];[.A251]); [.A251])" office:value-type="float" office:value="1.23" calcext:value-type="float">
            <text:p>1,23</text:p>
          </table:table-cell>
          <table:table-cell table:number-columns-repeated="16382"/>
        </table:table-row>
        <table:table-row table:style-name="ro1">
          <table:table-cell office:value-type="float" office:value="-8.33" calcext:value-type="float">
            <text:p>-8,33</text:p>
          </table:table-cell>
          <table:table-cell table:formula="of:=IF(ABS([.A252]-[.A251])&lt;=8; IF([.B251]&gt;0;[.A252]+[.B251];[.A252]); [.A252])" office:value-type="float" office:value="-8.33" calcext:value-type="float">
            <text:p>-8,33</text:p>
          </table:table-cell>
          <table:table-cell table:number-columns-repeated="16382"/>
        </table:table-row>
        <table:table-row table:style-name="ro1">
          <table:table-cell office:value-type="float" office:value="17.71" calcext:value-type="float">
            <text:p>17,71</text:p>
          </table:table-cell>
          <table:table-cell table:formula="of:=IF(ABS([.A253]-[.A252])&lt;=8; IF([.B252]&gt;0;[.A253]+[.B252];[.A253]); [.A253])" office:value-type="float" office:value="17.71" calcext:value-type="float">
            <text:p>17,71</text:p>
          </table:table-cell>
          <table:table-cell table:number-columns-repeated="16382"/>
        </table:table-row>
        <table:table-row table:style-name="ro1">
          <table:table-cell office:value-type="float" office:value="-19.12" calcext:value-type="float">
            <text:p>-19,12</text:p>
          </table:table-cell>
          <table:table-cell table:formula="of:=IF(ABS([.A254]-[.A253])&lt;=8; IF([.B253]&gt;0;[.A254]+[.B253];[.A254]); [.A254])" office:value-type="float" office:value="-19.12" calcext:value-type="float">
            <text:p>-19,12</text:p>
          </table:table-cell>
          <table:table-cell table:number-columns-repeated="16382"/>
        </table:table-row>
        <table:table-row table:style-name="ro1">
          <table:table-cell office:value-type="float" office:value="-19.67" calcext:value-type="float">
            <text:p>-19,67</text:p>
          </table:table-cell>
          <table:table-cell table:formula="of:=IF(ABS([.A255]-[.A254])&lt;=8; IF([.B254]&gt;0;[.A255]+[.B254];[.A255]); [.A255])" office:value-type="float" office:value="-19.67" calcext:value-type="float">
            <text:p>-19,67</text:p>
          </table:table-cell>
          <table:table-cell table:number-columns-repeated="16382"/>
        </table:table-row>
        <table:table-row table:style-name="ro1">
          <table:table-cell office:value-type="float" office:value="0.47" calcext:value-type="float">
            <text:p>0,47</text:p>
          </table:table-cell>
          <table:table-cell table:formula="of:=IF(ABS([.A256]-[.A255])&lt;=8; IF([.B255]&gt;0;[.A256]+[.B255];[.A256]); [.A256])" office:value-type="float" office:value="0.47" calcext:value-type="float">
            <text:p>0,47</text:p>
          </table:table-cell>
          <table:table-cell table:number-columns-repeated="16382"/>
        </table:table-row>
        <table:table-row table:style-name="ro1">
          <table:table-cell office:value-type="float" office:value="9.95" calcext:value-type="float">
            <text:p>9,95</text:p>
          </table:table-cell>
          <table:table-cell table:formula="of:=IF(ABS([.A257]-[.A256])&lt;=8; IF([.B256]&gt;0;[.A257]+[.B256];[.A257]); [.A257])" office:value-type="float" office:value="9.95" calcext:value-type="float">
            <text:p>9,95</text:p>
          </table:table-cell>
          <table:table-cell table:number-columns-repeated="16382"/>
        </table:table-row>
        <table:table-row table:style-name="ro1">
          <table:table-cell office:value-type="float" office:value="19.23" calcext:value-type="float">
            <text:p>19,23</text:p>
          </table:table-cell>
          <table:table-cell table:formula="of:=IF(ABS([.A258]-[.A257])&lt;=8; IF([.B257]&gt;0;[.A258]+[.B257];[.A258]); [.A258])" office:value-type="float" office:value="19.23" calcext:value-type="float">
            <text:p>19,23</text:p>
          </table:table-cell>
          <table:table-cell table:number-columns-repeated="16382"/>
        </table:table-row>
        <table:table-row table:style-name="ro1">
          <table:table-cell office:value-type="float" office:value="-11.92" calcext:value-type="float">
            <text:p>-11,92</text:p>
          </table:table-cell>
          <table:table-cell table:formula="of:=IF(ABS([.A259]-[.A258])&lt;=8; IF([.B258]&gt;0;[.A259]+[.B258];[.A259]); [.A259])" office:value-type="float" office:value="-11.92" calcext:value-type="float">
            <text:p>-11,92</text:p>
          </table:table-cell>
          <table:table-cell table:number-columns-repeated="16382"/>
        </table:table-row>
        <table:table-row table:style-name="ro1">
          <table:table-cell office:value-type="float" office:value="9.23" calcext:value-type="float">
            <text:p>9,23</text:p>
          </table:table-cell>
          <table:table-cell table:formula="of:=IF(ABS([.A260]-[.A259])&lt;=8; IF([.B259]&gt;0;[.A260]+[.B259];[.A260]); [.A260])" office:value-type="float" office:value="9.23" calcext:value-type="float">
            <text:p>9,23</text:p>
          </table:table-cell>
          <table:table-cell table:number-columns-repeated="16382"/>
        </table:table-row>
        <table:table-row table:style-name="ro1">
          <table:table-cell office:value-type="float" office:value="10.06" calcext:value-type="float">
            <text:p>10,06</text:p>
          </table:table-cell>
          <table:table-cell table:formula="of:=IF(ABS([.A261]-[.A260])&lt;=8; IF([.B260]&gt;0;[.A261]+[.B260];[.A261]); [.A261])" office:value-type="float" office:value="19.29" calcext:value-type="float">
            <text:p>19,29</text:p>
          </table:table-cell>
          <table:table-cell table:number-columns-repeated="16382"/>
        </table:table-row>
        <table:table-row table:style-name="ro1">
          <table:table-cell office:value-type="float" office:value="7.95" calcext:value-type="float">
            <text:p>7,95</text:p>
          </table:table-cell>
          <table:table-cell table:formula="of:=IF(ABS([.A262]-[.A261])&lt;=8; IF([.B261]&gt;0;[.A262]+[.B261];[.A262]); [.A262])" office:value-type="float" office:value="27.24" calcext:value-type="float">
            <text:p>27,24</text:p>
          </table:table-cell>
          <table:table-cell table:number-columns-repeated="16382"/>
        </table:table-row>
        <table:table-row table:style-name="ro1">
          <table:table-cell office:value-type="float" office:value="-0.98" calcext:value-type="float">
            <text:p>-0,98</text:p>
          </table:table-cell>
          <table:table-cell table:formula="of:=IF(ABS([.A263]-[.A262])&lt;=8; IF([.B262]&gt;0;[.A263]+[.B262];[.A263]); [.A263])" office:value-type="float" office:value="-0.98" calcext:value-type="float">
            <text:p>-0,98</text:p>
          </table:table-cell>
          <table:table-cell table:number-columns-repeated="16382"/>
        </table:table-row>
        <table:table-row table:style-name="ro1">
          <table:table-cell office:value-type="float" office:value="-18.67" calcext:value-type="float">
            <text:p>-18,67</text:p>
          </table:table-cell>
          <table:table-cell table:formula="of:=IF(ABS([.A264]-[.A263])&lt;=8; IF([.B263]&gt;0;[.A264]+[.B263];[.A264]); [.A264])" office:value-type="float" office:value="-18.67" calcext:value-type="float">
            <text:p>-18,67</text:p>
          </table:table-cell>
          <table:table-cell table:number-columns-repeated="16382"/>
        </table:table-row>
        <table:table-row table:style-name="ro1">
          <table:table-cell office:value-type="float" office:value="-4.9" calcext:value-type="float">
            <text:p>-4,9</text:p>
          </table:table-cell>
          <table:table-cell table:formula="of:=IF(ABS([.A265]-[.A264])&lt;=8; IF([.B264]&gt;0;[.A265]+[.B264];[.A265]); [.A265])" office:value-type="float" office:value="-4.9" calcext:value-type="float">
            <text:p>-4,9</text:p>
          </table:table-cell>
          <table:table-cell table:number-columns-repeated="16382"/>
        </table:table-row>
        <table:table-row table:style-name="ro1">
          <table:table-cell office:value-type="float" office:value="9.13" calcext:value-type="float">
            <text:p>9,13</text:p>
          </table:table-cell>
          <table:table-cell table:formula="of:=IF(ABS([.A266]-[.A265])&lt;=8; IF([.B265]&gt;0;[.A266]+[.B265];[.A266]); [.A266])" office:value-type="float" office:value="9.13" calcext:value-type="float">
            <text:p>9,13</text:p>
          </table:table-cell>
          <table:table-cell table:number-columns-repeated="16382"/>
        </table:table-row>
        <table:table-row table:style-name="ro1">
          <table:table-cell office:value-type="float" office:value="-1.37" calcext:value-type="float">
            <text:p>-1,37</text:p>
          </table:table-cell>
          <table:table-cell table:formula="of:=IF(ABS([.A267]-[.A266])&lt;=8; IF([.B266]&gt;0;[.A267]+[.B266];[.A267]); [.A267])" office:value-type="float" office:value="-1.37" calcext:value-type="float">
            <text:p>-1,37</text:p>
          </table:table-cell>
          <table:table-cell table:number-columns-repeated="16382"/>
        </table:table-row>
        <table:table-row table:style-name="ro1">
          <table:table-cell office:value-type="float" office:value="-15.41" calcext:value-type="float">
            <text:p>-15,41</text:p>
          </table:table-cell>
          <table:table-cell table:formula="of:=IF(ABS([.A268]-[.A267])&lt;=8; IF([.B267]&gt;0;[.A268]+[.B267];[.A268]); [.A268])" office:value-type="float" office:value="-15.41" calcext:value-type="float">
            <text:p>-15,41</text:p>
          </table:table-cell>
          <table:table-cell table:number-columns-repeated="16382"/>
        </table:table-row>
        <table:table-row table:style-name="ro1">
          <table:table-cell office:value-type="float" office:value="-10.11" calcext:value-type="float">
            <text:p>-10,11</text:p>
          </table:table-cell>
          <table:table-cell table:formula="of:=IF(ABS([.A269]-[.A268])&lt;=8; IF([.B268]&gt;0;[.A269]+[.B268];[.A269]); [.A269])" office:value-type="float" office:value="-10.11" calcext:value-type="float">
            <text:p>-10,11</text:p>
          </table:table-cell>
          <table:table-cell table:number-columns-repeated="16382"/>
        </table:table-row>
        <table:table-row table:style-name="ro1">
          <table:table-cell office:value-type="float" office:value="-13.66" calcext:value-type="float">
            <text:p>-13,66</text:p>
          </table:table-cell>
          <table:table-cell table:formula="of:=IF(ABS([.A270]-[.A269])&lt;=8; IF([.B269]&gt;0;[.A270]+[.B269];[.A270]); [.A270])" office:value-type="float" office:value="-13.66" calcext:value-type="float">
            <text:p>-13,66</text:p>
          </table:table-cell>
          <table:table-cell table:number-columns-repeated="16382"/>
        </table:table-row>
        <table:table-row table:style-name="ro1">
          <table:table-cell office:value-type="float" office:value="6.42" calcext:value-type="float">
            <text:p>6,42</text:p>
          </table:table-cell>
          <table:table-cell table:formula="of:=IF(ABS([.A271]-[.A270])&lt;=8; IF([.B270]&gt;0;[.A271]+[.B270];[.A271]); [.A271])" office:value-type="float" office:value="6.42" calcext:value-type="float">
            <text:p>6,42</text:p>
          </table:table-cell>
          <table:table-cell table:number-columns-repeated="16382"/>
        </table:table-row>
        <table:table-row table:style-name="ro1">
          <table:table-cell office:value-type="float" office:value="19.41" calcext:value-type="float">
            <text:p>19,41</text:p>
          </table:table-cell>
          <table:table-cell table:formula="of:=IF(ABS([.A272]-[.A271])&lt;=8; IF([.B271]&gt;0;[.A272]+[.B271];[.A272]); [.A272])" office:value-type="float" office:value="19.41" calcext:value-type="float">
            <text:p>19,41</text:p>
          </table:table-cell>
          <table:table-cell table:number-columns-repeated="16382"/>
        </table:table-row>
        <table:table-row table:style-name="ro1">
          <table:table-cell office:value-type="float" office:value="19.61" calcext:value-type="float">
            <text:p>19,61</text:p>
          </table:table-cell>
          <table:table-cell table:formula="of:=IF(ABS([.A273]-[.A272])&lt;=8; IF([.B272]&gt;0;[.A273]+[.B272];[.A273]); [.A273])" office:value-type="float" office:value="39.02" calcext:value-type="float">
            <text:p>39,02</text:p>
          </table:table-cell>
          <table:table-cell table:number-columns-repeated="16382"/>
        </table:table-row>
        <table:table-row table:style-name="ro1">
          <table:table-cell office:value-type="float" office:value="-1.21" calcext:value-type="float">
            <text:p>-1,21</text:p>
          </table:table-cell>
          <table:table-cell table:formula="of:=IF(ABS([.A274]-[.A273])&lt;=8; IF([.B273]&gt;0;[.A274]+[.B273];[.A274]); [.A274])" office:value-type="float" office:value="-1.21" calcext:value-type="float">
            <text:p>-1,21</text:p>
          </table:table-cell>
          <table:table-cell table:number-columns-repeated="16382"/>
        </table:table-row>
        <table:table-row table:style-name="ro1">
          <table:table-cell office:value-type="float" office:value="-13.42" calcext:value-type="float">
            <text:p>-13,42</text:p>
          </table:table-cell>
          <table:table-cell table:formula="of:=IF(ABS([.A275]-[.A274])&lt;=8; IF([.B274]&gt;0;[.A275]+[.B274];[.A275]); [.A275])" office:value-type="float" office:value="-13.42" calcext:value-type="float">
            <text:p>-13,42</text:p>
          </table:table-cell>
          <table:table-cell table:number-columns-repeated="16382"/>
        </table:table-row>
        <table:table-row table:style-name="ro1">
          <table:table-cell office:value-type="float" office:value="-4.17" calcext:value-type="float">
            <text:p>-4,17</text:p>
          </table:table-cell>
          <table:table-cell table:formula="of:=IF(ABS([.A276]-[.A275])&lt;=8; IF([.B275]&gt;0;[.A276]+[.B275];[.A276]); [.A276])" office:value-type="float" office:value="-4.17" calcext:value-type="float">
            <text:p>-4,17</text:p>
          </table:table-cell>
          <table:table-cell table:number-columns-repeated="16382"/>
        </table:table-row>
        <table:table-row table:style-name="ro1">
          <table:table-cell office:value-type="float" office:value="-19.14" calcext:value-type="float">
            <text:p>-19,14</text:p>
          </table:table-cell>
          <table:table-cell table:formula="of:=IF(ABS([.A277]-[.A276])&lt;=8; IF([.B276]&gt;0;[.A277]+[.B276];[.A277]); [.A277])" office:value-type="float" office:value="-19.14" calcext:value-type="float">
            <text:p>-19,14</text:p>
          </table:table-cell>
          <table:table-cell table:number-columns-repeated="16382"/>
        </table:table-row>
        <table:table-row table:style-name="ro1">
          <table:table-cell office:value-type="float" office:value="-11.33" calcext:value-type="float">
            <text:p>-11,33</text:p>
          </table:table-cell>
          <table:table-cell table:formula="of:=IF(ABS([.A278]-[.A277])&lt;=8; IF([.B277]&gt;0;[.A278]+[.B277];[.A278]); [.A278])" office:value-type="float" office:value="-11.33" calcext:value-type="float">
            <text:p>-11,33</text:p>
          </table:table-cell>
          <table:table-cell table:number-columns-repeated="16382"/>
        </table:table-row>
        <table:table-row table:style-name="ro1">
          <table:table-cell office:value-type="float" office:value="-18.33" calcext:value-type="float">
            <text:p>-18,33</text:p>
          </table:table-cell>
          <table:table-cell table:formula="of:=IF(ABS([.A279]-[.A278])&lt;=8; IF([.B278]&gt;0;[.A279]+[.B278];[.A279]); [.A279])" office:value-type="float" office:value="-18.33" calcext:value-type="float">
            <text:p>-18,33</text:p>
          </table:table-cell>
          <table:table-cell table:number-columns-repeated="16382"/>
        </table:table-row>
        <table:table-row table:style-name="ro1">
          <table:table-cell office:value-type="float" office:value="-2.86" calcext:value-type="float">
            <text:p>-2,86</text:p>
          </table:table-cell>
          <table:table-cell table:formula="of:=IF(ABS([.A280]-[.A279])&lt;=8; IF([.B279]&gt;0;[.A280]+[.B279];[.A280]); [.A280])" office:value-type="float" office:value="-2.86" calcext:value-type="float">
            <text:p>-2,86</text:p>
          </table:table-cell>
          <table:table-cell table:number-columns-repeated="16382"/>
        </table:table-row>
        <table:table-row table:style-name="ro1">
          <table:table-cell office:value-type="float" office:value="-4.7" calcext:value-type="float">
            <text:p>-4,7</text:p>
          </table:table-cell>
          <table:table-cell table:formula="of:=IF(ABS([.A281]-[.A280])&lt;=8; IF([.B280]&gt;0;[.A281]+[.B280];[.A281]); [.A281])" office:value-type="float" office:value="-4.7" calcext:value-type="float">
            <text:p>-4,7</text:p>
          </table:table-cell>
          <table:table-cell table:number-columns-repeated="16382"/>
        </table:table-row>
        <table:table-row table:style-name="ro1">
          <table:table-cell office:value-type="float" office:value="-2.57" calcext:value-type="float">
            <text:p>-2,57</text:p>
          </table:table-cell>
          <table:table-cell table:formula="of:=IF(ABS([.A282]-[.A281])&lt;=8; IF([.B281]&gt;0;[.A282]+[.B281];[.A282]); [.A282])" office:value-type="float" office:value="-2.57" calcext:value-type="float">
            <text:p>-2,57</text:p>
          </table:table-cell>
          <table:table-cell table:number-columns-repeated="16382"/>
        </table:table-row>
        <table:table-row table:style-name="ro1">
          <table:table-cell office:value-type="float" office:value="-16.2" calcext:value-type="float">
            <text:p>-16,2</text:p>
          </table:table-cell>
          <table:table-cell table:formula="of:=IF(ABS([.A283]-[.A282])&lt;=8; IF([.B282]&gt;0;[.A283]+[.B282];[.A283]); [.A283])" office:value-type="float" office:value="-16.2" calcext:value-type="float">
            <text:p>-16,2</text:p>
          </table:table-cell>
          <table:table-cell table:number-columns-repeated="16382"/>
        </table:table-row>
        <table:table-row table:style-name="ro1">
          <table:table-cell office:value-type="float" office:value="-8.28" calcext:value-type="float">
            <text:p>-8,28</text:p>
          </table:table-cell>
          <table:table-cell table:formula="of:=IF(ABS([.A284]-[.A283])&lt;=8; IF([.B283]&gt;0;[.A284]+[.B283];[.A284]); [.A284])" office:value-type="float" office:value="-8.28" calcext:value-type="float">
            <text:p>-8,28</text:p>
          </table:table-cell>
          <table:table-cell table:number-columns-repeated="16382"/>
        </table:table-row>
        <table:table-row table:style-name="ro1">
          <table:table-cell office:value-type="float" office:value="-14.14" calcext:value-type="float">
            <text:p>-14,14</text:p>
          </table:table-cell>
          <table:table-cell table:formula="of:=IF(ABS([.A285]-[.A284])&lt;=8; IF([.B284]&gt;0;[.A285]+[.B284];[.A285]); [.A285])" office:value-type="float" office:value="-14.14" calcext:value-type="float">
            <text:p>-14,14</text:p>
          </table:table-cell>
          <table:table-cell table:number-columns-repeated="16382"/>
        </table:table-row>
        <table:table-row table:style-name="ro1">
          <table:table-cell office:value-type="float" office:value="-16.19" calcext:value-type="float">
            <text:p>-16,19</text:p>
          </table:table-cell>
          <table:table-cell table:formula="of:=IF(ABS([.A286]-[.A285])&lt;=8; IF([.B285]&gt;0;[.A286]+[.B285];[.A286]); [.A286])" office:value-type="float" office:value="-16.19" calcext:value-type="float">
            <text:p>-16,19</text:p>
          </table:table-cell>
          <table:table-cell table:number-columns-repeated="16382"/>
        </table:table-row>
        <table:table-row table:style-name="ro1">
          <table:table-cell office:value-type="float" office:value="-14.03" calcext:value-type="float">
            <text:p>-14,03</text:p>
          </table:table-cell>
          <table:table-cell table:formula="of:=IF(ABS([.A287]-[.A286])&lt;=8; IF([.B286]&gt;0;[.A287]+[.B286];[.A287]); [.A287])" office:value-type="float" office:value="-14.03" calcext:value-type="float">
            <text:p>-14,03</text:p>
          </table:table-cell>
          <table:table-cell table:number-columns-repeated="16382"/>
        </table:table-row>
        <table:table-row table:style-name="ro1">
          <table:table-cell office:value-type="float" office:value="-19.9" calcext:value-type="float">
            <text:p>-19,9</text:p>
          </table:table-cell>
          <table:table-cell table:formula="of:=IF(ABS([.A288]-[.A287])&lt;=8; IF([.B287]&gt;0;[.A288]+[.B287];[.A288]); [.A288])" office:value-type="float" office:value="-19.9" calcext:value-type="float">
            <text:p>-19,9</text:p>
          </table:table-cell>
          <table:table-cell table:number-columns-repeated="16382"/>
        </table:table-row>
        <table:table-row table:style-name="ro1">
          <table:table-cell office:value-type="float" office:value="-9.67" calcext:value-type="float">
            <text:p>-9,67</text:p>
          </table:table-cell>
          <table:table-cell table:formula="of:=IF(ABS([.A289]-[.A288])&lt;=8; IF([.B288]&gt;0;[.A289]+[.B288];[.A289]); [.A289])" office:value-type="float" office:value="-9.67" calcext:value-type="float">
            <text:p>-9,67</text:p>
          </table:table-cell>
          <table:table-cell table:number-columns-repeated="16382"/>
        </table:table-row>
        <table:table-row table:style-name="ro1">
          <table:table-cell office:value-type="float" office:value="7.01" calcext:value-type="float">
            <text:p>7,01</text:p>
          </table:table-cell>
          <table:table-cell table:formula="of:=IF(ABS([.A290]-[.A289])&lt;=8; IF([.B289]&gt;0;[.A290]+[.B289];[.A290]); [.A290])" office:value-type="float" office:value="7.01" calcext:value-type="float">
            <text:p>7,01</text:p>
          </table:table-cell>
          <table:table-cell table:number-columns-repeated="16382"/>
        </table:table-row>
        <table:table-row table:style-name="ro1">
          <table:table-cell office:value-type="float" office:value="15.58" calcext:value-type="float">
            <text:p>15,58</text:p>
          </table:table-cell>
          <table:table-cell table:formula="of:=IF(ABS([.A291]-[.A290])&lt;=8; IF([.B290]&gt;0;[.A291]+[.B290];[.A291]); [.A291])" office:value-type="float" office:value="15.58" calcext:value-type="float">
            <text:p>15,58</text:p>
          </table:table-cell>
          <table:table-cell table:number-columns-repeated="16382"/>
        </table:table-row>
        <table:table-row table:style-name="ro1">
          <table:table-cell office:value-type="float" office:value="-17.08" calcext:value-type="float">
            <text:p>-17,08</text:p>
          </table:table-cell>
          <table:table-cell table:formula="of:=IF(ABS([.A292]-[.A291])&lt;=8; IF([.B291]&gt;0;[.A292]+[.B291];[.A292]); [.A292])" office:value-type="float" office:value="-17.08" calcext:value-type="float">
            <text:p>-17,08</text:p>
          </table:table-cell>
          <table:table-cell table:number-columns-repeated="16382"/>
        </table:table-row>
        <table:table-row table:style-name="ro1">
          <table:table-cell office:value-type="float" office:value="6.33" calcext:value-type="float">
            <text:p>6,33</text:p>
          </table:table-cell>
          <table:table-cell table:formula="of:=IF(ABS([.A293]-[.A292])&lt;=8; IF([.B292]&gt;0;[.A293]+[.B292];[.A293]); [.A293])" office:value-type="float" office:value="6.33" calcext:value-type="float">
            <text:p>6,33</text:p>
          </table:table-cell>
          <table:table-cell table:number-columns-repeated="16382"/>
        </table:table-row>
        <table:table-row table:style-name="ro1">
          <table:table-cell office:value-type="float" office:value="-15.52" calcext:value-type="float">
            <text:p>-15,52</text:p>
          </table:table-cell>
          <table:table-cell table:formula="of:=IF(ABS([.A294]-[.A293])&lt;=8; IF([.B293]&gt;0;[.A294]+[.B293];[.A294]); [.A294])" office:value-type="float" office:value="-15.52" calcext:value-type="float">
            <text:p>-15,52</text:p>
          </table:table-cell>
          <table:table-cell table:number-columns-repeated="16382"/>
        </table:table-row>
        <table:table-row table:style-name="ro1">
          <table:table-cell office:value-type="float" office:value="-18.31" calcext:value-type="float">
            <text:p>-18,31</text:p>
          </table:table-cell>
          <table:table-cell table:formula="of:=IF(ABS([.A295]-[.A294])&lt;=8; IF([.B294]&gt;0;[.A295]+[.B294];[.A295]); [.A295])" office:value-type="float" office:value="-18.31" calcext:value-type="float">
            <text:p>-18,31</text:p>
          </table:table-cell>
          <table:table-cell table:number-columns-repeated="16382"/>
        </table:table-row>
        <table:table-row table:style-name="ro1">
          <table:table-cell office:value-type="float" office:value="9.67" calcext:value-type="float">
            <text:p>9,67</text:p>
          </table:table-cell>
          <table:table-cell table:formula="of:=IF(ABS([.A296]-[.A295])&lt;=8; IF([.B295]&gt;0;[.A296]+[.B295];[.A296]); [.A296])" office:value-type="float" office:value="9.67" calcext:value-type="float">
            <text:p>9,67</text:p>
          </table:table-cell>
          <table:table-cell table:number-columns-repeated="16382"/>
        </table:table-row>
        <table:table-row table:style-name="ro1">
          <table:table-cell office:value-type="float" office:value="-1.57" calcext:value-type="float">
            <text:p>-1,57</text:p>
          </table:table-cell>
          <table:table-cell table:formula="of:=IF(ABS([.A297]-[.A296])&lt;=8; IF([.B296]&gt;0;[.A297]+[.B296];[.A297]); [.A297])" office:value-type="float" office:value="-1.57" calcext:value-type="float">
            <text:p>-1,57</text:p>
          </table:table-cell>
          <table:table-cell table:number-columns-repeated="16382"/>
        </table:table-row>
        <table:table-row table:style-name="ro1">
          <table:table-cell office:value-type="float" office:value="12.03" calcext:value-type="float">
            <text:p>12,03</text:p>
          </table:table-cell>
          <table:table-cell table:formula="of:=IF(ABS([.A298]-[.A297])&lt;=8; IF([.B297]&gt;0;[.A298]+[.B297];[.A298]); [.A298])" office:value-type="float" office:value="12.03" calcext:value-type="float">
            <text:p>12,03</text:p>
          </table:table-cell>
          <table:table-cell table:number-columns-repeated="16382"/>
        </table:table-row>
        <table:table-row table:style-name="ro1">
          <table:table-cell office:value-type="float" office:value="-10.93" calcext:value-type="float">
            <text:p>-10,93</text:p>
          </table:table-cell>
          <table:table-cell table:formula="of:=IF(ABS([.A299]-[.A298])&lt;=8; IF([.B298]&gt;0;[.A299]+[.B298];[.A299]); [.A299])" office:value-type="float" office:value="-10.93" calcext:value-type="float">
            <text:p>-10,93</text:p>
          </table:table-cell>
          <table:table-cell table:number-columns-repeated="16382"/>
        </table:table-row>
        <table:table-row table:style-name="ro1">
          <table:table-cell office:value-type="float" office:value="11.25" calcext:value-type="float">
            <text:p>11,25</text:p>
          </table:table-cell>
          <table:table-cell table:formula="of:=IF(ABS([.A300]-[.A299])&lt;=8; IF([.B299]&gt;0;[.A300]+[.B299];[.A300]); [.A300])" office:value-type="float" office:value="11.25" calcext:value-type="float">
            <text:p>11,25</text:p>
          </table:table-cell>
          <table:table-cell table:number-columns-repeated="16382"/>
        </table:table-row>
        <table:table-row table:style-name="ro1">
          <table:table-cell office:value-type="float" office:value="-19.91" calcext:value-type="float">
            <text:p>-19,91</text:p>
          </table:table-cell>
          <table:table-cell table:formula="of:=IF(ABS([.A301]-[.A300])&lt;=8; IF([.B300]&gt;0;[.A301]+[.B300];[.A301]); [.A301])" office:value-type="float" office:value="-19.91" calcext:value-type="float">
            <text:p>-19,91</text:p>
          </table:table-cell>
          <table:table-cell table:number-columns-repeated="16382"/>
        </table:table-row>
        <table:table-row table:style-name="ro1">
          <table:table-cell office:value-type="float" office:value="-2.58" calcext:value-type="float">
            <text:p>-2,58</text:p>
          </table:table-cell>
          <table:table-cell table:formula="of:=IF(ABS([.A302]-[.A301])&lt;=8; IF([.B301]&gt;0;[.A302]+[.B301];[.A302]); [.A302])" office:value-type="float" office:value="-2.58" calcext:value-type="float">
            <text:p>-2,58</text:p>
          </table:table-cell>
          <table:table-cell table:number-columns-repeated="16382"/>
        </table:table-row>
        <table:table-row table:style-name="ro1">
          <table:table-cell office:value-type="float" office:value="-1.13" calcext:value-type="float">
            <text:p>-1,13</text:p>
          </table:table-cell>
          <table:table-cell table:formula="of:=IF(ABS([.A303]-[.A302])&lt;=8; IF([.B302]&gt;0;[.A303]+[.B302];[.A303]); [.A303])" office:value-type="float" office:value="-1.13" calcext:value-type="float">
            <text:p>-1,13</text:p>
          </table:table-cell>
          <table:table-cell table:number-columns-repeated="16382"/>
        </table:table-row>
        <table:table-row table:style-name="ro1">
          <table:table-cell office:value-type="float" office:value="16.29" calcext:value-type="float">
            <text:p>16,29</text:p>
          </table:table-cell>
          <table:table-cell table:formula="of:=IF(ABS([.A304]-[.A303])&lt;=8; IF([.B303]&gt;0;[.A304]+[.B303];[.A304]); [.A304])" office:value-type="float" office:value="16.29" calcext:value-type="float">
            <text:p>16,29</text:p>
          </table:table-cell>
          <table:table-cell table:number-columns-repeated="16382"/>
        </table:table-row>
        <table:table-row table:style-name="ro1">
          <table:table-cell office:value-type="float" office:value="2.12" calcext:value-type="float">
            <text:p>2,12</text:p>
          </table:table-cell>
          <table:table-cell table:formula="of:=IF(ABS([.A305]-[.A304])&lt;=8; IF([.B304]&gt;0;[.A305]+[.B304];[.A305]); [.A305])" office:value-type="float" office:value="2.12" calcext:value-type="float">
            <text:p>2,12</text:p>
          </table:table-cell>
          <table:table-cell table:number-columns-repeated="16382"/>
        </table:table-row>
        <table:table-row table:style-name="ro1">
          <table:table-cell office:value-type="float" office:value="15.67" calcext:value-type="float">
            <text:p>15,67</text:p>
          </table:table-cell>
          <table:table-cell table:formula="of:=IF(ABS([.A306]-[.A305])&lt;=8; IF([.B305]&gt;0;[.A306]+[.B305];[.A306]); [.A306])" office:value-type="float" office:value="15.67" calcext:value-type="float">
            <text:p>15,67</text:p>
          </table:table-cell>
          <table:table-cell table:number-columns-repeated="16382"/>
        </table:table-row>
        <table:table-row table:style-name="ro1">
          <table:table-cell office:value-type="float" office:value="-13.26" calcext:value-type="float">
            <text:p>-13,26</text:p>
          </table:table-cell>
          <table:table-cell table:formula="of:=IF(ABS([.A307]-[.A306])&lt;=8; IF([.B306]&gt;0;[.A307]+[.B306];[.A307]); [.A307])" office:value-type="float" office:value="-13.26" calcext:value-type="float">
            <text:p>-13,26</text:p>
          </table:table-cell>
          <table:table-cell table:number-columns-repeated="16382"/>
        </table:table-row>
        <table:table-row table:style-name="ro1">
          <table:table-cell office:value-type="float" office:value="-18.56" calcext:value-type="float">
            <text:p>-18,56</text:p>
          </table:table-cell>
          <table:table-cell table:formula="of:=IF(ABS([.A308]-[.A307])&lt;=8; IF([.B307]&gt;0;[.A308]+[.B307];[.A308]); [.A308])" office:value-type="float" office:value="-18.56" calcext:value-type="float">
            <text:p>-18,56</text:p>
          </table:table-cell>
          <table:table-cell table:number-columns-repeated="16382"/>
        </table:table-row>
        <table:table-row table:style-name="ro1">
          <table:table-cell office:value-type="float" office:value="-11.75" calcext:value-type="float">
            <text:p>-11,75</text:p>
          </table:table-cell>
          <table:table-cell table:formula="of:=IF(ABS([.A309]-[.A308])&lt;=8; IF([.B308]&gt;0;[.A309]+[.B308];[.A309]); [.A309])" office:value-type="float" office:value="-11.75" calcext:value-type="float">
            <text:p>-11,75</text:p>
          </table:table-cell>
          <table:table-cell table:number-columns-repeated="16382"/>
        </table:table-row>
        <table:table-row table:style-name="ro1">
          <table:table-cell office:value-type="float" office:value="-9.87" calcext:value-type="float">
            <text:p>-9,87</text:p>
          </table:table-cell>
          <table:table-cell table:formula="of:=IF(ABS([.A310]-[.A309])&lt;=8; IF([.B309]&gt;0;[.A310]+[.B309];[.A310]); [.A310])" office:value-type="float" office:value="-9.87" calcext:value-type="float">
            <text:p>-9,87</text:p>
          </table:table-cell>
          <table:table-cell table:number-columns-repeated="16382"/>
        </table:table-row>
        <table:table-row table:style-name="ro1">
          <table:table-cell office:value-type="float" office:value="15.86" calcext:value-type="float">
            <text:p>15,86</text:p>
          </table:table-cell>
          <table:table-cell table:formula="of:=IF(ABS([.A311]-[.A310])&lt;=8; IF([.B310]&gt;0;[.A311]+[.B310];[.A311]); [.A311])" office:value-type="float" office:value="15.86" calcext:value-type="float">
            <text:p>15,86</text:p>
          </table:table-cell>
          <table:table-cell table:number-columns-repeated="16382"/>
        </table:table-row>
        <table:table-row table:style-name="ro1">
          <table:table-cell office:value-type="float" office:value="-4.61" calcext:value-type="float">
            <text:p>-4,61</text:p>
          </table:table-cell>
          <table:table-cell table:formula="of:=IF(ABS([.A312]-[.A311])&lt;=8; IF([.B311]&gt;0;[.A312]+[.B311];[.A312]); [.A312])" office:value-type="float" office:value="-4.61" calcext:value-type="float">
            <text:p>-4,61</text:p>
          </table:table-cell>
          <table:table-cell table:number-columns-repeated="16382"/>
        </table:table-row>
        <table:table-row table:style-name="ro1">
          <table:table-cell office:value-type="float" office:value="-18.81" calcext:value-type="float">
            <text:p>-18,81</text:p>
          </table:table-cell>
          <table:table-cell table:formula="of:=IF(ABS([.A313]-[.A312])&lt;=8; IF([.B312]&gt;0;[.A313]+[.B312];[.A313]); [.A313])" office:value-type="float" office:value="-18.81" calcext:value-type="float">
            <text:p>-18,81</text:p>
          </table:table-cell>
          <table:table-cell table:number-columns-repeated="16382"/>
        </table:table-row>
        <table:table-row table:style-name="ro1">
          <table:table-cell office:value-type="float" office:value="4.25" calcext:value-type="float">
            <text:p>4,25</text:p>
          </table:table-cell>
          <table:table-cell table:formula="of:=IF(ABS([.A314]-[.A313])&lt;=8; IF([.B313]&gt;0;[.A314]+[.B313];[.A314]); [.A314])" office:value-type="float" office:value="4.25" calcext:value-type="float">
            <text:p>4,25</text:p>
          </table:table-cell>
          <table:table-cell table:number-columns-repeated="16382"/>
        </table:table-row>
        <table:table-row table:style-name="ro1">
          <table:table-cell office:value-type="float" office:value="16.95" calcext:value-type="float">
            <text:p>16,95</text:p>
          </table:table-cell>
          <table:table-cell table:formula="of:=IF(ABS([.A315]-[.A314])&lt;=8; IF([.B314]&gt;0;[.A315]+[.B314];[.A315]); [.A315])" office:value-type="float" office:value="16.95" calcext:value-type="float">
            <text:p>16,95</text:p>
          </table:table-cell>
          <table:table-cell table:number-columns-repeated="16382"/>
        </table:table-row>
        <table:table-row table:style-name="ro1">
          <table:table-cell office:value-type="float" office:value="19.8" calcext:value-type="float">
            <text:p>19,8</text:p>
          </table:table-cell>
          <table:table-cell table:formula="of:=IF(ABS([.A316]-[.A315])&lt;=8; IF([.B315]&gt;0;[.A316]+[.B315];[.A316]); [.A316])" office:value-type="float" office:value="36.75" calcext:value-type="float">
            <text:p>36,75</text:p>
          </table:table-cell>
          <table:table-cell table:number-columns-repeated="16382"/>
        </table:table-row>
        <table:table-row table:style-name="ro1">
          <table:table-cell office:value-type="float" office:value="-5.23" calcext:value-type="float">
            <text:p>-5,23</text:p>
          </table:table-cell>
          <table:table-cell table:formula="of:=IF(ABS([.A317]-[.A316])&lt;=8; IF([.B316]&gt;0;[.A317]+[.B316];[.A317]); [.A317])" office:value-type="float" office:value="-5.23" calcext:value-type="float">
            <text:p>-5,23</text:p>
          </table:table-cell>
          <table:table-cell table:number-columns-repeated="16382"/>
        </table:table-row>
        <table:table-row table:style-name="ro1">
          <table:table-cell office:value-type="float" office:value="-7.9" calcext:value-type="float">
            <text:p>-7,9</text:p>
          </table:table-cell>
          <table:table-cell table:formula="of:=IF(ABS([.A318]-[.A317])&lt;=8; IF([.B317]&gt;0;[.A318]+[.B317];[.A318]); [.A318])" office:value-type="float" office:value="-7.9" calcext:value-type="float">
            <text:p>-7,9</text:p>
          </table:table-cell>
          <table:table-cell table:number-columns-repeated="16382"/>
        </table:table-row>
        <table:table-row table:style-name="ro1">
          <table:table-cell office:value-type="float" office:value="10.99" calcext:value-type="float">
            <text:p>10,99</text:p>
          </table:table-cell>
          <table:table-cell table:formula="of:=IF(ABS([.A319]-[.A318])&lt;=8; IF([.B318]&gt;0;[.A319]+[.B318];[.A319]); [.A319])" office:value-type="float" office:value="10.99" calcext:value-type="float">
            <text:p>10,99</text:p>
          </table:table-cell>
          <table:table-cell table:number-columns-repeated="16382"/>
        </table:table-row>
        <table:table-row table:style-name="ro1">
          <table:table-cell office:value-type="float" office:value="17.91" calcext:value-type="float">
            <text:p>17,91</text:p>
          </table:table-cell>
          <table:table-cell table:formula="of:=IF(ABS([.A320]-[.A319])&lt;=8; IF([.B319]&gt;0;[.A320]+[.B319];[.A320]); [.A320])" office:value-type="float" office:value="28.9" calcext:value-type="float">
            <text:p>28,9</text:p>
          </table:table-cell>
          <table:table-cell table:number-columns-repeated="16382"/>
        </table:table-row>
        <table:table-row table:style-name="ro1">
          <table:table-cell office:value-type="float" office:value="-2.89" calcext:value-type="float">
            <text:p>-2,89</text:p>
          </table:table-cell>
          <table:table-cell table:formula="of:=IF(ABS([.A321]-[.A320])&lt;=8; IF([.B320]&gt;0;[.A321]+[.B320];[.A321]); [.A321])" office:value-type="float" office:value="-2.89" calcext:value-type="float">
            <text:p>-2,89</text:p>
          </table:table-cell>
          <table:table-cell table:number-columns-repeated="16382"/>
        </table:table-row>
        <table:table-row table:style-name="ro1">
          <table:table-cell office:value-type="float" office:value="7.17" calcext:value-type="float">
            <text:p>7,17</text:p>
          </table:table-cell>
          <table:table-cell table:formula="of:=IF(ABS([.A322]-[.A321])&lt;=8; IF([.B321]&gt;0;[.A322]+[.B321];[.A322]); [.A322])" office:value-type="float" office:value="7.17" calcext:value-type="float">
            <text:p>7,17</text:p>
          </table:table-cell>
          <table:table-cell table:number-columns-repeated="16382"/>
        </table:table-row>
        <table:table-row table:style-name="ro1">
          <table:table-cell office:value-type="float" office:value="-16.94" calcext:value-type="float">
            <text:p>-16,94</text:p>
          </table:table-cell>
          <table:table-cell table:formula="of:=IF(ABS([.A323]-[.A322])&lt;=8; IF([.B322]&gt;0;[.A323]+[.B322];[.A323]); [.A323])" office:value-type="float" office:value="-16.94" calcext:value-type="float">
            <text:p>-16,94</text:p>
          </table:table-cell>
          <table:table-cell table:number-columns-repeated="16382"/>
        </table:table-row>
        <table:table-row table:style-name="ro1">
          <table:table-cell office:value-type="float" office:value="-4.99" calcext:value-type="float">
            <text:p>-4,99</text:p>
          </table:table-cell>
          <table:table-cell table:formula="of:=IF(ABS([.A324]-[.A323])&lt;=8; IF([.B323]&gt;0;[.A324]+[.B323];[.A324]); [.A324])" office:value-type="float" office:value="-4.99" calcext:value-type="float">
            <text:p>-4,99</text:p>
          </table:table-cell>
          <table:table-cell table:number-columns-repeated="16382"/>
        </table:table-row>
        <table:table-row table:style-name="ro1">
          <table:table-cell office:value-type="float" office:value="-15.9" calcext:value-type="float">
            <text:p>-15,9</text:p>
          </table:table-cell>
          <table:table-cell table:formula="of:=IF(ABS([.A325]-[.A324])&lt;=8; IF([.B324]&gt;0;[.A325]+[.B324];[.A325]); [.A325])" office:value-type="float" office:value="-15.9" calcext:value-type="float">
            <text:p>-15,9</text:p>
          </table:table-cell>
          <table:table-cell table:number-columns-repeated="16382"/>
        </table:table-row>
        <table:table-row table:style-name="ro1">
          <table:table-cell office:value-type="float" office:value="-14.28" calcext:value-type="float">
            <text:p>-14,28</text:p>
          </table:table-cell>
          <table:table-cell table:formula="of:=IF(ABS([.A326]-[.A325])&lt;=8; IF([.B325]&gt;0;[.A326]+[.B325];[.A326]); [.A326])" office:value-type="float" office:value="-14.28" calcext:value-type="float">
            <text:p>-14,28</text:p>
          </table:table-cell>
          <table:table-cell table:number-columns-repeated="16382"/>
        </table:table-row>
        <table:table-row table:style-name="ro1">
          <table:table-cell office:value-type="float" office:value="2.35" calcext:value-type="float">
            <text:p>2,35</text:p>
          </table:table-cell>
          <table:table-cell table:formula="of:=IF(ABS([.A327]-[.A326])&lt;=8; IF([.B326]&gt;0;[.A327]+[.B326];[.A327]); [.A327])" office:value-type="float" office:value="2.35" calcext:value-type="float">
            <text:p>2,35</text:p>
          </table:table-cell>
          <table:table-cell table:number-columns-repeated="16382"/>
        </table:table-row>
        <table:table-row table:style-name="ro1">
          <table:table-cell office:value-type="float" office:value="-13.58" calcext:value-type="float">
            <text:p>-13,58</text:p>
          </table:table-cell>
          <table:table-cell table:formula="of:=IF(ABS([.A328]-[.A327])&lt;=8; IF([.B327]&gt;0;[.A328]+[.B327];[.A328]); [.A328])" office:value-type="float" office:value="-13.58" calcext:value-type="float">
            <text:p>-13,58</text:p>
          </table:table-cell>
          <table:table-cell table:number-columns-repeated="16382"/>
        </table:table-row>
        <table:table-row table:style-name="ro1">
          <table:table-cell office:value-type="float" office:value="8.48" calcext:value-type="float">
            <text:p>8,48</text:p>
          </table:table-cell>
          <table:table-cell table:formula="of:=IF(ABS([.A329]-[.A328])&lt;=8; IF([.B328]&gt;0;[.A329]+[.B328];[.A329]); [.A329])" office:value-type="float" office:value="8.48" calcext:value-type="float">
            <text:p>8,48</text:p>
          </table:table-cell>
          <table:table-cell table:number-columns-repeated="16382"/>
        </table:table-row>
        <table:table-row table:style-name="ro1">
          <table:table-cell office:value-type="float" office:value="16.75" calcext:value-type="float">
            <text:p>16,75</text:p>
          </table:table-cell>
          <table:table-cell table:formula="of:=IF(ABS([.A330]-[.A329])&lt;=8; IF([.B329]&gt;0;[.A330]+[.B329];[.A330]); [.A330])" office:value-type="float" office:value="16.75" calcext:value-type="float">
            <text:p>16,75</text:p>
          </table:table-cell>
          <table:table-cell table:number-columns-repeated="16382"/>
        </table:table-row>
        <table:table-row table:style-name="ro1">
          <table:table-cell office:value-type="float" office:value="3.53" calcext:value-type="float">
            <text:p>3,53</text:p>
          </table:table-cell>
          <table:table-cell table:formula="of:=IF(ABS([.A331]-[.A330])&lt;=8; IF([.B330]&gt;0;[.A331]+[.B330];[.A331]); [.A331])" office:value-type="float" office:value="3.53" calcext:value-type="float">
            <text:p>3,53</text:p>
          </table:table-cell>
          <table:table-cell table:number-columns-repeated="16382"/>
        </table:table-row>
        <table:table-row table:style-name="ro1">
          <table:table-cell office:value-type="float" office:value="17.1" calcext:value-type="float">
            <text:p>17,1</text:p>
          </table:table-cell>
          <table:table-cell table:formula="of:=IF(ABS([.A332]-[.A331])&lt;=8; IF([.B331]&gt;0;[.A332]+[.B331];[.A332]); [.A332])" office:value-type="float" office:value="17.1" calcext:value-type="float">
            <text:p>17,1</text:p>
          </table:table-cell>
          <table:table-cell table:number-columns-repeated="16382"/>
        </table:table-row>
        <table:table-row table:style-name="ro1">
          <table:table-cell office:value-type="float" office:value="6.78" calcext:value-type="float">
            <text:p>6,78</text:p>
          </table:table-cell>
          <table:table-cell table:formula="of:=IF(ABS([.A333]-[.A332])&lt;=8; IF([.B332]&gt;0;[.A333]+[.B332];[.A333]); [.A333])" office:value-type="float" office:value="6.78" calcext:value-type="float">
            <text:p>6,78</text:p>
          </table:table-cell>
          <table:table-cell table:number-columns-repeated="16382"/>
        </table:table-row>
        <table:table-row table:style-name="ro1">
          <table:table-cell office:value-type="float" office:value="9.6" calcext:value-type="float">
            <text:p>9,6</text:p>
          </table:table-cell>
          <table:table-cell table:formula="of:=IF(ABS([.A334]-[.A333])&lt;=8; IF([.B333]&gt;0;[.A334]+[.B333];[.A334]); [.A334])" office:value-type="float" office:value="16.38" calcext:value-type="float">
            <text:p>16,38</text:p>
          </table:table-cell>
          <table:table-cell table:number-columns-repeated="16382"/>
        </table:table-row>
        <table:table-row table:style-name="ro1">
          <table:table-cell office:value-type="float" office:value="19.14" calcext:value-type="float">
            <text:p>19,14</text:p>
          </table:table-cell>
          <table:table-cell table:formula="of:=IF(ABS([.A335]-[.A334])&lt;=8; IF([.B334]&gt;0;[.A335]+[.B334];[.A335]); [.A335])" office:value-type="float" office:value="19.14" calcext:value-type="float">
            <text:p>19,14</text:p>
          </table:table-cell>
          <table:table-cell table:number-columns-repeated="16382"/>
        </table:table-row>
        <table:table-row table:style-name="ro1">
          <table:table-cell office:value-type="float" office:value="-11.61" calcext:value-type="float">
            <text:p>-11,61</text:p>
          </table:table-cell>
          <table:table-cell table:formula="of:=IF(ABS([.A336]-[.A335])&lt;=8; IF([.B335]&gt;0;[.A336]+[.B335];[.A336]); [.A336])" office:value-type="float" office:value="-11.61" calcext:value-type="float">
            <text:p>-11,61</text:p>
          </table:table-cell>
          <table:table-cell table:number-columns-repeated="16382"/>
        </table:table-row>
        <table:table-row table:style-name="ro1">
          <table:table-cell office:value-type="float" office:value="15.6" calcext:value-type="float">
            <text:p>15,6</text:p>
          </table:table-cell>
          <table:table-cell table:formula="of:=IF(ABS([.A337]-[.A336])&lt;=8; IF([.B336]&gt;0;[.A337]+[.B336];[.A337]); [.A337])" office:value-type="float" office:value="15.6" calcext:value-type="float">
            <text:p>15,6</text:p>
          </table:table-cell>
          <table:table-cell table:number-columns-repeated="16382"/>
        </table:table-row>
        <table:table-row table:style-name="ro1">
          <table:table-cell office:value-type="float" office:value="0.53" calcext:value-type="float">
            <text:p>0,53</text:p>
          </table:table-cell>
          <table:table-cell table:formula="of:=IF(ABS([.A338]-[.A337])&lt;=8; IF([.B337]&gt;0;[.A338]+[.B337];[.A338]); [.A338])" office:value-type="float" office:value="0.53" calcext:value-type="float">
            <text:p>0,53</text:p>
          </table:table-cell>
          <table:table-cell table:number-columns-repeated="16382"/>
        </table:table-row>
        <table:table-row table:style-name="ro1">
          <table:table-cell office:value-type="float" office:value="-4.61" calcext:value-type="float">
            <text:p>-4,61</text:p>
          </table:table-cell>
          <table:table-cell table:formula="of:=IF(ABS([.A339]-[.A338])&lt;=8; IF([.B338]&gt;0;[.A339]+[.B338];[.A339]); [.A339])" office:value-type="float" office:value="-4.08" calcext:value-type="float">
            <text:p>-4,08</text:p>
          </table:table-cell>
          <table:table-cell table:number-columns-repeated="16382"/>
        </table:table-row>
        <table:table-row table:style-name="ro1">
          <table:table-cell office:value-type="float" office:value="3.34" calcext:value-type="float">
            <text:p>3,34</text:p>
          </table:table-cell>
          <table:table-cell table:formula="of:=IF(ABS([.A340]-[.A339])&lt;=8; IF([.B339]&gt;0;[.A340]+[.B339];[.A340]); [.A340])" office:value-type="float" office:value="3.34" calcext:value-type="float">
            <text:p>3,34</text:p>
          </table:table-cell>
          <table:table-cell table:number-columns-repeated="16382"/>
        </table:table-row>
        <table:table-row table:style-name="ro1">
          <table:table-cell office:value-type="float" office:value="-10.24" calcext:value-type="float">
            <text:p>-10,24</text:p>
          </table:table-cell>
          <table:table-cell table:formula="of:=IF(ABS([.A341]-[.A340])&lt;=8; IF([.B340]&gt;0;[.A341]+[.B340];[.A341]); [.A341])" office:value-type="float" office:value="-10.24" calcext:value-type="float">
            <text:p>-10,24</text:p>
          </table:table-cell>
          <table:table-cell table:number-columns-repeated="16382"/>
        </table:table-row>
        <table:table-row table:style-name="ro1">
          <table:table-cell office:value-type="float" office:value="14.04" calcext:value-type="float">
            <text:p>14,04</text:p>
          </table:table-cell>
          <table:table-cell table:formula="of:=IF(ABS([.A342]-[.A341])&lt;=8; IF([.B341]&gt;0;[.A342]+[.B341];[.A342]); [.A342])" office:value-type="float" office:value="14.04" calcext:value-type="float">
            <text:p>14,04</text:p>
          </table:table-cell>
          <table:table-cell table:number-columns-repeated="16382"/>
        </table:table-row>
        <table:table-row table:style-name="ro1">
          <table:table-cell office:value-type="float" office:value="-19.39" calcext:value-type="float">
            <text:p>-19,39</text:p>
          </table:table-cell>
          <table:table-cell table:formula="of:=IF(ABS([.A343]-[.A342])&lt;=8; IF([.B342]&gt;0;[.A343]+[.B342];[.A343]); [.A343])" office:value-type="float" office:value="-19.39" calcext:value-type="float">
            <text:p>-19,39</text:p>
          </table:table-cell>
          <table:table-cell table:number-columns-repeated="16382"/>
        </table:table-row>
        <table:table-row table:style-name="ro1">
          <table:table-cell office:value-type="float" office:value="12.32" calcext:value-type="float">
            <text:p>12,32</text:p>
          </table:table-cell>
          <table:table-cell table:formula="of:=IF(ABS([.A344]-[.A343])&lt;=8; IF([.B343]&gt;0;[.A344]+[.B343];[.A344]); [.A344])" office:value-type="float" office:value="12.32" calcext:value-type="float">
            <text:p>12,32</text:p>
          </table:table-cell>
          <table:table-cell table:number-columns-repeated="16382"/>
        </table:table-row>
        <table:table-row table:style-name="ro1">
          <table:table-cell office:value-type="float" office:value="14.93" calcext:value-type="float">
            <text:p>14,93</text:p>
          </table:table-cell>
          <table:table-cell table:formula="of:=IF(ABS([.A345]-[.A344])&lt;=8; IF([.B344]&gt;0;[.A345]+[.B344];[.A345]); [.A345])" office:value-type="float" office:value="27.25" calcext:value-type="float">
            <text:p>27,25</text:p>
          </table:table-cell>
          <table:table-cell table:number-columns-repeated="16382"/>
        </table:table-row>
        <table:table-row table:style-name="ro1">
          <table:table-cell office:value-type="float" office:value="-9.96" calcext:value-type="float">
            <text:p>-9,96</text:p>
          </table:table-cell>
          <table:table-cell table:formula="of:=IF(ABS([.A346]-[.A345])&lt;=8; IF([.B345]&gt;0;[.A346]+[.B345];[.A346]); [.A346])" office:value-type="float" office:value="-9.96" calcext:value-type="float">
            <text:p>-9,96</text:p>
          </table:table-cell>
          <table:table-cell table:number-columns-repeated="16382"/>
        </table:table-row>
        <table:table-row table:style-name="ro1">
          <table:table-cell office:value-type="float" office:value="3.12" calcext:value-type="float">
            <text:p>3,12</text:p>
          </table:table-cell>
          <table:table-cell table:formula="of:=IF(ABS([.A347]-[.A346])&lt;=8; IF([.B346]&gt;0;[.A347]+[.B346];[.A347]); [.A347])" office:value-type="float" office:value="3.12" calcext:value-type="float">
            <text:p>3,12</text:p>
          </table:table-cell>
          <table:table-cell table:number-columns-repeated="16382"/>
        </table:table-row>
        <table:table-row table:style-name="ro1">
          <table:table-cell office:value-type="float" office:value="-7.13" calcext:value-type="float">
            <text:p>-7,13</text:p>
          </table:table-cell>
          <table:table-cell table:formula="of:=IF(ABS([.A348]-[.A347])&lt;=8; IF([.B347]&gt;0;[.A348]+[.B347];[.A348]); [.A348])" office:value-type="float" office:value="-7.13" calcext:value-type="float">
            <text:p>-7,13</text:p>
          </table:table-cell>
          <table:table-cell table:number-columns-repeated="16382"/>
        </table:table-row>
        <table:table-row table:style-name="ro1">
          <table:table-cell office:value-type="float" office:value="0.13" calcext:value-type="float">
            <text:p>0,13</text:p>
          </table:table-cell>
          <table:table-cell table:formula="of:=IF(ABS([.A349]-[.A348])&lt;=8; IF([.B348]&gt;0;[.A349]+[.B348];[.A349]); [.A349])" office:value-type="float" office:value="0.13" calcext:value-type="float">
            <text:p>0,13</text:p>
          </table:table-cell>
          <table:table-cell table:number-columns-repeated="16382"/>
        </table:table-row>
        <table:table-row table:style-name="ro1">
          <table:table-cell office:value-type="float" office:value="-3.49" calcext:value-type="float">
            <text:p>-3,49</text:p>
          </table:table-cell>
          <table:table-cell table:formula="of:=IF(ABS([.A350]-[.A349])&lt;=8; IF([.B349]&gt;0;[.A350]+[.B349];[.A350]); [.A350])" office:value-type="float" office:value="-3.36" calcext:value-type="float">
            <text:p>-3,36</text:p>
          </table:table-cell>
          <table:table-cell table:number-columns-repeated="16382"/>
        </table:table-row>
        <table:table-row table:style-name="ro1">
          <table:table-cell office:value-type="float" office:value="8.48" calcext:value-type="float">
            <text:p>8,48</text:p>
          </table:table-cell>
          <table:table-cell table:formula="of:=IF(ABS([.A351]-[.A350])&lt;=8; IF([.B350]&gt;0;[.A351]+[.B350];[.A351]); [.A351])" office:value-type="float" office:value="8.48" calcext:value-type="float">
            <text:p>8,48</text:p>
          </table:table-cell>
          <table:table-cell table:number-columns-repeated="16382"/>
        </table:table-row>
        <table:table-row table:style-name="ro1">
          <table:table-cell office:value-type="float" office:value="12.93" calcext:value-type="float">
            <text:p>12,93</text:p>
          </table:table-cell>
          <table:table-cell table:formula="of:=IF(ABS([.A352]-[.A351])&lt;=8; IF([.B351]&gt;0;[.A352]+[.B351];[.A352]); [.A352])" office:value-type="float" office:value="21.41" calcext:value-type="float">
            <text:p>21,41</text:p>
          </table:table-cell>
          <table:table-cell table:number-columns-repeated="16382"/>
        </table:table-row>
        <table:table-row table:style-name="ro1">
          <table:table-cell office:value-type="float" office:value="-19.55" calcext:value-type="float">
            <text:p>-19,55</text:p>
          </table:table-cell>
          <table:table-cell table:formula="of:=IF(ABS([.A353]-[.A352])&lt;=8; IF([.B352]&gt;0;[.A353]+[.B352];[.A353]); [.A353])" office:value-type="float" office:value="-19.55" calcext:value-type="float">
            <text:p>-19,55</text:p>
          </table:table-cell>
          <table:table-cell table:number-columns-repeated="16382"/>
        </table:table-row>
        <table:table-row table:style-name="ro1">
          <table:table-cell office:value-type="float" office:value="-8.13" calcext:value-type="float">
            <text:p>-8,13</text:p>
          </table:table-cell>
          <table:table-cell table:formula="of:=IF(ABS([.A354]-[.A353])&lt;=8; IF([.B353]&gt;0;[.A354]+[.B353];[.A354]); [.A354])" office:value-type="float" office:value="-8.13" calcext:value-type="float">
            <text:p>-8,13</text:p>
          </table:table-cell>
          <table:table-cell table:number-columns-repeated="16382"/>
        </table:table-row>
        <table:table-row table:style-name="ro1">
          <table:table-cell office:value-type="float" office:value="9.61" calcext:value-type="float">
            <text:p>9,61</text:p>
          </table:table-cell>
          <table:table-cell table:formula="of:=IF(ABS([.A355]-[.A354])&lt;=8; IF([.B354]&gt;0;[.A355]+[.B354];[.A355]); [.A355])" office:value-type="float" office:value="9.61" calcext:value-type="float">
            <text:p>9,61</text:p>
          </table:table-cell>
          <table:table-cell table:number-columns-repeated="16382"/>
        </table:table-row>
        <table:table-row table:style-name="ro1">
          <table:table-cell office:value-type="float" office:value="12.56" calcext:value-type="float">
            <text:p>12,56</text:p>
          </table:table-cell>
          <table:table-cell table:formula="of:=IF(ABS([.A356]-[.A355])&lt;=8; IF([.B355]&gt;0;[.A356]+[.B355];[.A356]); [.A356])" office:value-type="float" office:value="22.17" calcext:value-type="float">
            <text:p>22,17</text:p>
          </table:table-cell>
          <table:table-cell table:number-columns-repeated="16382"/>
        </table:table-row>
        <table:table-row table:style-name="ro1">
          <table:table-cell office:value-type="float" office:value="-10.22" calcext:value-type="float">
            <text:p>-10,22</text:p>
          </table:table-cell>
          <table:table-cell table:formula="of:=IF(ABS([.A357]-[.A356])&lt;=8; IF([.B356]&gt;0;[.A357]+[.B356];[.A357]); [.A357])" office:value-type="float" office:value="-10.22" calcext:value-type="float">
            <text:p>-10,22</text:p>
          </table:table-cell>
          <table:table-cell table:number-columns-repeated="16382"/>
        </table:table-row>
        <table:table-row table:style-name="ro1">
          <table:table-cell office:value-type="float" office:value="-17.42" calcext:value-type="float">
            <text:p>-17,42</text:p>
          </table:table-cell>
          <table:table-cell table:formula="of:=IF(ABS([.A358]-[.A357])&lt;=8; IF([.B357]&gt;0;[.A358]+[.B357];[.A358]); [.A358])" office:value-type="float" office:value="-17.42" calcext:value-type="float">
            <text:p>-17,42</text:p>
          </table:table-cell>
          <table:table-cell table:number-columns-repeated="16382"/>
        </table:table-row>
        <table:table-row table:style-name="ro1">
          <table:table-cell office:value-type="float" office:value="-15.58" calcext:value-type="float">
            <text:p>-15,58</text:p>
          </table:table-cell>
          <table:table-cell table:formula="of:=IF(ABS([.A359]-[.A358])&lt;=8; IF([.B358]&gt;0;[.A359]+[.B358];[.A359]); [.A359])" office:value-type="float" office:value="-15.58" calcext:value-type="float">
            <text:p>-15,58</text:p>
          </table:table-cell>
          <table:table-cell table:number-columns-repeated="16382"/>
        </table:table-row>
        <table:table-row table:style-name="ro1">
          <table:table-cell office:value-type="float" office:value="-19.28" calcext:value-type="float">
            <text:p>-19,28</text:p>
          </table:table-cell>
          <table:table-cell table:formula="of:=IF(ABS([.A360]-[.A359])&lt;=8; IF([.B359]&gt;0;[.A360]+[.B359];[.A360]); [.A360])" office:value-type="float" office:value="-19.28" calcext:value-type="float">
            <text:p>-19,28</text:p>
          </table:table-cell>
          <table:table-cell table:number-columns-repeated="16382"/>
        </table:table-row>
        <table:table-row table:style-name="ro1">
          <table:table-cell office:value-type="float" office:value="11.93" calcext:value-type="float">
            <text:p>11,93</text:p>
          </table:table-cell>
          <table:table-cell table:formula="of:=IF(ABS([.A361]-[.A360])&lt;=8; IF([.B360]&gt;0;[.A361]+[.B360];[.A361]); [.A361])" office:value-type="float" office:value="11.93" calcext:value-type="float">
            <text:p>11,93</text:p>
          </table:table-cell>
          <table:table-cell table:number-columns-repeated="16382"/>
        </table:table-row>
        <table:table-row table:style-name="ro1">
          <table:table-cell office:value-type="float" office:value="-9.5" calcext:value-type="float">
            <text:p>-9,5</text:p>
          </table:table-cell>
          <table:table-cell table:formula="of:=IF(ABS([.A362]-[.A361])&lt;=8; IF([.B361]&gt;0;[.A362]+[.B361];[.A362]); [.A362])" office:value-type="float" office:value="-9.5" calcext:value-type="float">
            <text:p>-9,5</text:p>
          </table:table-cell>
          <table:table-cell table:number-columns-repeated="16382"/>
        </table:table-row>
        <table:table-row table:style-name="ro1">
          <table:table-cell office:value-type="float" office:value="-6.49" calcext:value-type="float">
            <text:p>-6,49</text:p>
          </table:table-cell>
          <table:table-cell table:formula="of:=IF(ABS([.A363]-[.A362])&lt;=8; IF([.B362]&gt;0;[.A363]+[.B362];[.A363]); [.A363])" office:value-type="float" office:value="-6.49" calcext:value-type="float">
            <text:p>-6,49</text:p>
          </table:table-cell>
          <table:table-cell table:number-columns-repeated="16382"/>
        </table:table-row>
        <table:table-row table:style-name="ro1">
          <table:table-cell office:value-type="float" office:value="8.78" calcext:value-type="float">
            <text:p>8,78</text:p>
          </table:table-cell>
          <table:table-cell table:formula="of:=IF(ABS([.A364]-[.A363])&lt;=8; IF([.B363]&gt;0;[.A364]+[.B363];[.A364]); [.A364])" office:value-type="float" office:value="8.78" calcext:value-type="float">
            <text:p>8,78</text:p>
          </table:table-cell>
          <table:table-cell table:number-columns-repeated="16382"/>
        </table:table-row>
        <table:table-row table:style-name="ro1">
          <table:table-cell office:value-type="float" office:value="-5.44" calcext:value-type="float">
            <text:p>-5,44</text:p>
          </table:table-cell>
          <table:table-cell table:formula="of:=IF(ABS([.A365]-[.A364])&lt;=8; IF([.B364]&gt;0;[.A365]+[.B364];[.A365]); [.A365])" office:value-type="float" office:value="-5.44" calcext:value-type="float">
            <text:p>-5,44</text:p>
          </table:table-cell>
          <table:table-cell table:number-columns-repeated="16382"/>
        </table:table-row>
        <table:table-row table:style-name="ro1">
          <table:table-cell office:value-type="float" office:value="11.83" calcext:value-type="float">
            <text:p>11,83</text:p>
          </table:table-cell>
          <table:table-cell table:formula="of:=IF(ABS([.A366]-[.A365])&lt;=8; IF([.B365]&gt;0;[.A366]+[.B365];[.A366]); [.A366])" office:value-type="float" office:value="11.83" calcext:value-type="float">
            <text:p>11,83</text:p>
          </table:table-cell>
          <table:table-cell table:number-columns-repeated="16382"/>
        </table:table-row>
        <table:table-row table:style-name="ro1">
          <table:table-cell office:value-type="float" office:value="-1.52" calcext:value-type="float">
            <text:p>-1,52</text:p>
          </table:table-cell>
          <table:table-cell table:formula="of:=IF(ABS([.A367]-[.A366])&lt;=8; IF([.B366]&gt;0;[.A367]+[.B366];[.A367]); [.A367])" office:value-type="float" office:value="-1.52" calcext:value-type="float">
            <text:p>-1,52</text:p>
          </table:table-cell>
          <table:table-cell table:number-columns-repeated="16382"/>
        </table:table-row>
        <table:table-row table:style-name="ro1">
          <table:table-cell office:value-type="float" office:value="-1.78" calcext:value-type="float">
            <text:p>-1,78</text:p>
          </table:table-cell>
          <table:table-cell table:formula="of:=IF(ABS([.A368]-[.A367])&lt;=8; IF([.B367]&gt;0;[.A368]+[.B367];[.A368]); [.A368])" office:value-type="float" office:value="-1.78" calcext:value-type="float">
            <text:p>-1,78</text:p>
          </table:table-cell>
          <table:table-cell table:number-columns-repeated="16382"/>
        </table:table-row>
        <table:table-row table:style-name="ro1">
          <table:table-cell office:value-type="float" office:value="-1.2" calcext:value-type="float">
            <text:p>-1,2</text:p>
          </table:table-cell>
          <table:table-cell table:formula="of:=IF(ABS([.A369]-[.A368])&lt;=8; IF([.B368]&gt;0;[.A369]+[.B368];[.A369]); [.A369])" office:value-type="float" office:value="-1.2" calcext:value-type="float">
            <text:p>-1,2</text:p>
          </table:table-cell>
          <table:table-cell table:number-columns-repeated="16382"/>
        </table:table-row>
        <table:table-row table:style-name="ro1">
          <table:table-cell office:value-type="float" office:value="8.92" calcext:value-type="float">
            <text:p>8,92</text:p>
          </table:table-cell>
          <table:table-cell table:formula="of:=IF(ABS([.A370]-[.A369])&lt;=8; IF([.B369]&gt;0;[.A370]+[.B369];[.A370]); [.A370])" office:value-type="float" office:value="8.92" calcext:value-type="float">
            <text:p>8,92</text:p>
          </table:table-cell>
          <table:table-cell table:number-columns-repeated="16382"/>
        </table:table-row>
        <table:table-row table:style-name="ro1">
          <table:table-cell office:value-type="float" office:value="5.15" calcext:value-type="float">
            <text:p>5,15</text:p>
          </table:table-cell>
          <table:table-cell table:formula="of:=IF(ABS([.A371]-[.A370])&lt;=8; IF([.B370]&gt;0;[.A371]+[.B370];[.A371]); [.A371])" office:value-type="float" office:value="14.07" calcext:value-type="float">
            <text:p>14,07</text:p>
          </table:table-cell>
          <table:table-cell table:number-columns-repeated="16382"/>
        </table:table-row>
        <table:table-row table:style-name="ro1">
          <table:table-cell office:value-type="float" office:value="17.01" calcext:value-type="float">
            <text:p>17,01</text:p>
          </table:table-cell>
          <table:table-cell table:formula="of:=IF(ABS([.A372]-[.A371])&lt;=8; IF([.B371]&gt;0;[.A372]+[.B371];[.A372]); [.A372])" office:value-type="float" office:value="17.01" calcext:value-type="float">
            <text:p>17,01</text:p>
          </table:table-cell>
          <table:table-cell table:number-columns-repeated="16382"/>
        </table:table-row>
        <table:table-row table:style-name="ro1">
          <table:table-cell office:value-type="float" office:value="14.96" calcext:value-type="float">
            <text:p>14,96</text:p>
          </table:table-cell>
          <table:table-cell table:formula="of:=IF(ABS([.A373]-[.A372])&lt;=8; IF([.B372]&gt;0;[.A373]+[.B372];[.A373]); [.A373])" office:value-type="float" office:value="31.97" calcext:value-type="float">
            <text:p>31,97</text:p>
          </table:table-cell>
          <table:table-cell table:number-columns-repeated="16382"/>
        </table:table-row>
        <table:table-row table:style-name="ro1">
          <table:table-cell office:value-type="float" office:value="-9.76" calcext:value-type="float">
            <text:p>-9,76</text:p>
          </table:table-cell>
          <table:table-cell table:formula="of:=IF(ABS([.A374]-[.A373])&lt;=8; IF([.B373]&gt;0;[.A374]+[.B373];[.A374]); [.A374])" office:value-type="float" office:value="-9.76" calcext:value-type="float">
            <text:p>-9,76</text:p>
          </table:table-cell>
          <table:table-cell table:number-columns-repeated="16382"/>
        </table:table-row>
        <table:table-row table:style-name="ro1">
          <table:table-cell office:value-type="float" office:value="-7.4" calcext:value-type="float">
            <text:p>-7,4</text:p>
          </table:table-cell>
          <table:table-cell table:formula="of:=IF(ABS([.A375]-[.A374])&lt;=8; IF([.B374]&gt;0;[.A375]+[.B374];[.A375]); [.A375])" office:value-type="float" office:value="-7.4" calcext:value-type="float">
            <text:p>-7,4</text:p>
          </table:table-cell>
          <table:table-cell table:number-columns-repeated="16382"/>
        </table:table-row>
        <table:table-row table:style-name="ro1">
          <table:table-cell office:value-type="float" office:value="16.65" calcext:value-type="float">
            <text:p>16,65</text:p>
          </table:table-cell>
          <table:table-cell table:formula="of:=IF(ABS([.A376]-[.A375])&lt;=8; IF([.B375]&gt;0;[.A376]+[.B375];[.A376]); [.A376])" office:value-type="float" office:value="16.65" calcext:value-type="float">
            <text:p>16,65</text:p>
          </table:table-cell>
          <table:table-cell table:number-columns-repeated="16382"/>
        </table:table-row>
        <table:table-row table:style-name="ro1">
          <table:table-cell office:value-type="float" office:value="-12.28" calcext:value-type="float">
            <text:p>-12,28</text:p>
          </table:table-cell>
          <table:table-cell table:formula="of:=IF(ABS([.A377]-[.A376])&lt;=8; IF([.B376]&gt;0;[.A377]+[.B376];[.A377]); [.A377])" office:value-type="float" office:value="-12.28" calcext:value-type="float">
            <text:p>-12,28</text:p>
          </table:table-cell>
          <table:table-cell table:number-columns-repeated="16382"/>
        </table:table-row>
        <table:table-row table:style-name="ro1">
          <table:table-cell office:value-type="float" office:value="-12.96" calcext:value-type="float">
            <text:p>-12,96</text:p>
          </table:table-cell>
          <table:table-cell table:formula="of:=IF(ABS([.A378]-[.A377])&lt;=8; IF([.B377]&gt;0;[.A378]+[.B377];[.A378]); [.A378])" office:value-type="float" office:value="-12.96" calcext:value-type="float">
            <text:p>-12,96</text:p>
          </table:table-cell>
          <table:table-cell table:number-columns-repeated="16382"/>
        </table:table-row>
        <table:table-row table:style-name="ro1">
          <table:table-cell office:value-type="float" office:value="7.44" calcext:value-type="float">
            <text:p>7,44</text:p>
          </table:table-cell>
          <table:table-cell table:formula="of:=IF(ABS([.A379]-[.A378])&lt;=8; IF([.B378]&gt;0;[.A379]+[.B378];[.A379]); [.A379])" office:value-type="float" office:value="7.44" calcext:value-type="float">
            <text:p>7,44</text:p>
          </table:table-cell>
          <table:table-cell table:number-columns-repeated="16382"/>
        </table:table-row>
        <table:table-row table:style-name="ro1">
          <table:table-cell office:value-type="float" office:value="-18.7" calcext:value-type="float">
            <text:p>-18,7</text:p>
          </table:table-cell>
          <table:table-cell table:formula="of:=IF(ABS([.A380]-[.A379])&lt;=8; IF([.B379]&gt;0;[.A380]+[.B379];[.A380]); [.A380])" office:value-type="float" office:value="-18.7" calcext:value-type="float">
            <text:p>-18,7</text:p>
          </table:table-cell>
          <table:table-cell table:number-columns-repeated="16382"/>
        </table:table-row>
        <table:table-row table:style-name="ro1">
          <table:table-cell office:value-type="float" office:value="-11.9" calcext:value-type="float">
            <text:p>-11,9</text:p>
          </table:table-cell>
          <table:table-cell table:formula="of:=IF(ABS([.A381]-[.A380])&lt;=8; IF([.B380]&gt;0;[.A381]+[.B380];[.A381]); [.A381])" office:value-type="float" office:value="-11.9" calcext:value-type="float">
            <text:p>-11,9</text:p>
          </table:table-cell>
          <table:table-cell table:number-columns-repeated="16382"/>
        </table:table-row>
        <table:table-row table:style-name="ro1">
          <table:table-cell office:value-type="float" office:value="19.11" calcext:value-type="float">
            <text:p>19,11</text:p>
          </table:table-cell>
          <table:table-cell table:formula="of:=IF(ABS([.A382]-[.A381])&lt;=8; IF([.B381]&gt;0;[.A382]+[.B381];[.A382]); [.A382])" office:value-type="float" office:value="19.11" calcext:value-type="float">
            <text:p>19,11</text:p>
          </table:table-cell>
          <table:table-cell table:number-columns-repeated="16382"/>
        </table:table-row>
        <table:table-row table:style-name="ro1">
          <table:table-cell office:value-type="float" office:value="-3.25" calcext:value-type="float">
            <text:p>-3,25</text:p>
          </table:table-cell>
          <table:table-cell table:formula="of:=IF(ABS([.A383]-[.A382])&lt;=8; IF([.B382]&gt;0;[.A383]+[.B382];[.A383]); [.A383])" office:value-type="float" office:value="-3.25" calcext:value-type="float">
            <text:p>-3,25</text:p>
          </table:table-cell>
          <table:table-cell table:number-columns-repeated="16382"/>
        </table:table-row>
        <table:table-row table:style-name="ro1">
          <table:table-cell office:value-type="float" office:value="4.11" calcext:value-type="float">
            <text:p>4,11</text:p>
          </table:table-cell>
          <table:table-cell table:formula="of:=IF(ABS([.A384]-[.A383])&lt;=8; IF([.B383]&gt;0;[.A384]+[.B383];[.A384]); [.A384])" office:value-type="float" office:value="4.11" calcext:value-type="float">
            <text:p>4,11</text:p>
          </table:table-cell>
          <table:table-cell table:number-columns-repeated="16382"/>
        </table:table-row>
        <table:table-row table:style-name="ro1">
          <table:table-cell office:value-type="float" office:value="11.76" calcext:value-type="float">
            <text:p>11,76</text:p>
          </table:table-cell>
          <table:table-cell table:formula="of:=IF(ABS([.A385]-[.A384])&lt;=8; IF([.B384]&gt;0;[.A385]+[.B384];[.A385]); [.A385])" office:value-type="float" office:value="15.87" calcext:value-type="float">
            <text:p>15,87</text:p>
          </table:table-cell>
          <table:table-cell table:number-columns-repeated="16382"/>
        </table:table-row>
        <table:table-row table:style-name="ro1">
          <table:table-cell office:value-type="float" office:value="19.11" calcext:value-type="float">
            <text:p>19,11</text:p>
          </table:table-cell>
          <table:table-cell table:formula="of:=IF(ABS([.A386]-[.A385])&lt;=8; IF([.B385]&gt;0;[.A386]+[.B385];[.A386]); [.A386])" office:value-type="float" office:value="34.98" calcext:value-type="float">
            <text:p>34,98</text:p>
          </table:table-cell>
          <table:table-cell table:number-columns-repeated="16382"/>
        </table:table-row>
        <table:table-row table:style-name="ro1">
          <table:table-cell office:value-type="float" office:value="13.26" calcext:value-type="float">
            <text:p>13,26</text:p>
          </table:table-cell>
          <table:table-cell table:formula="of:=IF(ABS([.A387]-[.A386])&lt;=8; IF([.B386]&gt;0;[.A387]+[.B386];[.A387]); [.A387])" office:value-type="float" office:value="48.24" calcext:value-type="float">
            <text:p>48,24</text:p>
          </table:table-cell>
          <table:table-cell table:number-columns-repeated="16382"/>
        </table:table-row>
        <table:table-row table:style-name="ro1">
          <table:table-cell office:value-type="float" office:value="6.93" calcext:value-type="float">
            <text:p>6,93</text:p>
          </table:table-cell>
          <table:table-cell table:formula="of:=IF(ABS([.A388]-[.A387])&lt;=8; IF([.B387]&gt;0;[.A388]+[.B387];[.A388]); [.A388])" office:value-type="float" office:value="55.17" calcext:value-type="float">
            <text:p>55,17</text:p>
          </table:table-cell>
          <table:table-cell table:number-columns-repeated="16382"/>
        </table:table-row>
        <table:table-row table:style-name="ro1">
          <table:table-cell office:value-type="float" office:value="-1.04" calcext:value-type="float">
            <text:p>-1,04</text:p>
          </table:table-cell>
          <table:table-cell table:formula="of:=IF(ABS([.A389]-[.A388])&lt;=8; IF([.B388]&gt;0;[.A389]+[.B388];[.A389]); [.A389])" office:value-type="float" office:value="54.13" calcext:value-type="float">
            <text:p>54,13</text:p>
          </table:table-cell>
          <table:table-cell table:number-columns-repeated="16382"/>
        </table:table-row>
        <table:table-row table:style-name="ro1">
          <table:table-cell office:value-type="float" office:value="6.11" calcext:value-type="float">
            <text:p>6,11</text:p>
          </table:table-cell>
          <table:table-cell table:formula="of:=IF(ABS([.A390]-[.A389])&lt;=8; IF([.B389]&gt;0;[.A390]+[.B389];[.A390]); [.A390])" office:value-type="float" office:value="60.24" calcext:value-type="float">
            <text:p>60,24</text:p>
          </table:table-cell>
          <table:table-cell table:number-columns-repeated="16382"/>
        </table:table-row>
        <table:table-row table:style-name="ro1">
          <table:table-cell office:value-type="float" office:value="9.72" calcext:value-type="float">
            <text:p>9,72</text:p>
          </table:table-cell>
          <table:table-cell table:formula="of:=IF(ABS([.A391]-[.A390])&lt;=8; IF([.B390]&gt;0;[.A391]+[.B390];[.A391]); [.A391])" office:value-type="float" office:value="69.96" calcext:value-type="float">
            <text:p>69,96</text:p>
          </table:table-cell>
          <table:table-cell table:number-columns-repeated="16382"/>
        </table:table-row>
        <table:table-row table:style-name="ro1">
          <table:table-cell office:value-type="float" office:value="19.84" calcext:value-type="float">
            <text:p>19,84</text:p>
          </table:table-cell>
          <table:table-cell table:formula="of:=IF(ABS([.A392]-[.A391])&lt;=8; IF([.B391]&gt;0;[.A392]+[.B391];[.A392]); [.A392])" office:value-type="float" office:value="19.84" calcext:value-type="float">
            <text:p>19,84</text:p>
          </table:table-cell>
          <table:table-cell table:number-columns-repeated="16382"/>
        </table:table-row>
        <table:table-row table:style-name="ro1">
          <table:table-cell office:value-type="float" office:value="8.08" calcext:value-type="float">
            <text:p>8,08</text:p>
          </table:table-cell>
          <table:table-cell table:formula="of:=IF(ABS([.A393]-[.A392])&lt;=8; IF([.B392]&gt;0;[.A393]+[.B392];[.A393]); [.A393])" office:value-type="float" office:value="8.08" calcext:value-type="float">
            <text:p>8,08</text:p>
          </table:table-cell>
          <table:table-cell table:number-columns-repeated="16382"/>
        </table:table-row>
        <table:table-row table:style-name="ro1">
          <table:table-cell office:value-type="float" office:value="-10.04" calcext:value-type="float">
            <text:p>-10,04</text:p>
          </table:table-cell>
          <table:table-cell table:formula="of:=IF(ABS([.A394]-[.A393])&lt;=8; IF([.B393]&gt;0;[.A394]+[.B393];[.A394]); [.A394])" office:value-type="float" office:value="-10.04" calcext:value-type="float">
            <text:p>-10,04</text:p>
          </table:table-cell>
          <table:table-cell table:number-columns-repeated="16382"/>
        </table:table-row>
        <table:table-row table:style-name="ro1">
          <table:table-cell office:value-type="float" office:value="-1.69" calcext:value-type="float">
            <text:p>-1,69</text:p>
          </table:table-cell>
          <table:table-cell table:formula="of:=IF(ABS([.A395]-[.A394])&lt;=8; IF([.B394]&gt;0;[.A395]+[.B394];[.A395]); [.A395])" office:value-type="float" office:value="-1.69" calcext:value-type="float">
            <text:p>-1,69</text:p>
          </table:table-cell>
          <table:table-cell table:number-columns-repeated="16382"/>
        </table:table-row>
        <table:table-row table:style-name="ro1">
          <table:table-cell office:value-type="float" office:value="-13.92" calcext:value-type="float">
            <text:p>-13,92</text:p>
          </table:table-cell>
          <table:table-cell table:formula="of:=IF(ABS([.A396]-[.A395])&lt;=8; IF([.B395]&gt;0;[.A396]+[.B395];[.A396]); [.A396])" office:value-type="float" office:value="-13.92" calcext:value-type="float">
            <text:p>-13,92</text:p>
          </table:table-cell>
          <table:table-cell table:number-columns-repeated="16382"/>
        </table:table-row>
        <table:table-row table:style-name="ro1">
          <table:table-cell office:value-type="float" office:value="13.08" calcext:value-type="float">
            <text:p>13,08</text:p>
          </table:table-cell>
          <table:table-cell table:formula="of:=IF(ABS([.A397]-[.A396])&lt;=8; IF([.B396]&gt;0;[.A397]+[.B396];[.A397]); [.A397])" office:value-type="float" office:value="13.08" calcext:value-type="float">
            <text:p>13,08</text:p>
          </table:table-cell>
          <table:table-cell table:number-columns-repeated="16382"/>
        </table:table-row>
        <table:table-row table:style-name="ro1">
          <table:table-cell office:value-type="float" office:value="-14.18" calcext:value-type="float">
            <text:p>-14,18</text:p>
          </table:table-cell>
          <table:table-cell table:formula="of:=IF(ABS([.A398]-[.A397])&lt;=8; IF([.B397]&gt;0;[.A398]+[.B397];[.A398]); [.A398])" office:value-type="float" office:value="-14.18" calcext:value-type="float">
            <text:p>-14,18</text:p>
          </table:table-cell>
          <table:table-cell table:number-columns-repeated="16382"/>
        </table:table-row>
        <table:table-row table:style-name="ro1">
          <table:table-cell office:value-type="float" office:value="-18.61" calcext:value-type="float">
            <text:p>-18,61</text:p>
          </table:table-cell>
          <table:table-cell table:formula="of:=IF(ABS([.A399]-[.A398])&lt;=8; IF([.B398]&gt;0;[.A399]+[.B398];[.A399]); [.A399])" office:value-type="float" office:value="-18.61" calcext:value-type="float">
            <text:p>-18,61</text:p>
          </table:table-cell>
          <table:table-cell table:number-columns-repeated="16382"/>
        </table:table-row>
        <table:table-row table:style-name="ro1">
          <table:table-cell office:value-type="float" office:value="-12.34" calcext:value-type="float">
            <text:p>-12,34</text:p>
          </table:table-cell>
          <table:table-cell table:formula="of:=IF(ABS([.A400]-[.A399])&lt;=8; IF([.B399]&gt;0;[.A400]+[.B399];[.A400]); [.A400])" office:value-type="float" office:value="-12.34" calcext:value-type="float">
            <text:p>-12,34</text:p>
          </table:table-cell>
          <table:table-cell table:number-columns-repeated="16382"/>
        </table:table-row>
        <table:table-row table:style-name="ro1">
          <table:table-cell office:value-type="float" office:value="-19.76" calcext:value-type="float">
            <text:p>-19,76</text:p>
          </table:table-cell>
          <table:table-cell table:formula="of:=IF(ABS([.A401]-[.A400])&lt;=8; IF([.B400]&gt;0;[.A401]+[.B400];[.A401]); [.A401])" office:value-type="float" office:value="-19.76" calcext:value-type="float">
            <text:p>-19,76</text:p>
          </table:table-cell>
          <table:table-cell table:number-columns-repeated="16382"/>
        </table:table-row>
        <table:table-row table:style-name="ro1">
          <table:table-cell office:value-type="float" office:value="3.34" calcext:value-type="float">
            <text:p>3,34</text:p>
          </table:table-cell>
          <table:table-cell table:formula="of:=IF(ABS([.A402]-[.A401])&lt;=8; IF([.B401]&gt;0;[.A402]+[.B401];[.A402]); [.A402])" office:value-type="float" office:value="3.34" calcext:value-type="float">
            <text:p>3,34</text:p>
          </table:table-cell>
          <table:table-cell table:number-columns-repeated="16382"/>
        </table:table-row>
        <table:table-row table:style-name="ro1">
          <table:table-cell office:value-type="float" office:value="9.04" calcext:value-type="float">
            <text:p>9,04</text:p>
          </table:table-cell>
          <table:table-cell table:formula="of:=IF(ABS([.A403]-[.A402])&lt;=8; IF([.B402]&gt;0;[.A403]+[.B402];[.A403]); [.A403])" office:value-type="float" office:value="12.38" calcext:value-type="float">
            <text:p>12,38</text:p>
          </table:table-cell>
          <table:table-cell table:number-columns-repeated="16382"/>
        </table:table-row>
        <table:table-row table:style-name="ro1">
          <table:table-cell office:value-type="float" office:value="-8.14" calcext:value-type="float">
            <text:p>-8,14</text:p>
          </table:table-cell>
          <table:table-cell table:formula="of:=IF(ABS([.A404]-[.A403])&lt;=8; IF([.B403]&gt;0;[.A404]+[.B403];[.A404]); [.A404])" office:value-type="float" office:value="-8.14" calcext:value-type="float">
            <text:p>-8,14</text:p>
          </table:table-cell>
          <table:table-cell table:number-columns-repeated="16382"/>
        </table:table-row>
        <table:table-row table:style-name="ro1">
          <table:table-cell office:value-type="float" office:value="9.02" calcext:value-type="float">
            <text:p>9,02</text:p>
          </table:table-cell>
          <table:table-cell table:formula="of:=IF(ABS([.A405]-[.A404])&lt;=8; IF([.B404]&gt;0;[.A405]+[.B404];[.A405]); [.A405])" office:value-type="float" office:value="9.02" calcext:value-type="float">
            <text:p>9,02</text:p>
          </table:table-cell>
          <table:table-cell table:number-columns-repeated="16382"/>
        </table:table-row>
        <table:table-row table:style-name="ro1">
          <table:table-cell office:value-type="float" office:value="-7.47" calcext:value-type="float">
            <text:p>-7,47</text:p>
          </table:table-cell>
          <table:table-cell table:formula="of:=IF(ABS([.A406]-[.A405])&lt;=8; IF([.B405]&gt;0;[.A406]+[.B405];[.A406]); [.A406])" office:value-type="float" office:value="-7.47" calcext:value-type="float">
            <text:p>-7,47</text:p>
          </table:table-cell>
          <table:table-cell table:number-columns-repeated="16382"/>
        </table:table-row>
        <table:table-row table:style-name="ro1">
          <table:table-cell office:value-type="float" office:value="-13.84" calcext:value-type="float">
            <text:p>-13,84</text:p>
          </table:table-cell>
          <table:table-cell table:formula="of:=IF(ABS([.A407]-[.A406])&lt;=8; IF([.B406]&gt;0;[.A407]+[.B406];[.A407]); [.A407])" office:value-type="float" office:value="-13.84" calcext:value-type="float">
            <text:p>-13,84</text:p>
          </table:table-cell>
          <table:table-cell table:number-columns-repeated="16382"/>
        </table:table-row>
        <table:table-row table:style-name="ro1">
          <table:table-cell office:value-type="float" office:value="-14.43" calcext:value-type="float">
            <text:p>-14,43</text:p>
          </table:table-cell>
          <table:table-cell table:formula="of:=IF(ABS([.A408]-[.A407])&lt;=8; IF([.B407]&gt;0;[.A408]+[.B407];[.A408]); [.A408])" office:value-type="float" office:value="-14.43" calcext:value-type="float">
            <text:p>-14,43</text:p>
          </table:table-cell>
          <table:table-cell table:number-columns-repeated="16382"/>
        </table:table-row>
        <table:table-row table:style-name="ro1">
          <table:table-cell office:value-type="float" office:value="-18.44" calcext:value-type="float">
            <text:p>-18,44</text:p>
          </table:table-cell>
          <table:table-cell table:formula="of:=IF(ABS([.A409]-[.A408])&lt;=8; IF([.B408]&gt;0;[.A409]+[.B408];[.A409]); [.A409])" office:value-type="float" office:value="-18.44" calcext:value-type="float">
            <text:p>-18,44</text:p>
          </table:table-cell>
          <table:table-cell table:number-columns-repeated="16382"/>
        </table:table-row>
        <table:table-row table:style-name="ro1">
          <table:table-cell office:value-type="float" office:value="1.15" calcext:value-type="float">
            <text:p>1,15</text:p>
          </table:table-cell>
          <table:table-cell table:formula="of:=IF(ABS([.A410]-[.A409])&lt;=8; IF([.B409]&gt;0;[.A410]+[.B409];[.A410]); [.A410])" office:value-type="float" office:value="1.15" calcext:value-type="float">
            <text:p>1,15</text:p>
          </table:table-cell>
          <table:table-cell table:number-columns-repeated="16382"/>
        </table:table-row>
        <table:table-row table:style-name="ro1">
          <table:table-cell office:value-type="float" office:value="-4.23" calcext:value-type="float">
            <text:p>-4,23</text:p>
          </table:table-cell>
          <table:table-cell table:formula="of:=IF(ABS([.A411]-[.A410])&lt;=8; IF([.B410]&gt;0;[.A411]+[.B410];[.A411]); [.A411])" office:value-type="float" office:value="-3.08" calcext:value-type="float">
            <text:p>-3,08</text:p>
          </table:table-cell>
          <table:table-cell table:number-columns-repeated="16382"/>
        </table:table-row>
        <table:table-row table:style-name="ro1">
          <table:table-cell office:value-type="float" office:value="1.37" calcext:value-type="float">
            <text:p>1,37</text:p>
          </table:table-cell>
          <table:table-cell table:formula="of:=IF(ABS([.A412]-[.A411])&lt;=8; IF([.B411]&gt;0;[.A412]+[.B411];[.A412]); [.A412])" office:value-type="float" office:value="1.37" calcext:value-type="float">
            <text:p>1,37</text:p>
          </table:table-cell>
          <table:table-cell table:number-columns-repeated="16382"/>
        </table:table-row>
        <table:table-row table:style-name="ro1">
          <table:table-cell office:value-type="float" office:value="-0.42" calcext:value-type="float">
            <text:p>-0,42</text:p>
          </table:table-cell>
          <table:table-cell table:formula="of:=IF(ABS([.A413]-[.A412])&lt;=8; IF([.B412]&gt;0;[.A413]+[.B412];[.A413]); [.A413])" office:value-type="float" office:value="0.95" calcext:value-type="float">
            <text:p>0,95</text:p>
          </table:table-cell>
          <table:table-cell table:number-columns-repeated="16382"/>
        </table:table-row>
        <table:table-row table:style-name="ro1">
          <table:table-cell office:value-type="float" office:value="-1.98" calcext:value-type="float">
            <text:p>-1,98</text:p>
          </table:table-cell>
          <table:table-cell table:formula="of:=IF(ABS([.A414]-[.A413])&lt;=8; IF([.B413]&gt;0;[.A414]+[.B413];[.A414]); [.A414])" office:value-type="float" office:value="-1.03" calcext:value-type="float">
            <text:p>-1,03</text:p>
          </table:table-cell>
          <table:table-cell table:number-columns-repeated="16382"/>
        </table:table-row>
        <table:table-row table:style-name="ro1">
          <table:table-cell office:value-type="float" office:value="19.24" calcext:value-type="float">
            <text:p>19,24</text:p>
          </table:table-cell>
          <table:table-cell table:formula="of:=IF(ABS([.A415]-[.A414])&lt;=8; IF([.B414]&gt;0;[.A415]+[.B414];[.A415]); [.A415])" office:value-type="float" office:value="19.24" calcext:value-type="float">
            <text:p>19,24</text:p>
          </table:table-cell>
          <table:table-cell table:number-columns-repeated="16382"/>
        </table:table-row>
        <table:table-row table:style-name="ro1">
          <table:table-cell office:value-type="float" office:value="1.62" calcext:value-type="float">
            <text:p>1,62</text:p>
          </table:table-cell>
          <table:table-cell table:formula="of:=IF(ABS([.A416]-[.A415])&lt;=8; IF([.B415]&gt;0;[.A416]+[.B415];[.A416]); [.A416])" office:value-type="float" office:value="1.62" calcext:value-type="float">
            <text:p>1,62</text:p>
          </table:table-cell>
          <table:table-cell table:number-columns-repeated="16382"/>
        </table:table-row>
        <table:table-row table:style-name="ro1">
          <table:table-cell office:value-type="float" office:value="12.71" calcext:value-type="float">
            <text:p>12,71</text:p>
          </table:table-cell>
          <table:table-cell table:formula="of:=IF(ABS([.A417]-[.A416])&lt;=8; IF([.B416]&gt;0;[.A417]+[.B416];[.A417]); [.A417])" office:value-type="float" office:value="12.71" calcext:value-type="float">
            <text:p>12,71</text:p>
          </table:table-cell>
          <table:table-cell table:number-columns-repeated="16382"/>
        </table:table-row>
        <table:table-row table:style-name="ro1">
          <table:table-cell office:value-type="float" office:value="-14.7" calcext:value-type="float">
            <text:p>-14,7</text:p>
          </table:table-cell>
          <table:table-cell table:formula="of:=IF(ABS([.A418]-[.A417])&lt;=8; IF([.B417]&gt;0;[.A418]+[.B417];[.A418]); [.A418])" office:value-type="float" office:value="-14.7" calcext:value-type="float">
            <text:p>-14,7</text:p>
          </table:table-cell>
          <table:table-cell table:number-columns-repeated="16382"/>
        </table:table-row>
        <table:table-row table:style-name="ro1">
          <table:table-cell office:value-type="float" office:value="9.99" calcext:value-type="float">
            <text:p>9,99</text:p>
          </table:table-cell>
          <table:table-cell table:formula="of:=IF(ABS([.A419]-[.A418])&lt;=8; IF([.B418]&gt;0;[.A419]+[.B418];[.A419]); [.A419])" office:value-type="float" office:value="9.99" calcext:value-type="float">
            <text:p>9,99</text:p>
          </table:table-cell>
          <table:table-cell table:number-columns-repeated="16382"/>
        </table:table-row>
        <table:table-row table:style-name="ro1">
          <table:table-cell office:value-type="float" office:value="-14.78" calcext:value-type="float">
            <text:p>-14,78</text:p>
          </table:table-cell>
          <table:table-cell table:formula="of:=IF(ABS([.A420]-[.A419])&lt;=8; IF([.B419]&gt;0;[.A420]+[.B419];[.A420]); [.A420])" office:value-type="float" office:value="-14.78" calcext:value-type="float">
            <text:p>-14,78</text:p>
          </table:table-cell>
          <table:table-cell table:number-columns-repeated="16382"/>
        </table:table-row>
        <table:table-row table:style-name="ro1">
          <table:table-cell office:value-type="float" office:value="0.9" calcext:value-type="float">
            <text:p>0,9</text:p>
          </table:table-cell>
          <table:table-cell table:formula="of:=IF(ABS([.A421]-[.A420])&lt;=8; IF([.B420]&gt;0;[.A421]+[.B420];[.A421]); [.A421])" office:value-type="float" office:value="0.9" calcext:value-type="float">
            <text:p>0,9</text:p>
          </table:table-cell>
          <table:table-cell table:number-columns-repeated="16382"/>
        </table:table-row>
        <table:table-row table:style-name="ro1">
          <table:table-cell office:value-type="float" office:value="7.47" calcext:value-type="float">
            <text:p>7,47</text:p>
          </table:table-cell>
          <table:table-cell table:formula="of:=IF(ABS([.A422]-[.A421])&lt;=8; IF([.B421]&gt;0;[.A422]+[.B421];[.A422]); [.A422])" office:value-type="float" office:value="8.37" calcext:value-type="float">
            <text:p>8,37</text:p>
          </table:table-cell>
          <table:table-cell table:number-columns-repeated="16382"/>
        </table:table-row>
        <table:table-row table:style-name="ro1">
          <table:table-cell office:value-type="float" office:value="8.68" calcext:value-type="float">
            <text:p>8,68</text:p>
          </table:table-cell>
          <table:table-cell table:formula="of:=IF(ABS([.A423]-[.A422])&lt;=8; IF([.B422]&gt;0;[.A423]+[.B422];[.A423]); [.A423])" office:value-type="float" office:value="17.05" calcext:value-type="float">
            <text:p>17,05</text:p>
          </table:table-cell>
          <table:table-cell table:number-columns-repeated="16382"/>
        </table:table-row>
        <table:table-row table:style-name="ro1">
          <table:table-cell office:value-type="float" office:value="-4.59" calcext:value-type="float">
            <text:p>-4,59</text:p>
          </table:table-cell>
          <table:table-cell table:formula="of:=IF(ABS([.A424]-[.A423])&lt;=8; IF([.B423]&gt;0;[.A424]+[.B423];[.A424]); [.A424])" office:value-type="float" office:value="-4.59" calcext:value-type="float">
            <text:p>-4,59</text:p>
          </table:table-cell>
          <table:table-cell table:number-columns-repeated="16382"/>
        </table:table-row>
        <table:table-row table:style-name="ro1">
          <table:table-cell office:value-type="float" office:value="10.01" calcext:value-type="float">
            <text:p>10,01</text:p>
          </table:table-cell>
          <table:table-cell table:formula="of:=IF(ABS([.A425]-[.A424])&lt;=8; IF([.B424]&gt;0;[.A425]+[.B424];[.A425]); [.A425])" office:value-type="float" office:value="10.01" calcext:value-type="float">
            <text:p>10,01</text:p>
          </table:table-cell>
          <table:table-cell table:number-columns-repeated="16382"/>
        </table:table-row>
        <table:table-row table:style-name="ro1">
          <table:table-cell office:value-type="float" office:value="-4.92" calcext:value-type="float">
            <text:p>-4,92</text:p>
          </table:table-cell>
          <table:table-cell table:formula="of:=IF(ABS([.A426]-[.A425])&lt;=8; IF([.B425]&gt;0;[.A426]+[.B425];[.A426]); [.A426])" office:value-type="float" office:value="-4.92" calcext:value-type="float">
            <text:p>-4,92</text:p>
          </table:table-cell>
          <table:table-cell table:number-columns-repeated="16382"/>
        </table:table-row>
        <table:table-row table:style-name="ro1">
          <table:table-cell office:value-type="float" office:value="12.59" calcext:value-type="float">
            <text:p>12,59</text:p>
          </table:table-cell>
          <table:table-cell table:formula="of:=IF(ABS([.A427]-[.A426])&lt;=8; IF([.B426]&gt;0;[.A427]+[.B426];[.A427]); [.A427])" office:value-type="float" office:value="12.59" calcext:value-type="float">
            <text:p>12,59</text:p>
          </table:table-cell>
          <table:table-cell table:number-columns-repeated="16382"/>
        </table:table-row>
        <table:table-row table:style-name="ro1">
          <table:table-cell office:value-type="float" office:value="3.72" calcext:value-type="float">
            <text:p>3,72</text:p>
          </table:table-cell>
          <table:table-cell table:formula="of:=IF(ABS([.A428]-[.A427])&lt;=8; IF([.B427]&gt;0;[.A428]+[.B427];[.A428]); [.A428])" office:value-type="float" office:value="3.72" calcext:value-type="float">
            <text:p>3,72</text:p>
          </table:table-cell>
          <table:table-cell table:number-columns-repeated="16382"/>
        </table:table-row>
        <table:table-row table:style-name="ro1">
          <table:table-cell office:value-type="float" office:value="7.39" calcext:value-type="float">
            <text:p>7,39</text:p>
          </table:table-cell>
          <table:table-cell table:formula="of:=IF(ABS([.A429]-[.A428])&lt;=8; IF([.B428]&gt;0;[.A429]+[.B428];[.A429]); [.A429])" office:value-type="float" office:value="11.11" calcext:value-type="float">
            <text:p>11,11</text:p>
          </table:table-cell>
          <table:table-cell table:number-columns-repeated="16382"/>
        </table:table-row>
        <table:table-row table:style-name="ro1">
          <table:table-cell office:value-type="float" office:value="5.61" calcext:value-type="float">
            <text:p>5,61</text:p>
          </table:table-cell>
          <table:table-cell table:formula="of:=IF(ABS([.A430]-[.A429])&lt;=8; IF([.B429]&gt;0;[.A430]+[.B429];[.A430]); [.A430])" office:value-type="float" office:value="16.72" calcext:value-type="float">
            <text:p>16,72</text:p>
          </table:table-cell>
          <table:table-cell table:number-columns-repeated="16382"/>
        </table:table-row>
        <table:table-row table:style-name="ro1">
          <table:table-cell office:value-type="float" office:value="14.1" calcext:value-type="float">
            <text:p>14,1</text:p>
          </table:table-cell>
          <table:table-cell table:formula="of:=IF(ABS([.A431]-[.A430])&lt;=8; IF([.B430]&gt;0;[.A431]+[.B430];[.A431]); [.A431])" office:value-type="float" office:value="14.1" calcext:value-type="float">
            <text:p>14,1</text:p>
          </table:table-cell>
          <table:table-cell table:number-columns-repeated="16382"/>
        </table:table-row>
        <table:table-row table:style-name="ro1">
          <table:table-cell office:value-type="float" office:value="-9.57" calcext:value-type="float">
            <text:p>-9,57</text:p>
          </table:table-cell>
          <table:table-cell table:formula="of:=IF(ABS([.A432]-[.A431])&lt;=8; IF([.B431]&gt;0;[.A432]+[.B431];[.A432]); [.A432])" office:value-type="float" office:value="-9.57" calcext:value-type="float">
            <text:p>-9,57</text:p>
          </table:table-cell>
          <table:table-cell table:number-columns-repeated="16382"/>
        </table:table-row>
        <table:table-row table:style-name="ro1">
          <table:table-cell office:value-type="float" office:value="2.16" calcext:value-type="float">
            <text:p>2,16</text:p>
          </table:table-cell>
          <table:table-cell table:formula="of:=IF(ABS([.A433]-[.A432])&lt;=8; IF([.B432]&gt;0;[.A433]+[.B432];[.A433]); [.A433])" office:value-type="float" office:value="2.16" calcext:value-type="float">
            <text:p>2,16</text:p>
          </table:table-cell>
          <table:table-cell table:number-columns-repeated="16382"/>
        </table:table-row>
        <table:table-row table:style-name="ro1">
          <table:table-cell office:value-type="float" office:value="15.49" calcext:value-type="float">
            <text:p>15,49</text:p>
          </table:table-cell>
          <table:table-cell table:formula="of:=IF(ABS([.A434]-[.A433])&lt;=8; IF([.B433]&gt;0;[.A434]+[.B433];[.A434]); [.A434])" office:value-type="float" office:value="15.49" calcext:value-type="float">
            <text:p>15,49</text:p>
          </table:table-cell>
          <table:table-cell table:number-columns-repeated="16382"/>
        </table:table-row>
        <table:table-row table:style-name="ro1">
          <table:table-cell office:value-type="float" office:value="1.21" calcext:value-type="float">
            <text:p>1,21</text:p>
          </table:table-cell>
          <table:table-cell table:formula="of:=IF(ABS([.A435]-[.A434])&lt;=8; IF([.B434]&gt;0;[.A435]+[.B434];[.A435]); [.A435])" office:value-type="float" office:value="1.21" calcext:value-type="float">
            <text:p>1,21</text:p>
          </table:table-cell>
          <table:table-cell table:number-columns-repeated="16382"/>
        </table:table-row>
        <table:table-row table:style-name="ro1">
          <table:table-cell office:value-type="float" office:value="2.27" calcext:value-type="float">
            <text:p>2,27</text:p>
          </table:table-cell>
          <table:table-cell table:formula="of:=IF(ABS([.A436]-[.A435])&lt;=8; IF([.B435]&gt;0;[.A436]+[.B435];[.A436]); [.A436])" office:value-type="float" office:value="3.48" calcext:value-type="float">
            <text:p>3,48</text:p>
          </table:table-cell>
          <table:table-cell table:number-columns-repeated="16382"/>
        </table:table-row>
        <table:table-row table:style-name="ro1">
          <table:table-cell office:value-type="float" office:value="-18.51" calcext:value-type="float">
            <text:p>-18,51</text:p>
          </table:table-cell>
          <table:table-cell table:formula="of:=IF(ABS([.A437]-[.A436])&lt;=8; IF([.B436]&gt;0;[.A437]+[.B436];[.A437]); [.A437])" office:value-type="float" office:value="-18.51" calcext:value-type="float">
            <text:p>-18,51</text:p>
          </table:table-cell>
          <table:table-cell table:number-columns-repeated="16382"/>
        </table:table-row>
        <table:table-row table:style-name="ro1">
          <table:table-cell office:value-type="float" office:value="-6.06" calcext:value-type="float">
            <text:p>-6,06</text:p>
          </table:table-cell>
          <table:table-cell table:formula="of:=IF(ABS([.A438]-[.A437])&lt;=8; IF([.B437]&gt;0;[.A438]+[.B437];[.A438]); [.A438])" office:value-type="float" office:value="-6.06" calcext:value-type="float">
            <text:p>-6,06</text:p>
          </table:table-cell>
          <table:table-cell table:number-columns-repeated="16382"/>
        </table:table-row>
        <table:table-row table:style-name="ro1">
          <table:table-cell office:value-type="float" office:value="16.2" calcext:value-type="float">
            <text:p>16,2</text:p>
          </table:table-cell>
          <table:table-cell table:formula="of:=IF(ABS([.A439]-[.A438])&lt;=8; IF([.B438]&gt;0;[.A439]+[.B438];[.A439]); [.A439])" office:value-type="float" office:value="16.2" calcext:value-type="float">
            <text:p>16,2</text:p>
          </table:table-cell>
          <table:table-cell table:number-columns-repeated="16382"/>
        </table:table-row>
        <table:table-row table:style-name="ro1">
          <table:table-cell office:value-type="float" office:value="3.8" calcext:value-type="float">
            <text:p>3,8</text:p>
          </table:table-cell>
          <table:table-cell table:formula="of:=IF(ABS([.A440]-[.A439])&lt;=8; IF([.B439]&gt;0;[.A440]+[.B439];[.A440]); [.A440])" office:value-type="float" office:value="3.8" calcext:value-type="float">
            <text:p>3,8</text:p>
          </table:table-cell>
          <table:table-cell table:number-columns-repeated="16382"/>
        </table:table-row>
        <table:table-row table:style-name="ro1">
          <table:table-cell office:value-type="float" office:value="5.87" calcext:value-type="float">
            <text:p>5,87</text:p>
          </table:table-cell>
          <table:table-cell table:formula="of:=IF(ABS([.A441]-[.A440])&lt;=8; IF([.B440]&gt;0;[.A441]+[.B440];[.A441]); [.A441])" office:value-type="float" office:value="9.67" calcext:value-type="float">
            <text:p>9,67</text:p>
          </table:table-cell>
          <table:table-cell table:number-columns-repeated="16382"/>
        </table:table-row>
        <table:table-row table:style-name="ro1">
          <table:table-cell office:value-type="float" office:value="11.42" calcext:value-type="float">
            <text:p>11,42</text:p>
          </table:table-cell>
          <table:table-cell table:formula="of:=IF(ABS([.A442]-[.A441])&lt;=8; IF([.B441]&gt;0;[.A442]+[.B441];[.A442]); [.A442])" office:value-type="float" office:value="21.09" calcext:value-type="float">
            <text:p>21,09</text:p>
          </table:table-cell>
          <table:table-cell table:number-columns-repeated="16382"/>
        </table:table-row>
        <table:table-row table:style-name="ro1">
          <table:table-cell office:value-type="float" office:value="-19.33" calcext:value-type="float">
            <text:p>-19,33</text:p>
          </table:table-cell>
          <table:table-cell table:formula="of:=IF(ABS([.A443]-[.A442])&lt;=8; IF([.B442]&gt;0;[.A443]+[.B442];[.A443]); [.A443])" office:value-type="float" office:value="-19.33" calcext:value-type="float">
            <text:p>-19,33</text:p>
          </table:table-cell>
          <table:table-cell table:number-columns-repeated="16382"/>
        </table:table-row>
        <table:table-row table:style-name="ro1">
          <table:table-cell office:value-type="float" office:value="19.95" calcext:value-type="float">
            <text:p>19,95</text:p>
          </table:table-cell>
          <table:table-cell table:formula="of:=IF(ABS([.A444]-[.A443])&lt;=8; IF([.B443]&gt;0;[.A444]+[.B443];[.A444]); [.A444])" office:value-type="float" office:value="19.95" calcext:value-type="float">
            <text:p>19,95</text:p>
          </table:table-cell>
          <table:table-cell table:number-columns-repeated="16382"/>
        </table:table-row>
        <table:table-row table:style-name="ro1">
          <table:table-cell office:value-type="float" office:value="5.53" calcext:value-type="float">
            <text:p>5,53</text:p>
          </table:table-cell>
          <table:table-cell table:formula="of:=IF(ABS([.A445]-[.A444])&lt;=8; IF([.B444]&gt;0;[.A445]+[.B444];[.A445]); [.A445])" office:value-type="float" office:value="5.53" calcext:value-type="float">
            <text:p>5,53</text:p>
          </table:table-cell>
          <table:table-cell table:number-columns-repeated="16382"/>
        </table:table-row>
        <table:table-row table:style-name="ro1">
          <table:table-cell office:value-type="float" office:value="-7.5" calcext:value-type="float">
            <text:p>-7,5</text:p>
          </table:table-cell>
          <table:table-cell table:formula="of:=IF(ABS([.A446]-[.A445])&lt;=8; IF([.B445]&gt;0;[.A446]+[.B445];[.A446]); [.A446])" office:value-type="float" office:value="-7.5" calcext:value-type="float">
            <text:p>-7,5</text:p>
          </table:table-cell>
          <table:table-cell table:number-columns-repeated="16382"/>
        </table:table-row>
        <table:table-row table:style-name="ro1">
          <table:table-cell office:value-type="float" office:value="-0.38" calcext:value-type="float">
            <text:p>-0,38</text:p>
          </table:table-cell>
          <table:table-cell table:formula="of:=IF(ABS([.A447]-[.A446])&lt;=8; IF([.B446]&gt;0;[.A447]+[.B446];[.A447]); [.A447])" office:value-type="float" office:value="-0.38" calcext:value-type="float">
            <text:p>-0,38</text:p>
          </table:table-cell>
          <table:table-cell table:number-columns-repeated="16382"/>
        </table:table-row>
        <table:table-row table:style-name="ro1">
          <table:table-cell office:value-type="float" office:value="16.15" calcext:value-type="float">
            <text:p>16,15</text:p>
          </table:table-cell>
          <table:table-cell table:formula="of:=IF(ABS([.A448]-[.A447])&lt;=8; IF([.B447]&gt;0;[.A448]+[.B447];[.A448]); [.A448])" office:value-type="float" office:value="16.15" calcext:value-type="float">
            <text:p>16,15</text:p>
          </table:table-cell>
          <table:table-cell table:number-columns-repeated="16382"/>
        </table:table-row>
        <table:table-row table:style-name="ro1">
          <table:table-cell office:value-type="float" office:value="-12.06" calcext:value-type="float">
            <text:p>-12,06</text:p>
          </table:table-cell>
          <table:table-cell table:formula="of:=IF(ABS([.A449]-[.A448])&lt;=8; IF([.B448]&gt;0;[.A449]+[.B448];[.A449]); [.A449])" office:value-type="float" office:value="-12.06" calcext:value-type="float">
            <text:p>-12,06</text:p>
          </table:table-cell>
          <table:table-cell table:number-columns-repeated="16382"/>
        </table:table-row>
        <table:table-row table:style-name="ro1">
          <table:table-cell office:value-type="float" office:value="8.96" calcext:value-type="float">
            <text:p>8,96</text:p>
          </table:table-cell>
          <table:table-cell table:formula="of:=IF(ABS([.A450]-[.A449])&lt;=8; IF([.B449]&gt;0;[.A450]+[.B449];[.A450]); [.A450])" office:value-type="float" office:value="8.96" calcext:value-type="float">
            <text:p>8,96</text:p>
          </table:table-cell>
          <table:table-cell table:number-columns-repeated="16382"/>
        </table:table-row>
        <table:table-row table:style-name="ro1">
          <table:table-cell office:value-type="float" office:value="5.02" calcext:value-type="float">
            <text:p>5,02</text:p>
          </table:table-cell>
          <table:table-cell table:formula="of:=IF(ABS([.A451]-[.A450])&lt;=8; IF([.B450]&gt;0;[.A451]+[.B450];[.A451]); [.A451])" office:value-type="float" office:value="13.98" calcext:value-type="float">
            <text:p>13,98</text:p>
          </table:table-cell>
          <table:table-cell table:number-columns-repeated="16382"/>
        </table:table-row>
        <table:table-row table:style-name="ro1">
          <table:table-cell office:value-type="float" office:value="-13.62" calcext:value-type="float">
            <text:p>-13,62</text:p>
          </table:table-cell>
          <table:table-cell table:formula="of:=IF(ABS([.A452]-[.A451])&lt;=8; IF([.B451]&gt;0;[.A452]+[.B451];[.A452]); [.A452])" office:value-type="float" office:value="-13.62" calcext:value-type="float">
            <text:p>-13,62</text:p>
          </table:table-cell>
          <table:table-cell table:number-columns-repeated="16382"/>
        </table:table-row>
        <table:table-row table:style-name="ro1">
          <table:table-cell office:value-type="float" office:value="-15.88" calcext:value-type="float">
            <text:p>-15,88</text:p>
          </table:table-cell>
          <table:table-cell table:formula="of:=IF(ABS([.A453]-[.A452])&lt;=8; IF([.B452]&gt;0;[.A453]+[.B452];[.A453]); [.A453])" office:value-type="float" office:value="-15.88" calcext:value-type="float">
            <text:p>-15,88</text:p>
          </table:table-cell>
          <table:table-cell table:number-columns-repeated="1638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ABS([.A454]-[.A453])&lt;=8; IF([.B453]&gt;0;[.A454]+[.B453];[.A454]); [.A454])" office:value-type="float" office:value="7" calcext:value-type="float">
            <text:p>7</text:p>
          </table:table-cell>
          <table:table-cell table:number-columns-repeated="16382"/>
        </table:table-row>
        <table:table-row table:style-name="ro1">
          <table:table-cell office:value-type="float" office:value="-2.52" calcext:value-type="float">
            <text:p>-2,52</text:p>
          </table:table-cell>
          <table:table-cell table:formula="of:=IF(ABS([.A455]-[.A454])&lt;=8; IF([.B454]&gt;0;[.A455]+[.B454];[.A455]); [.A455])" office:value-type="float" office:value="-2.52" calcext:value-type="float">
            <text:p>-2,52</text:p>
          </table:table-cell>
          <table:table-cell table:number-columns-repeated="16382"/>
        </table:table-row>
        <table:table-row table:style-name="ro1">
          <table:table-cell office:value-type="float" office:value="-12.86" calcext:value-type="float">
            <text:p>-12,86</text:p>
          </table:table-cell>
          <table:table-cell table:formula="of:=IF(ABS([.A456]-[.A455])&lt;=8; IF([.B455]&gt;0;[.A456]+[.B455];[.A456]); [.A456])" office:value-type="float" office:value="-12.86" calcext:value-type="float">
            <text:p>-12,86</text:p>
          </table:table-cell>
          <table:table-cell table:number-columns-repeated="16382"/>
        </table:table-row>
        <table:table-row table:style-name="ro1">
          <table:table-cell office:value-type="float" office:value="-9.87" calcext:value-type="float">
            <text:p>-9,87</text:p>
          </table:table-cell>
          <table:table-cell table:formula="of:=IF(ABS([.A457]-[.A456])&lt;=8; IF([.B456]&gt;0;[.A457]+[.B456];[.A457]); [.A457])" office:value-type="float" office:value="-9.87" calcext:value-type="float">
            <text:p>-9,87</text:p>
          </table:table-cell>
          <table:table-cell table:number-columns-repeated="16382"/>
        </table:table-row>
        <table:table-row table:style-name="ro1">
          <table:table-cell office:value-type="float" office:value="-17.81" calcext:value-type="float">
            <text:p>-17,81</text:p>
          </table:table-cell>
          <table:table-cell table:formula="of:=IF(ABS([.A458]-[.A457])&lt;=8; IF([.B457]&gt;0;[.A458]+[.B457];[.A458]); [.A458])" office:value-type="float" office:value="-17.81" calcext:value-type="float">
            <text:p>-17,81</text:p>
          </table:table-cell>
          <table:table-cell table:number-columns-repeated="16382"/>
        </table:table-row>
        <table:table-row table:style-name="ro1">
          <table:table-cell office:value-type="float" office:value="7.05" calcext:value-type="float">
            <text:p>7,05</text:p>
          </table:table-cell>
          <table:table-cell table:formula="of:=IF(ABS([.A459]-[.A458])&lt;=8; IF([.B458]&gt;0;[.A459]+[.B458];[.A459]); [.A459])" office:value-type="float" office:value="7.05" calcext:value-type="float">
            <text:p>7,05</text:p>
          </table:table-cell>
          <table:table-cell table:number-columns-repeated="16382"/>
        </table:table-row>
        <table:table-row table:style-name="ro1">
          <table:table-cell office:value-type="float" office:value="-17.86" calcext:value-type="float">
            <text:p>-17,86</text:p>
          </table:table-cell>
          <table:table-cell table:formula="of:=IF(ABS([.A460]-[.A459])&lt;=8; IF([.B459]&gt;0;[.A460]+[.B459];[.A460]); [.A460])" office:value-type="float" office:value="-17.86" calcext:value-type="float">
            <text:p>-17,86</text:p>
          </table:table-cell>
          <table:table-cell table:number-columns-repeated="16382"/>
        </table:table-row>
        <table:table-row table:style-name="ro1">
          <table:table-cell office:value-type="float" office:value="14.38" calcext:value-type="float">
            <text:p>14,38</text:p>
          </table:table-cell>
          <table:table-cell table:formula="of:=IF(ABS([.A461]-[.A460])&lt;=8; IF([.B460]&gt;0;[.A461]+[.B460];[.A461]); [.A461])" office:value-type="float" office:value="14.38" calcext:value-type="float">
            <text:p>14,38</text:p>
          </table:table-cell>
          <table:table-cell table:number-columns-repeated="16382"/>
        </table:table-row>
        <table:table-row table:style-name="ro1">
          <table:table-cell office:value-type="float" office:value="-16.88" calcext:value-type="float">
            <text:p>-16,88</text:p>
          </table:table-cell>
          <table:table-cell table:formula="of:=IF(ABS([.A462]-[.A461])&lt;=8; IF([.B461]&gt;0;[.A462]+[.B461];[.A462]); [.A462])" office:value-type="float" office:value="-16.88" calcext:value-type="float">
            <text:p>-16,88</text:p>
          </table:table-cell>
          <table:table-cell table:number-columns-repeated="16382"/>
        </table:table-row>
        <table:table-row table:style-name="ro1">
          <table:table-cell office:value-type="float" office:value="-18.64" calcext:value-type="float">
            <text:p>-18,64</text:p>
          </table:table-cell>
          <table:table-cell table:formula="of:=IF(ABS([.A463]-[.A462])&lt;=8; IF([.B462]&gt;0;[.A463]+[.B462];[.A463]); [.A463])" office:value-type="float" office:value="-18.64" calcext:value-type="float">
            <text:p>-18,64</text:p>
          </table:table-cell>
          <table:table-cell table:number-columns-repeated="16382"/>
        </table:table-row>
        <table:table-row table:style-name="ro1">
          <table:table-cell office:value-type="float" office:value="-6.5" calcext:value-type="float">
            <text:p>-6,5</text:p>
          </table:table-cell>
          <table:table-cell table:formula="of:=IF(ABS([.A464]-[.A463])&lt;=8; IF([.B463]&gt;0;[.A464]+[.B463];[.A464]); [.A464])" office:value-type="float" office:value="-6.5" calcext:value-type="float">
            <text:p>-6,5</text:p>
          </table:table-cell>
          <table:table-cell table:number-columns-repeated="16382"/>
        </table:table-row>
        <table:table-row table:style-name="ro1">
          <table:table-cell office:value-type="float" office:value="-4.88" calcext:value-type="float">
            <text:p>-4,88</text:p>
          </table:table-cell>
          <table:table-cell table:formula="of:=IF(ABS([.A465]-[.A464])&lt;=8; IF([.B464]&gt;0;[.A465]+[.B464];[.A465]); [.A465])" office:value-type="float" office:value="-4.88" calcext:value-type="float">
            <text:p>-4,88</text:p>
          </table:table-cell>
          <table:table-cell table:number-columns-repeated="16382"/>
        </table:table-row>
        <table:table-row table:style-name="ro1">
          <table:table-cell office:value-type="float" office:value="5.75" calcext:value-type="float">
            <text:p>5,75</text:p>
          </table:table-cell>
          <table:table-cell table:formula="of:=IF(ABS([.A466]-[.A465])&lt;=8; IF([.B465]&gt;0;[.A466]+[.B465];[.A466]); [.A466])" office:value-type="float" office:value="5.75" calcext:value-type="float">
            <text:p>5,75</text:p>
          </table:table-cell>
          <table:table-cell table:number-columns-repeated="16382"/>
        </table:table-row>
        <table:table-row table:style-name="ro1">
          <table:table-cell office:value-type="float" office:value="-17.66" calcext:value-type="float">
            <text:p>-17,66</text:p>
          </table:table-cell>
          <table:table-cell table:formula="of:=IF(ABS([.A467]-[.A466])&lt;=8; IF([.B466]&gt;0;[.A467]+[.B466];[.A467]); [.A467])" office:value-type="float" office:value="-17.66" calcext:value-type="float">
            <text:p>-17,66</text:p>
          </table:table-cell>
          <table:table-cell table:number-columns-repeated="16382"/>
        </table:table-row>
        <table:table-row table:style-name="ro1">
          <table:table-cell office:value-type="float" office:value="16.3" calcext:value-type="float">
            <text:p>16,3</text:p>
          </table:table-cell>
          <table:table-cell table:formula="of:=IF(ABS([.A468]-[.A467])&lt;=8; IF([.B467]&gt;0;[.A468]+[.B467];[.A468]); [.A468])" office:value-type="float" office:value="16.3" calcext:value-type="float">
            <text:p>16,3</text:p>
          </table:table-cell>
          <table:table-cell table:number-columns-repeated="16382"/>
        </table:table-row>
        <table:table-row table:style-name="ro1">
          <table:table-cell office:value-type="float" office:value="-11.41" calcext:value-type="float">
            <text:p>-11,41</text:p>
          </table:table-cell>
          <table:table-cell table:formula="of:=IF(ABS([.A469]-[.A468])&lt;=8; IF([.B468]&gt;0;[.A469]+[.B468];[.A469]); [.A469])" office:value-type="float" office:value="-11.41" calcext:value-type="float">
            <text:p>-11,41</text:p>
          </table:table-cell>
          <table:table-cell table:number-columns-repeated="16382"/>
        </table:table-row>
        <table:table-row table:style-name="ro1">
          <table:table-cell office:value-type="float" office:value="10.75" calcext:value-type="float">
            <text:p>10,75</text:p>
          </table:table-cell>
          <table:table-cell table:formula="of:=IF(ABS([.A470]-[.A469])&lt;=8; IF([.B469]&gt;0;[.A470]+[.B469];[.A470]); [.A470])" office:value-type="float" office:value="10.75" calcext:value-type="float">
            <text:p>10,75</text:p>
          </table:table-cell>
          <table:table-cell table:number-columns-repeated="16382"/>
        </table:table-row>
        <table:table-row table:style-name="ro1">
          <table:table-cell office:value-type="float" office:value="16.59" calcext:value-type="float">
            <text:p>16,59</text:p>
          </table:table-cell>
          <table:table-cell table:formula="of:=IF(ABS([.A471]-[.A470])&lt;=8; IF([.B470]&gt;0;[.A471]+[.B470];[.A471]); [.A471])" office:value-type="float" office:value="27.34" calcext:value-type="float">
            <text:p>27,34</text:p>
          </table:table-cell>
          <table:table-cell table:number-columns-repeated="16382"/>
        </table:table-row>
        <table:table-row table:style-name="ro1">
          <table:table-cell office:value-type="float" office:value="-16.4" calcext:value-type="float">
            <text:p>-16,4</text:p>
          </table:table-cell>
          <table:table-cell table:formula="of:=IF(ABS([.A472]-[.A471])&lt;=8; IF([.B471]&gt;0;[.A472]+[.B471];[.A472]); [.A472])" office:value-type="float" office:value="-16.4" calcext:value-type="float">
            <text:p>-16,4</text:p>
          </table:table-cell>
          <table:table-cell table:number-columns-repeated="16382"/>
        </table:table-row>
        <table:table-row table:style-name="ro1">
          <table:table-cell office:value-type="float" office:value="14.88" calcext:value-type="float">
            <text:p>14,88</text:p>
          </table:table-cell>
          <table:table-cell table:formula="of:=IF(ABS([.A473]-[.A472])&lt;=8; IF([.B472]&gt;0;[.A473]+[.B472];[.A473]); [.A473])" office:value-type="float" office:value="14.88" calcext:value-type="float">
            <text:p>14,88</text:p>
          </table:table-cell>
          <table:table-cell table:number-columns-repeated="16382"/>
        </table:table-row>
        <table:table-row table:style-name="ro1">
          <table:table-cell office:value-type="float" office:value="-18.84" calcext:value-type="float">
            <text:p>-18,84</text:p>
          </table:table-cell>
          <table:table-cell table:formula="of:=IF(ABS([.A474]-[.A473])&lt;=8; IF([.B473]&gt;0;[.A474]+[.B473];[.A474]); [.A474])" office:value-type="float" office:value="-18.84" calcext:value-type="float">
            <text:p>-18,84</text:p>
          </table:table-cell>
          <table:table-cell table:number-columns-repeated="16382"/>
        </table:table-row>
        <table:table-row table:style-name="ro1">
          <table:table-cell office:value-type="float" office:value="-3.67" calcext:value-type="float">
            <text:p>-3,67</text:p>
          </table:table-cell>
          <table:table-cell table:formula="of:=IF(ABS([.A475]-[.A474])&lt;=8; IF([.B474]&gt;0;[.A475]+[.B474];[.A475]); [.A475])" office:value-type="float" office:value="-3.67" calcext:value-type="float">
            <text:p>-3,67</text:p>
          </table:table-cell>
          <table:table-cell table:number-columns-repeated="16382"/>
        </table:table-row>
        <table:table-row table:style-name="ro1">
          <table:table-cell office:value-type="float" office:value="0.01" calcext:value-type="float">
            <text:p>0,01</text:p>
          </table:table-cell>
          <table:table-cell table:formula="of:=IF(ABS([.A476]-[.A475])&lt;=8; IF([.B475]&gt;0;[.A476]+[.B475];[.A476]); [.A476])" office:value-type="float" office:value="0.01" calcext:value-type="float">
            <text:p>0,01</text:p>
          </table:table-cell>
          <table:table-cell table:number-columns-repeated="16382"/>
        </table:table-row>
        <table:table-row table:style-name="ro1">
          <table:table-cell office:value-type="float" office:value="-6.45" calcext:value-type="float">
            <text:p>-6,45</text:p>
          </table:table-cell>
          <table:table-cell table:formula="of:=IF(ABS([.A477]-[.A476])&lt;=8; IF([.B476]&gt;0;[.A477]+[.B476];[.A477]); [.A477])" office:value-type="float" office:value="-6.44" calcext:value-type="float">
            <text:p>-6,44</text:p>
          </table:table-cell>
          <table:table-cell table:number-columns-repeated="16382"/>
        </table:table-row>
        <table:table-row table:style-name="ro1">
          <table:table-cell office:value-type="float" office:value="4.41" calcext:value-type="float">
            <text:p>4,41</text:p>
          </table:table-cell>
          <table:table-cell table:formula="of:=IF(ABS([.A478]-[.A477])&lt;=8; IF([.B477]&gt;0;[.A478]+[.B477];[.A478]); [.A478])" office:value-type="float" office:value="4.41" calcext:value-type="float">
            <text:p>4,41</text:p>
          </table:table-cell>
          <table:table-cell table:number-columns-repeated="16382"/>
        </table:table-row>
        <table:table-row table:style-name="ro1">
          <table:table-cell office:value-type="float" office:value="18.53" calcext:value-type="float">
            <text:p>18,53</text:p>
          </table:table-cell>
          <table:table-cell table:formula="of:=IF(ABS([.A479]-[.A478])&lt;=8; IF([.B478]&gt;0;[.A479]+[.B478];[.A479]); [.A479])" office:value-type="float" office:value="18.53" calcext:value-type="float">
            <text:p>18,53</text:p>
          </table:table-cell>
          <table:table-cell table:number-columns-repeated="16382"/>
        </table:table-row>
        <table:table-row table:style-name="ro1">
          <table:table-cell office:value-type="float" office:value="-6.49" calcext:value-type="float">
            <text:p>-6,49</text:p>
          </table:table-cell>
          <table:table-cell table:formula="of:=IF(ABS([.A480]-[.A479])&lt;=8; IF([.B479]&gt;0;[.A480]+[.B479];[.A480]); [.A480])" office:value-type="float" office:value="-6.49" calcext:value-type="float">
            <text:p>-6,49</text:p>
          </table:table-cell>
          <table:table-cell table:number-columns-repeated="16382"/>
        </table:table-row>
        <table:table-row table:style-name="ro1">
          <table:table-cell office:value-type="float" office:value="-10.54" calcext:value-type="float">
            <text:p>-10,54</text:p>
          </table:table-cell>
          <table:table-cell table:formula="of:=IF(ABS([.A481]-[.A480])&lt;=8; IF([.B480]&gt;0;[.A481]+[.B480];[.A481]); [.A481])" office:value-type="float" office:value="-10.54" calcext:value-type="float">
            <text:p>-10,54</text:p>
          </table:table-cell>
          <table:table-cell table:number-columns-repeated="16382"/>
        </table:table-row>
        <table:table-row table:style-name="ro1">
          <table:table-cell office:value-type="float" office:value="16.72" calcext:value-type="float">
            <text:p>16,72</text:p>
          </table:table-cell>
          <table:table-cell table:formula="of:=IF(ABS([.A482]-[.A481])&lt;=8; IF([.B481]&gt;0;[.A482]+[.B481];[.A482]); [.A482])" office:value-type="float" office:value="16.72" calcext:value-type="float">
            <text:p>16,72</text:p>
          </table:table-cell>
          <table:table-cell table:number-columns-repeated="16382"/>
        </table:table-row>
        <table:table-row table:style-name="ro1">
          <table:table-cell office:value-type="float" office:value="12.09" calcext:value-type="float">
            <text:p>12,09</text:p>
          </table:table-cell>
          <table:table-cell table:formula="of:=IF(ABS([.A483]-[.A482])&lt;=8; IF([.B482]&gt;0;[.A483]+[.B482];[.A483]); [.A483])" office:value-type="float" office:value="28.81" calcext:value-type="float">
            <text:p>28,81</text:p>
          </table:table-cell>
          <table:table-cell table:number-columns-repeated="16382"/>
        </table:table-row>
        <table:table-row table:style-name="ro1">
          <table:table-cell office:value-type="float" office:value="13.23" calcext:value-type="float">
            <text:p>13,23</text:p>
          </table:table-cell>
          <table:table-cell table:formula="of:=IF(ABS([.A484]-[.A483])&lt;=8; IF([.B483]&gt;0;[.A484]+[.B483];[.A484]); [.A484])" office:value-type="float" office:value="42.04" calcext:value-type="float">
            <text:p>42,04</text:p>
          </table:table-cell>
          <table:table-cell table:number-columns-repeated="16382"/>
        </table:table-row>
        <table:table-row table:style-name="ro1">
          <table:table-cell office:value-type="float" office:value="7.16" calcext:value-type="float">
            <text:p>7,16</text:p>
          </table:table-cell>
          <table:table-cell table:formula="of:=IF(ABS([.A485]-[.A484])&lt;=8; IF([.B484]&gt;0;[.A485]+[.B484];[.A485]); [.A485])" office:value-type="float" office:value="49.2" calcext:value-type="float">
            <text:p>49,2</text:p>
          </table:table-cell>
          <table:table-cell table:number-columns-repeated="16382"/>
        </table:table-row>
        <table:table-row table:style-name="ro1">
          <table:table-cell office:value-type="float" office:value="-6.43" calcext:value-type="float">
            <text:p>-6,43</text:p>
          </table:table-cell>
          <table:table-cell table:formula="of:=IF(ABS([.A486]-[.A485])&lt;=8; IF([.B485]&gt;0;[.A486]+[.B485];[.A486]); [.A486])" office:value-type="float" office:value="-6.43" calcext:value-type="float">
            <text:p>-6,43</text:p>
          </table:table-cell>
          <table:table-cell table:number-columns-repeated="16382"/>
        </table:table-row>
        <table:table-row table:style-name="ro1">
          <table:table-cell office:value-type="float" office:value="15.66" calcext:value-type="float">
            <text:p>15,66</text:p>
          </table:table-cell>
          <table:table-cell table:formula="of:=IF(ABS([.A487]-[.A486])&lt;=8; IF([.B486]&gt;0;[.A487]+[.B486];[.A487]); [.A487])" office:value-type="float" office:value="15.66" calcext:value-type="float">
            <text:p>15,66</text:p>
          </table:table-cell>
          <table:table-cell table:number-columns-repeated="16382"/>
        </table:table-row>
        <table:table-row table:style-name="ro1">
          <table:table-cell office:value-type="float" office:value="-18.57" calcext:value-type="float">
            <text:p>-18,57</text:p>
          </table:table-cell>
          <table:table-cell table:formula="of:=IF(ABS([.A488]-[.A487])&lt;=8; IF([.B487]&gt;0;[.A488]+[.B487];[.A488]); [.A488])" office:value-type="float" office:value="-18.57" calcext:value-type="float">
            <text:p>-18,57</text:p>
          </table:table-cell>
          <table:table-cell table:number-columns-repeated="16382"/>
        </table:table-row>
        <table:table-row table:style-name="ro1">
          <table:table-cell office:value-type="float" office:value="-8.4" calcext:value-type="float">
            <text:p>-8,4</text:p>
          </table:table-cell>
          <table:table-cell table:formula="of:=IF(ABS([.A489]-[.A488])&lt;=8; IF([.B488]&gt;0;[.A489]+[.B488];[.A489]); [.A489])" office:value-type="float" office:value="-8.4" calcext:value-type="float">
            <text:p>-8,4</text:p>
          </table:table-cell>
          <table:table-cell table:number-columns-repeated="16382"/>
        </table:table-row>
        <table:table-row table:style-name="ro1">
          <table:table-cell office:value-type="float" office:value="15.1" calcext:value-type="float">
            <text:p>15,1</text:p>
          </table:table-cell>
          <table:table-cell table:formula="of:=IF(ABS([.A490]-[.A489])&lt;=8; IF([.B489]&gt;0;[.A490]+[.B489];[.A490]); [.A490])" office:value-type="float" office:value="15.1" calcext:value-type="float">
            <text:p>15,1</text:p>
          </table:table-cell>
          <table:table-cell table:number-columns-repeated="16382"/>
        </table:table-row>
        <table:table-row table:style-name="ro1">
          <table:table-cell office:value-type="float" office:value="-0.81" calcext:value-type="float">
            <text:p>-0,81</text:p>
          </table:table-cell>
          <table:table-cell table:formula="of:=IF(ABS([.A491]-[.A490])&lt;=8; IF([.B490]&gt;0;[.A491]+[.B490];[.A491]); [.A491])" office:value-type="float" office:value="-0.81" calcext:value-type="float">
            <text:p>-0,81</text:p>
          </table:table-cell>
          <table:table-cell table:number-columns-repeated="16382"/>
        </table:table-row>
        <table:table-row table:style-name="ro1">
          <table:table-cell office:value-type="float" office:value="16.32" calcext:value-type="float">
            <text:p>16,32</text:p>
          </table:table-cell>
          <table:table-cell table:formula="of:=IF(ABS([.A492]-[.A491])&lt;=8; IF([.B491]&gt;0;[.A492]+[.B491];[.A492]); [.A492])" office:value-type="float" office:value="16.32" calcext:value-type="float">
            <text:p>16,32</text:p>
          </table:table-cell>
          <table:table-cell table:number-columns-repeated="16382"/>
        </table:table-row>
        <table:table-row table:style-name="ro1">
          <table:table-cell office:value-type="float" office:value="-7.15" calcext:value-type="float">
            <text:p>-7,15</text:p>
          </table:table-cell>
          <table:table-cell table:formula="of:=IF(ABS([.A493]-[.A492])&lt;=8; IF([.B492]&gt;0;[.A493]+[.B492];[.A493]); [.A493])" office:value-type="float" office:value="-7.15" calcext:value-type="float">
            <text:p>-7,15</text:p>
          </table:table-cell>
          <table:table-cell table:number-columns-repeated="16382"/>
        </table:table-row>
        <table:table-row table:style-name="ro1">
          <table:table-cell office:value-type="float" office:value="-19.21" calcext:value-type="float">
            <text:p>-19,21</text:p>
          </table:table-cell>
          <table:table-cell table:formula="of:=IF(ABS([.A494]-[.A493])&lt;=8; IF([.B493]&gt;0;[.A494]+[.B493];[.A494]); [.A494])" office:value-type="float" office:value="-19.21" calcext:value-type="float">
            <text:p>-19,21</text:p>
          </table:table-cell>
          <table:table-cell table:number-columns-repeated="16382"/>
        </table:table-row>
        <table:table-row table:style-name="ro1">
          <table:table-cell office:value-type="float" office:value="9.95" calcext:value-type="float">
            <text:p>9,95</text:p>
          </table:table-cell>
          <table:table-cell table:formula="of:=IF(ABS([.A495]-[.A494])&lt;=8; IF([.B494]&gt;0;[.A495]+[.B494];[.A495]); [.A495])" office:value-type="float" office:value="9.95" calcext:value-type="float">
            <text:p>9,95</text:p>
          </table:table-cell>
          <table:table-cell table:number-columns-repeated="16382"/>
        </table:table-row>
        <table:table-row table:style-name="ro1">
          <table:table-cell office:value-type="float" office:value="-15.57" calcext:value-type="float">
            <text:p>-15,57</text:p>
          </table:table-cell>
          <table:table-cell table:formula="of:=IF(ABS([.A496]-[.A495])&lt;=8; IF([.B495]&gt;0;[.A496]+[.B495];[.A496]); [.A496])" office:value-type="float" office:value="-15.57" calcext:value-type="float">
            <text:p>-15,57</text:p>
          </table:table-cell>
          <table:table-cell table:number-columns-repeated="16382"/>
        </table:table-row>
        <table:table-row table:style-name="ro1">
          <table:table-cell office:value-type="float" office:value="-0.19" calcext:value-type="float">
            <text:p>-0,19</text:p>
          </table:table-cell>
          <table:table-cell table:formula="of:=IF(ABS([.A497]-[.A496])&lt;=8; IF([.B496]&gt;0;[.A497]+[.B496];[.A497]); [.A497])" office:value-type="float" office:value="-0.19" calcext:value-type="float">
            <text:p>-0,19</text:p>
          </table:table-cell>
          <table:table-cell table:number-columns-repeated="16382"/>
        </table:table-row>
        <table:table-row table:style-name="ro1">
          <table:table-cell office:value-type="float" office:value="-0.95" calcext:value-type="float">
            <text:p>-0,95</text:p>
          </table:table-cell>
          <table:table-cell table:formula="of:=IF(ABS([.A498]-[.A497])&lt;=8; IF([.B497]&gt;0;[.A498]+[.B497];[.A498]); [.A498])" office:value-type="float" office:value="-0.95" calcext:value-type="float">
            <text:p>-0,95</text:p>
          </table:table-cell>
          <table:table-cell table:number-columns-repeated="16382"/>
        </table:table-row>
        <table:table-row table:style-name="ro1">
          <table:table-cell office:value-type="float" office:value="-9.83" calcext:value-type="float">
            <text:p>-9,83</text:p>
          </table:table-cell>
          <table:table-cell table:formula="of:=IF(ABS([.A499]-[.A498])&lt;=8; IF([.B498]&gt;0;[.A499]+[.B498];[.A499]); [.A499])" office:value-type="float" office:value="-9.83" calcext:value-type="float">
            <text:p>-9,83</text:p>
          </table:table-cell>
          <table:table-cell table:number-columns-repeated="16382"/>
        </table:table-row>
        <table:table-row table:style-name="ro1">
          <table:table-cell office:value-type="float" office:value="-15.59" calcext:value-type="float">
            <text:p>-15,59</text:p>
          </table:table-cell>
          <table:table-cell table:formula="of:=IF(ABS([.A500]-[.A499])&lt;=8; IF([.B499]&gt;0;[.A500]+[.B499];[.A500]); [.A500])" office:value-type="float" office:value="-15.59" calcext:value-type="float">
            <text:p>-15,59</text:p>
          </table:table-cell>
          <table:table-cell table:number-columns-repeated="1638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5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7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2" style:volatile="true">
      <number:text loext:blank-width-char="-"> </number:text>
      <number:fill-character> </number:fill-character>
      <number:text loext:blank-width-char="-3">-р.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9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Fujitsu</meta:initial-creator>
    <meta:creation-date>2020-10-02T05:11:10</meta:creation-date>
    <dc:date>2025-03-19T22:27:20.371000000</dc:date>
    <meta:generator>LibreOffice/24.8.5.1$Windows_X86_64 LibreOffice_project/8e3f91296d65a47712b8a390b4731fa5a2f6c9af</meta:generator>
    <meta:editing-duration>P2DT4H7M35S</meta:editing-duration>
    <meta:editing-cycles>1</meta:editing-cycles>
    <meta:document-statistic meta:table-count="1" meta:cell-count="1001" meta:object-count="0"/>
    <meta:user-defined meta:name="AppVersion">16.0300</meta:user-defined>
  </office:meta>
</office:document-meta>
</file>